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1516" calcext:value-type="float">
            <text:p>161516</text:p>
          </table:table-cell>
          <table:table-cell office:value-type="float" office:value="1043" calcext:value-type="float">
            <text:p>1043</text:p>
          </table:table-cell>
          <table:table-cell office:value-type="float" office:value="907976" calcext:value-type="float">
            <text:p>9079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8120" calcext:value-type="float">
            <text:p>17818120</text:p>
          </table:table-cell>
          <table:table-cell office:value-type="float" office:value="8895808" calcext:value-type="float">
            <text:p>8895808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" calcext:value-type="float">
            <text:p>63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343" calcext:value-type="float">
            <text:p>1610516687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5956" calcext:value-type="float">
            <text:p>165956</text:p>
          </table:table-cell>
          <table:table-cell office:value-type="float" office:value="1046" calcext:value-type="float">
            <text:p>1046</text:p>
          </table:table-cell>
          <table:table-cell office:value-type="float" office:value="907976" calcext:value-type="float">
            <text:p>9079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24640" calcext:value-type="float">
            <text:p>18424640</text:p>
          </table:table-cell>
          <table:table-cell office:value-type="float" office:value="12017856" calcext:value-type="float">
            <text:p>12017856</text:p>
          </table:table-cell>
          <table:table-cell office:value-type="float" office:value="6406784" calcext:value-type="float">
            <text:p>6406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" calcext:value-type="float">
            <text:p>79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459" calcext:value-type="float">
            <text:p>1610516687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7552" calcext:value-type="float">
            <text:p>157552</text:p>
          </table:table-cell>
          <table:table-cell office:value-type="float" office:value="1040" calcext:value-type="float">
            <text:p>1040</text:p>
          </table:table-cell>
          <table:table-cell office:value-type="float" office:value="907976" calcext:value-type="float">
            <text:p>9079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9448" calcext:value-type="float">
            <text:p>16799448</text:p>
          </table:table-cell>
          <table:table-cell office:value-type="float" office:value="4137288" calcext:value-type="float">
            <text:p>4137288</text:p>
          </table:table-cell>
          <table:table-cell office:value-type="float" office:value="12662160" calcext:value-type="float">
            <text:p>12662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3" calcext:value-type="float">
            <text:p>93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580" calcext:value-type="float">
            <text:p>1610516687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7288" calcext:value-type="float">
            <text:p>157288</text:p>
          </table:table-cell>
          <table:table-cell office:value-type="float" office:value="1039" calcext:value-type="float">
            <text:p>1039</text:p>
          </table:table-cell>
          <table:table-cell office:value-type="float" office:value="907988" calcext:value-type="float">
            <text:p>9079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5264" calcext:value-type="float">
            <text:p>17025264</text:p>
          </table:table-cell>
          <table:table-cell office:value-type="float" office:value="3911680" calcext:value-type="float">
            <text:p>3911680</text:p>
          </table:table-cell>
          <table:table-cell office:value-type="float" office:value="13113584" calcext:value-type="float">
            <text:p>13113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8" calcext:value-type="float">
            <text:p>108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687" calcext:value-type="float">
            <text:p>1610516687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6264" calcext:value-type="float">
            <text:p>156264</text:p>
          </table:table-cell>
          <table:table-cell office:value-type="float" office:value="1038" calcext:value-type="float">
            <text:p>1038</text:p>
          </table:table-cell>
          <table:table-cell office:value-type="float" office:value="907988" calcext:value-type="float">
            <text:p>9079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056" calcext:value-type="float">
            <text:p>16770056</text:p>
          </table:table-cell>
          <table:table-cell office:value-type="float" office:value="1977176" calcext:value-type="float">
            <text:p>1977176</text:p>
          </table:table-cell>
          <table:table-cell office:value-type="float" office:value="14792880" calcext:value-type="float">
            <text:p>14792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1" calcext:value-type="float">
            <text:p>121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793" calcext:value-type="float">
            <text:p>1610516687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8164" calcext:value-type="float">
            <text:p>158164</text:p>
          </table:table-cell>
          <table:table-cell office:value-type="float" office:value="1040" calcext:value-type="float">
            <text:p>1040</text:p>
          </table:table-cell>
          <table:table-cell office:value-type="float" office:value="907988" calcext:value-type="float">
            <text:p>9079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29840" calcext:value-type="float">
            <text:p>16929840</text:p>
          </table:table-cell>
          <table:table-cell office:value-type="float" office:value="4435968" calcext:value-type="float">
            <text:p>4435968</text:p>
          </table:table-cell>
          <table:table-cell office:value-type="float" office:value="12493872" calcext:value-type="float">
            <text:p>12493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" calcext:value-type="float">
            <text:p>135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7901" calcext:value-type="float">
            <text:p>1610516687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7172" calcext:value-type="float">
            <text:p>157172</text:p>
          </table:table-cell>
          <table:table-cell office:value-type="float" office:value="1039" calcext:value-type="float">
            <text:p>1039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0888" calcext:value-type="float">
            <text:p>16640888</text:p>
          </table:table-cell>
          <table:table-cell office:value-type="float" office:value="3291768" calcext:value-type="float">
            <text:p>3291768</text:p>
          </table:table-cell>
          <table:table-cell office:value-type="float" office:value="13349120" calcext:value-type="float">
            <text:p>13349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9" calcext:value-type="float">
            <text:p>149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009" calcext:value-type="float">
            <text:p>1610516688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0688" calcext:value-type="float">
            <text:p>160688</text:p>
          </table:table-cell>
          <table:table-cell office:value-type="float" office:value="1043" calcext:value-type="float">
            <text:p>1043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8128" calcext:value-type="float">
            <text:p>16668128</text:p>
          </table:table-cell>
          <table:table-cell office:value-type="float" office:value="6336512" calcext:value-type="float">
            <text:p>6336512</text:p>
          </table:table-cell>
          <table:table-cell office:value-type="float" office:value="10331616" calcext:value-type="float">
            <text:p>10331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" calcext:value-type="float">
            <text:p>163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115" calcext:value-type="float">
            <text:p>1610516688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0596" calcext:value-type="float">
            <text:p>160596</text:p>
          </table:table-cell>
          <table:table-cell office:value-type="float" office:value="1043" calcext:value-type="float">
            <text:p>1043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2984" calcext:value-type="float">
            <text:p>16722984</text:p>
          </table:table-cell>
          <table:table-cell office:value-type="float" office:value="6771512" calcext:value-type="float">
            <text:p>6771512</text:p>
          </table:table-cell>
          <table:table-cell office:value-type="float" office:value="9951472" calcext:value-type="float">
            <text:p>9951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7" calcext:value-type="float">
            <text:p>177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223" calcext:value-type="float">
            <text:p>1610516688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3620" calcext:value-type="float">
            <text:p>163620</text:p>
          </table:table-cell>
          <table:table-cell office:value-type="float" office:value="1045" calcext:value-type="float">
            <text:p>1045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3472" calcext:value-type="float">
            <text:p>16733472</text:p>
          </table:table-cell>
          <table:table-cell office:value-type="float" office:value="9547776" calcext:value-type="float">
            <text:p>9547776</text:p>
          </table:table-cell>
          <table:table-cell office:value-type="float" office:value="7185696" calcext:value-type="float">
            <text:p>7185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" calcext:value-type="float">
            <text:p>191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331" calcext:value-type="float">
            <text:p>1610516688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4492" calcext:value-type="float">
            <text:p>164492</text:p>
          </table:table-cell>
          <table:table-cell office:value-type="float" office:value="1047" calcext:value-type="float">
            <text:p>1047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3160" calcext:value-type="float">
            <text:p>16673160</text:p>
          </table:table-cell>
          <table:table-cell office:value-type="float" office:value="11791944" calcext:value-type="float">
            <text:p>11791944</text:p>
          </table:table-cell>
          <table:table-cell office:value-type="float" office:value="4881216" calcext:value-type="float">
            <text:p>4881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6" calcext:value-type="float">
            <text:p>206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442" calcext:value-type="float">
            <text:p>1610516688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2476" calcext:value-type="float">
            <text:p>152476</text:p>
          </table:table-cell>
          <table:table-cell office:value-type="float" office:value="1035" calcext:value-type="float">
            <text:p>1035</text:p>
          </table:table-cell>
          <table:table-cell office:value-type="float" office:value="907992" calcext:value-type="float">
            <text:p>9079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0528" calcext:value-type="float">
            <text:p>17360528</text:p>
          </table:table-cell>
          <table:table-cell office:value-type="float" office:value="0" calcext:value-type="float">
            <text:p>0</text:p>
          </table:table-cell>
          <table:table-cell office:value-type="float" office:value="17360528" calcext:value-type="float">
            <text:p>17360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9" calcext:value-type="float">
            <text:p>219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548" calcext:value-type="float">
            <text:p>1610516688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2796" calcext:value-type="float">
            <text:p>162796</text:p>
          </table:table-cell>
          <table:table-cell office:value-type="float" office:value="1045" calcext:value-type="float">
            <text:p>1045</text:p>
          </table:table-cell>
          <table:table-cell office:value-type="float" office:value="907996" calcext:value-type="float">
            <text:p>907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2752" calcext:value-type="float">
            <text:p>16672752</text:p>
          </table:table-cell>
          <table:table-cell office:value-type="float" office:value="9433088" calcext:value-type="float">
            <text:p>9433088</text:p>
          </table:table-cell>
          <table:table-cell office:value-type="float" office:value="7239664" calcext:value-type="float">
            <text:p>7239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3" calcext:value-type="float">
            <text:p>233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655" calcext:value-type="float">
            <text:p>1610516688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2648" calcext:value-type="float">
            <text:p>152648</text:p>
          </table:table-cell>
          <table:table-cell office:value-type="float" office:value="1035" calcext:value-type="float">
            <text:p>1035</text:p>
          </table:table-cell>
          <table:table-cell office:value-type="float" office:value="907996" calcext:value-type="float">
            <text:p>907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1816" calcext:value-type="float">
            <text:p>16681816</text:p>
          </table:table-cell>
          <table:table-cell office:value-type="float" office:value="0" calcext:value-type="float">
            <text:p>0</text:p>
          </table:table-cell>
          <table:table-cell office:value-type="float" office:value="16681816" calcext:value-type="float">
            <text:p>16681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7" calcext:value-type="float">
            <text:p>247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760" calcext:value-type="float">
            <text:p>1610516688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7048" calcext:value-type="float">
            <text:p>157048</text:p>
          </table:table-cell>
          <table:table-cell office:value-type="float" office:value="1039" calcext:value-type="float">
            <text:p>1039</text:p>
          </table:table-cell>
          <table:table-cell office:value-type="float" office:value="907996" calcext:value-type="float">
            <text:p>907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1456" calcext:value-type="float">
            <text:p>16751456</text:p>
          </table:table-cell>
          <table:table-cell office:value-type="float" office:value="4192200" calcext:value-type="float">
            <text:p>4192200</text:p>
          </table:table-cell>
          <table:table-cell office:value-type="float" office:value="12559256" calcext:value-type="float">
            <text:p>12559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1" calcext:value-type="float">
            <text:p>261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868" calcext:value-type="float">
            <text:p>1610516688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0584" calcext:value-type="float">
            <text:p>150584</text:p>
          </table:table-cell>
          <table:table-cell office:value-type="float" office:value="1033" calcext:value-type="float">
            <text:p>1033</text:p>
          </table:table-cell>
          <table:table-cell office:value-type="float" office:value="907996" calcext:value-type="float">
            <text:p>907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50720" calcext:value-type="float">
            <text:p>19350720</text:p>
          </table:table-cell>
          <table:table-cell office:value-type="float" office:value="0" calcext:value-type="float">
            <text:p>0</text:p>
          </table:table-cell>
          <table:table-cell office:value-type="float" office:value="19350720" calcext:value-type="float">
            <text:p>19350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5" calcext:value-type="float">
            <text:p>275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8974" calcext:value-type="float">
            <text:p>1610516688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9996" calcext:value-type="float">
            <text:p>159996</text:p>
          </table:table-cell>
          <table:table-cell office:value-type="float" office:value="1042" calcext:value-type="float">
            <text:p>1042</text:p>
          </table:table-cell>
          <table:table-cell office:value-type="float" office:value="907996" calcext:value-type="float">
            <text:p>9079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6016" calcext:value-type="float">
            <text:p>16616016</text:p>
          </table:table-cell>
          <table:table-cell office:value-type="float" office:value="6959104" calcext:value-type="float">
            <text:p>6959104</text:p>
          </table:table-cell>
          <table:table-cell office:value-type="float" office:value="9656912" calcext:value-type="float">
            <text:p>9656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0" calcext:value-type="float">
            <text:p>290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086" calcext:value-type="float">
            <text:p>1610516689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2280" calcext:value-type="float">
            <text:p>152280</text:p>
          </table:table-cell>
          <table:table-cell office:value-type="float" office:value="1035" calcext:value-type="float">
            <text:p>1035</text:p>
          </table:table-cell>
          <table:table-cell office:value-type="float" office:value="908000" calcext:value-type="float">
            <text:p>908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1496" calcext:value-type="float">
            <text:p>17051496</text:p>
          </table:table-cell>
          <table:table-cell office:value-type="float" office:value="0" calcext:value-type="float">
            <text:p>0</text:p>
          </table:table-cell>
          <table:table-cell office:value-type="float" office:value="17051496" calcext:value-type="float">
            <text:p>1705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3" calcext:value-type="float">
            <text:p>303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194" calcext:value-type="float">
            <text:p>1610516689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60796" calcext:value-type="float">
            <text:p>160796</text:p>
          </table:table-cell>
          <table:table-cell office:value-type="float" office:value="1043" calcext:value-type="float">
            <text:p>1043</text:p>
          </table:table-cell>
          <table:table-cell office:value-type="float" office:value="908000" calcext:value-type="float">
            <text:p>9080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8976" calcext:value-type="float">
            <text:p>16678976</text:p>
          </table:table-cell>
          <table:table-cell office:value-type="float" office:value="8046168" calcext:value-type="float">
            <text:p>8046168</text:p>
          </table:table-cell>
          <table:table-cell office:value-type="float" office:value="8632808" calcext:value-type="float">
            <text:p>8632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7" calcext:value-type="float">
            <text:p>317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301" calcext:value-type="float">
            <text:p>1610516689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3808" calcext:value-type="float">
            <text:p>153808</text:p>
          </table:table-cell>
          <table:table-cell office:value-type="float" office:value="1036" calcext:value-type="float">
            <text:p>1036</text:p>
          </table:table-cell>
          <table:table-cell office:value-type="float" office:value="908004" calcext:value-type="float">
            <text:p>908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6456" calcext:value-type="float">
            <text:p>16716456</text:p>
          </table:table-cell>
          <table:table-cell office:value-type="float" office:value="1277160" calcext:value-type="float">
            <text:p>1277160</text:p>
          </table:table-cell>
          <table:table-cell office:value-type="float" office:value="15439296" calcext:value-type="float">
            <text:p>15439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0" calcext:value-type="float">
            <text:p>330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407" calcext:value-type="float">
            <text:p>1610516689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50208" calcext:value-type="float">
            <text:p>150208</text:p>
          </table:table-cell>
          <table:table-cell office:value-type="float" office:value="1033" calcext:value-type="float">
            <text:p>1033</text:p>
          </table:table-cell>
          <table:table-cell office:value-type="float" office:value="908004" calcext:value-type="float">
            <text:p>9080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00648" calcext:value-type="float">
            <text:p>19100648</text:p>
          </table:table-cell>
          <table:table-cell office:value-type="float" office:value="0" calcext:value-type="float">
            <text:p>0</text:p>
          </table:table-cell>
          <table:table-cell office:value-type="float" office:value="19100648" calcext:value-type="float">
            <text:p>19100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4" calcext:value-type="float">
            <text:p>344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512" calcext:value-type="float">
            <text:p>1610516689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73204" calcext:value-type="float">
            <text:p>173204</text:p>
          </table:table-cell>
          <table:table-cell office:value-type="float" office:value="1055" calcext:value-type="float">
            <text:p>1055</text:p>
          </table:table-cell>
          <table:table-cell office:value-type="float" office:value="907956" calcext:value-type="float">
            <text:p>9079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845592" calcext:value-type="float">
            <text:p>19845592</text:p>
          </table:table-cell>
          <table:table-cell office:value-type="float" office:value="0" calcext:value-type="float">
            <text:p>0</text:p>
          </table:table-cell>
          <table:table-cell office:value-type="float" office:value="19845592" calcext:value-type="float">
            <text:p>19845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6" calcext:value-type="float">
            <text:p>356</text:p>
          </table:table-cell>
          <table:table-cell office:value-type="float" office:value="-788" calcext:value-type="float">
            <text:p>-78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619" calcext:value-type="float">
            <text:p>1610516689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3756" calcext:value-type="float">
            <text:p>203756</text:p>
          </table:table-cell>
          <table:table-cell office:value-type="float" office:value="1085" calcext:value-type="float">
            <text:p>1085</text:p>
          </table:table-cell>
          <table:table-cell office:value-type="float" office:value="907956" calcext:value-type="float">
            <text:p>9079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3184" calcext:value-type="float">
            <text:p>16603184</text:p>
          </table:table-cell>
          <table:table-cell office:value-type="float" office:value="10465280" calcext:value-type="float">
            <text:p>10465280</text:p>
          </table:table-cell>
          <table:table-cell office:value-type="float" office:value="6137904" calcext:value-type="float">
            <text:p>6137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0" calcext:value-type="float">
            <text:p>370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729" calcext:value-type="float">
            <text:p>1610516689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244" calcext:value-type="float">
            <text:p>199244</text:p>
          </table:table-cell>
          <table:table-cell office:value-type="float" office:value="1081" calcext:value-type="float">
            <text:p>1081</text:p>
          </table:table-cell>
          <table:table-cell office:value-type="float" office:value="907952" calcext:value-type="float">
            <text:p>9079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4720" calcext:value-type="float">
            <text:p>16624720</text:p>
          </table:table-cell>
          <table:table-cell office:value-type="float" office:value="6221824" calcext:value-type="float">
            <text:p>6221824</text:p>
          </table:table-cell>
          <table:table-cell office:value-type="float" office:value="10402896" calcext:value-type="float">
            <text:p>10402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3" calcext:value-type="float">
            <text:p>383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836" calcext:value-type="float">
            <text:p>1610516689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6512" calcext:value-type="float">
            <text:p>196512</text:p>
          </table:table-cell>
          <table:table-cell office:value-type="float" office:value="1078" calcext:value-type="float">
            <text:p>1078</text:p>
          </table:table-cell>
          <table:table-cell office:value-type="float" office:value="907948" calcext:value-type="float">
            <text:p>9079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2520" calcext:value-type="float">
            <text:p>16662520</text:p>
          </table:table-cell>
          <table:table-cell office:value-type="float" office:value="3239936" calcext:value-type="float">
            <text:p>3239936</text:p>
          </table:table-cell>
          <table:table-cell office:value-type="float" office:value="13422584" calcext:value-type="float">
            <text:p>13422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6" calcext:value-type="float">
            <text:p>396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89941" calcext:value-type="float">
            <text:p>1610516689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4152" calcext:value-type="float">
            <text:p>194152</text:p>
          </table:table-cell>
          <table:table-cell office:value-type="float" office:value="1076" calcext:value-type="float">
            <text:p>1076</text:p>
          </table:table-cell>
          <table:table-cell office:value-type="float" office:value="907948" calcext:value-type="float">
            <text:p>9079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7440" calcext:value-type="float">
            <text:p>16667440</text:p>
          </table:table-cell>
          <table:table-cell office:value-type="float" office:value="929792" calcext:value-type="float">
            <text:p>929792</text:p>
          </table:table-cell>
          <table:table-cell office:value-type="float" office:value="15737648" calcext:value-type="float">
            <text:p>15737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8" calcext:value-type="float">
            <text:p>408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046" calcext:value-type="float">
            <text:p>1610516690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4280" calcext:value-type="float">
            <text:p>194280</text:p>
          </table:table-cell>
          <table:table-cell office:value-type="float" office:value="1076" calcext:value-type="float">
            <text:p>1076</text:p>
          </table:table-cell>
          <table:table-cell office:value-type="float" office:value="907952" calcext:value-type="float">
            <text:p>9079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5920" calcext:value-type="float">
            <text:p>16655920</text:p>
          </table:table-cell>
          <table:table-cell office:value-type="float" office:value="323584" calcext:value-type="float">
            <text:p>323584</text:p>
          </table:table-cell>
          <table:table-cell office:value-type="float" office:value="16332336" calcext:value-type="float">
            <text:p>16332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3" calcext:value-type="float">
            <text:p>423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152" calcext:value-type="float">
            <text:p>1610516690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5384" calcext:value-type="float">
            <text:p>195384</text:p>
          </table:table-cell>
          <table:table-cell office:value-type="float" office:value="1077" calcext:value-type="float">
            <text:p>1077</text:p>
          </table:table-cell>
          <table:table-cell office:value-type="float" office:value="907956" calcext:value-type="float">
            <text:p>9079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0608" calcext:value-type="float">
            <text:p>16890608</text:p>
          </table:table-cell>
          <table:table-cell office:value-type="float" office:value="2453504" calcext:value-type="float">
            <text:p>2453504</text:p>
          </table:table-cell>
          <table:table-cell office:value-type="float" office:value="14437104" calcext:value-type="float">
            <text:p>14437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7" calcext:value-type="float">
            <text:p>437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258" calcext:value-type="float">
            <text:p>1610516690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5868" calcext:value-type="float">
            <text:p>195868</text:p>
          </table:table-cell>
          <table:table-cell office:value-type="float" office:value="1077" calcext:value-type="float">
            <text:p>1077</text:p>
          </table:table-cell>
          <table:table-cell office:value-type="float" office:value="907956" calcext:value-type="float">
            <text:p>9079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0216" calcext:value-type="float">
            <text:p>16600216</text:p>
          </table:table-cell>
          <table:table-cell office:value-type="float" office:value="2633728" calcext:value-type="float">
            <text:p>2633728</text:p>
          </table:table-cell>
          <table:table-cell office:value-type="float" office:value="13966488" calcext:value-type="float">
            <text:p>13966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9" calcext:value-type="float">
            <text:p>449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364" calcext:value-type="float">
            <text:p>1610516690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6352" calcext:value-type="float">
            <text:p>196352</text:p>
          </table:table-cell>
          <table:table-cell office:value-type="float" office:value="1078" calcext:value-type="float">
            <text:p>1078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3504" calcext:value-type="float">
            <text:p>16343504</text:p>
          </table:table-cell>
          <table:table-cell office:value-type="float" office:value="3076096" calcext:value-type="float">
            <text:p>3076096</text:p>
          </table:table-cell>
          <table:table-cell office:value-type="float" office:value="13267408" calcext:value-type="float">
            <text:p>13267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2" calcext:value-type="float">
            <text:p>462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470" calcext:value-type="float">
            <text:p>1610516690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6596" calcext:value-type="float">
            <text:p>196596</text:p>
          </table:table-cell>
          <table:table-cell office:value-type="float" office:value="1078" calcext:value-type="float">
            <text:p>1078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9560" calcext:value-type="float">
            <text:p>16659560</text:p>
          </table:table-cell>
          <table:table-cell office:value-type="float" office:value="3796992" calcext:value-type="float">
            <text:p>3796992</text:p>
          </table:table-cell>
          <table:table-cell office:value-type="float" office:value="12862568" calcext:value-type="float">
            <text:p>12862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5" calcext:value-type="float">
            <text:p>475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575" calcext:value-type="float">
            <text:p>1610516690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7808" calcext:value-type="float">
            <text:p>197808</text:p>
          </table:table-cell>
          <table:table-cell office:value-type="float" office:value="1079" calcext:value-type="float">
            <text:p>1079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81920" calcext:value-type="float">
            <text:p>16581920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11539744" calcext:value-type="float">
            <text:p>1153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8" calcext:value-type="float">
            <text:p>488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680" calcext:value-type="float">
            <text:p>1610516690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0048" calcext:value-type="float">
            <text:p>200048</text:p>
          </table:table-cell>
          <table:table-cell office:value-type="float" office:value="1081" calcext:value-type="float">
            <text:p>1081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6728" calcext:value-type="float">
            <text:p>16406728</text:p>
          </table:table-cell>
          <table:table-cell office:value-type="float" office:value="7024640" calcext:value-type="float">
            <text:p>7024640</text:p>
          </table:table-cell>
          <table:table-cell office:value-type="float" office:value="9382088" calcext:value-type="float">
            <text:p>9382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1" calcext:value-type="float">
            <text:p>501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786" calcext:value-type="float">
            <text:p>1610516690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712" calcext:value-type="float">
            <text:p>202712</text:p>
          </table:table-cell>
          <table:table-cell office:value-type="float" office:value="1084" calcext:value-type="float">
            <text:p>1084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80496" calcext:value-type="float">
            <text:p>16280496</text:p>
          </table:table-cell>
          <table:table-cell office:value-type="float" office:value="9547776" calcext:value-type="float">
            <text:p>9547776</text:p>
          </table:table-cell>
          <table:table-cell office:value-type="float" office:value="6732720" calcext:value-type="float">
            <text:p>6732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4" calcext:value-type="float">
            <text:p>514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891" calcext:value-type="float">
            <text:p>1610516690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1076" calcext:value-type="float">
            <text:p>191076</text:p>
          </table:table-cell>
          <table:table-cell office:value-type="float" office:value="1073" calcext:value-type="float">
            <text:p>1073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97288" calcext:value-type="float">
            <text:p>17897288</text:p>
          </table:table-cell>
          <table:table-cell office:value-type="float" office:value="0" calcext:value-type="float">
            <text:p>0</text:p>
          </table:table-cell>
          <table:table-cell office:value-type="float" office:value="17897288" calcext:value-type="float">
            <text:p>17897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8" calcext:value-type="float">
            <text:p>528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0996" calcext:value-type="float">
            <text:p>1610516690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4776" calcext:value-type="float">
            <text:p>194776</text:p>
          </table:table-cell>
          <table:table-cell office:value-type="float" office:value="1076" calcext:value-type="float">
            <text:p>1076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7864" calcext:value-type="float">
            <text:p>17047864</text:p>
          </table:table-cell>
          <table:table-cell office:value-type="float" office:value="2700520" calcext:value-type="float">
            <text:p>2700520</text:p>
          </table:table-cell>
          <table:table-cell office:value-type="float" office:value="14347344" calcext:value-type="float">
            <text:p>14347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9" calcext:value-type="float">
            <text:p>539</text:p>
          </table:table-cell>
          <table:table-cell office:value-type="float" office:value="-906" calcext:value-type="float">
            <text:p>-906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106" calcext:value-type="float">
            <text:p>1610516691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9668" calcext:value-type="float">
            <text:p>199668</text:p>
          </table:table-cell>
          <table:table-cell office:value-type="float" office:value="1081" calcext:value-type="float">
            <text:p>1081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3608" calcext:value-type="float">
            <text:p>16343608</text:p>
          </table:table-cell>
          <table:table-cell office:value-type="float" office:value="6972056" calcext:value-type="float">
            <text:p>6972056</text:p>
          </table:table-cell>
          <table:table-cell office:value-type="float" office:value="9371552" calcext:value-type="float">
            <text:p>9371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2" calcext:value-type="float">
            <text:p>552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211" calcext:value-type="float">
            <text:p>1610516691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4848" calcext:value-type="float">
            <text:p>204848</text:p>
          </table:table-cell>
          <table:table-cell office:value-type="float" office:value="1086" calcext:value-type="float">
            <text:p>1086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6256" calcext:value-type="float">
            <text:p>16316256</text:p>
          </table:table-cell>
          <table:table-cell office:value-type="float" office:value="12066456" calcext:value-type="float">
            <text:p>12066456</text:p>
          </table:table-cell>
          <table:table-cell office:value-type="float" office:value="4249800" calcext:value-type="float">
            <text:p>4249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5" calcext:value-type="float">
            <text:p>565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316" calcext:value-type="float">
            <text:p>1610516691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7184" calcext:value-type="float">
            <text:p>197184</text:p>
          </table:table-cell>
          <table:table-cell office:value-type="float" office:value="1079" calcext:value-type="float">
            <text:p>1079</text:p>
          </table:table-cell>
          <table:table-cell office:value-type="float" office:value="907964" calcext:value-type="float">
            <text:p>9079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5832" calcext:value-type="float">
            <text:p>16305832</text:p>
          </table:table-cell>
          <table:table-cell office:value-type="float" office:value="4157440" calcext:value-type="float">
            <text:p>4157440</text:p>
          </table:table-cell>
          <table:table-cell office:value-type="float" office:value="12148392" calcext:value-type="float">
            <text:p>12148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7" calcext:value-type="float">
            <text:p>577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421" calcext:value-type="float">
            <text:p>161051669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89628" calcext:value-type="float">
            <text:p>189628</text:p>
          </table:table-cell>
          <table:table-cell office:value-type="float" office:value="1071" calcext:value-type="float">
            <text:p>1071</text:p>
          </table:table-cell>
          <table:table-cell office:value-type="float" office:value="907956" calcext:value-type="float">
            <text:p>9079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70992" calcext:value-type="float">
            <text:p>18070992</text:p>
          </table:table-cell>
          <table:table-cell office:value-type="float" office:value="0" calcext:value-type="float">
            <text:p>0</text:p>
          </table:table-cell>
          <table:table-cell office:value-type="float" office:value="18070992" calcext:value-type="float">
            <text:p>18070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2" calcext:value-type="float">
            <text:p>592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526" calcext:value-type="float">
            <text:p>1610516691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2780" calcext:value-type="float">
            <text:p>192780</text:p>
          </table:table-cell>
          <table:table-cell office:value-type="float" office:value="1075" calcext:value-type="float">
            <text:p>1075</text:p>
          </table:table-cell>
          <table:table-cell office:value-type="float" office:value="908832" calcext:value-type="float">
            <text:p>9088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6144" calcext:value-type="float">
            <text:p>17196144</text:p>
          </table:table-cell>
          <table:table-cell office:value-type="float" office:value="6398664" calcext:value-type="float">
            <text:p>6398664</text:p>
          </table:table-cell>
          <table:table-cell office:value-type="float" office:value="10797480" calcext:value-type="float">
            <text:p>10797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4" calcext:value-type="float">
            <text:p>604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638" calcext:value-type="float">
            <text:p>1610516691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192028" calcext:value-type="float">
            <text:p>192028</text:p>
          </table:table-cell>
          <table:table-cell office:value-type="float" office:value="1076" calcext:value-type="float">
            <text:p>1076</text:p>
          </table:table-cell>
          <table:table-cell office:value-type="float" office:value="910468" calcext:value-type="float">
            <text:p>9104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83408" calcext:value-type="float">
            <text:p>16283408</text:p>
          </table:table-cell>
          <table:table-cell office:value-type="float" office:value="176128" calcext:value-type="float">
            <text:p>176128</text:p>
          </table:table-cell>
          <table:table-cell office:value-type="float" office:value="16107280" calcext:value-type="float">
            <text:p>16107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7" calcext:value-type="float">
            <text:p>617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748" calcext:value-type="float">
            <text:p>1610516691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02672" calcext:value-type="float">
            <text:p>202672</text:p>
          </table:table-cell>
          <table:table-cell office:value-type="float" office:value="1087" calcext:value-type="float">
            <text:p>1087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3528" calcext:value-type="float">
            <text:p>16303528</text:p>
          </table:table-cell>
          <table:table-cell office:value-type="float" office:value="11071488" calcext:value-type="float">
            <text:p>11071488</text:p>
          </table:table-cell>
          <table:table-cell office:value-type="float" office:value="5232040" calcext:value-type="float">
            <text:p>5232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0" calcext:value-type="float">
            <text:p>630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857" calcext:value-type="float">
            <text:p>1610516691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1708" calcext:value-type="float">
            <text:p>221708</text:p>
          </table:table-cell>
          <table:table-cell office:value-type="float" office:value="1105" calcext:value-type="float">
            <text:p>1105</text:p>
          </table:table-cell>
          <table:table-cell office:value-type="float" office:value="910476" calcext:value-type="float">
            <text:p>9104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3528" calcext:value-type="float">
            <text:p>16303528</text:p>
          </table:table-cell>
          <table:table-cell office:value-type="float" office:value="6379944" calcext:value-type="float">
            <text:p>6379944</text:p>
          </table:table-cell>
          <table:table-cell office:value-type="float" office:value="9923584" calcext:value-type="float">
            <text:p>9923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1" calcext:value-type="float">
            <text:p>641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1962" calcext:value-type="float">
            <text:p>1610516691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160" calcext:value-type="float">
            <text:p>227160</text:p>
          </table:table-cell>
          <table:table-cell office:value-type="float" office:value="1110" calcext:value-type="float">
            <text:p>1110</text:p>
          </table:table-cell>
          <table:table-cell office:value-type="float" office:value="910472" calcext:value-type="float">
            <text:p>9104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4776" calcext:value-type="float">
            <text:p>16294776</text:p>
          </table:table-cell>
          <table:table-cell office:value-type="float" office:value="2912256" calcext:value-type="float">
            <text:p>2912256</text:p>
          </table:table-cell>
          <table:table-cell office:value-type="float" office:value="13382520" calcext:value-type="float">
            <text:p>13382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5" calcext:value-type="float">
            <text:p>655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067" calcext:value-type="float">
            <text:p>1610516692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784" calcext:value-type="float">
            <text:p>234784</text:p>
          </table:table-cell>
          <table:table-cell office:value-type="float" office:value="1118" calcext:value-type="float">
            <text:p>1118</text:p>
          </table:table-cell>
          <table:table-cell office:value-type="float" office:value="910472" calcext:value-type="float">
            <text:p>9104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64928" calcext:value-type="float">
            <text:p>16264928</text:p>
          </table:table-cell>
          <table:table-cell office:value-type="float" office:value="11874304" calcext:value-type="float">
            <text:p>11874304</text:p>
          </table:table-cell>
          <table:table-cell office:value-type="float" office:value="4390624" calcext:value-type="float">
            <text:p>4390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8" calcext:value-type="float">
            <text:p>668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180" calcext:value-type="float">
            <text:p>1610516692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0980" calcext:value-type="float">
            <text:p>230980</text:p>
          </table:table-cell>
          <table:table-cell office:value-type="float" office:value="1114" calcext:value-type="float">
            <text:p>1114</text:p>
          </table:table-cell>
          <table:table-cell office:value-type="float" office:value="910472" calcext:value-type="float">
            <text:p>9104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64928" calcext:value-type="float">
            <text:p>16264928</text:p>
          </table:table-cell>
          <table:table-cell office:value-type="float" office:value="8152408" calcext:value-type="float">
            <text:p>8152408</text:p>
          </table:table-cell>
          <table:table-cell office:value-type="float" office:value="8112520" calcext:value-type="float">
            <text:p>8112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0" calcext:value-type="float">
            <text:p>680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285" calcext:value-type="float">
            <text:p>1610516692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0088" calcext:value-type="float">
            <text:p>230088</text:p>
          </table:table-cell>
          <table:table-cell office:value-type="float" office:value="1113" calcext:value-type="float">
            <text:p>1113</text:p>
          </table:table-cell>
          <table:table-cell office:value-type="float" office:value="910428" calcext:value-type="float">
            <text:p>9104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2224" calcext:value-type="float">
            <text:p>16012224</text:p>
          </table:table-cell>
          <table:table-cell office:value-type="float" office:value="6402048" calcext:value-type="float">
            <text:p>6402048</text:p>
          </table:table-cell>
          <table:table-cell office:value-type="float" office:value="9610176" calcext:value-type="float">
            <text:p>9610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2" calcext:value-type="float">
            <text:p>692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390" calcext:value-type="float">
            <text:p>1610516692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904" calcext:value-type="float">
            <text:p>227904</text:p>
          </table:table-cell>
          <table:table-cell office:value-type="float" office:value="1111" calcext:value-type="float">
            <text:p>1111</text:p>
          </table:table-cell>
          <table:table-cell office:value-type="float" office:value="910428" calcext:value-type="float">
            <text:p>9104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2224" calcext:value-type="float">
            <text:p>16012224</text:p>
          </table:table-cell>
          <table:table-cell office:value-type="float" office:value="4566824" calcext:value-type="float">
            <text:p>4566824</text:p>
          </table:table-cell>
          <table:table-cell office:value-type="float" office:value="11445400" calcext:value-type="float">
            <text:p>1144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4" calcext:value-type="float">
            <text:p>704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496" calcext:value-type="float">
            <text:p>1610516692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996" calcext:value-type="float">
            <text:p>227996</text:p>
          </table:table-cell>
          <table:table-cell office:value-type="float" office:value="1111" calcext:value-type="float">
            <text:p>1111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9552" calcext:value-type="float">
            <text:p>16019552</text:p>
          </table:table-cell>
          <table:table-cell office:value-type="float" office:value="4796416" calcext:value-type="float">
            <text:p>4796416</text:p>
          </table:table-cell>
          <table:table-cell office:value-type="float" office:value="11223136" calcext:value-type="float">
            <text:p>11223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7" calcext:value-type="float">
            <text:p>717</text:p>
          </table:table-cell>
          <table:table-cell office:value-type="float" office:value="-747" calcext:value-type="float">
            <text:p>-747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601" calcext:value-type="float">
            <text:p>1610516692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928" calcext:value-type="float">
            <text:p>227928</text:p>
          </table:table-cell>
          <table:table-cell office:value-type="float" office:value="1111" calcext:value-type="float">
            <text:p>1111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9552" calcext:value-type="float">
            <text:p>16019552</text:p>
          </table:table-cell>
          <table:table-cell office:value-type="float" office:value="4798584" calcext:value-type="float">
            <text:p>4798584</text:p>
          </table:table-cell>
          <table:table-cell office:value-type="float" office:value="11220968" calcext:value-type="float">
            <text:p>11220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9" calcext:value-type="float">
            <text:p>729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707" calcext:value-type="float">
            <text:p>1610516692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9172" calcext:value-type="float">
            <text:p>229172</text:p>
          </table:table-cell>
          <table:table-cell office:value-type="float" office:value="1112" calcext:value-type="float">
            <text:p>1112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09488" calcext:value-type="float">
            <text:p>16009488</text:p>
          </table:table-cell>
          <table:table-cell office:value-type="float" office:value="6123520" calcext:value-type="float">
            <text:p>6123520</text:p>
          </table:table-cell>
          <table:table-cell office:value-type="float" office:value="9885968" calcext:value-type="float">
            <text:p>9885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1" calcext:value-type="float">
            <text:p>74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813" calcext:value-type="float">
            <text:p>1610516692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0740" calcext:value-type="float">
            <text:p>230740</text:p>
          </table:table-cell>
          <table:table-cell office:value-type="float" office:value="1114" calcext:value-type="float">
            <text:p>1114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09488" calcext:value-type="float">
            <text:p>16009488</text:p>
          </table:table-cell>
          <table:table-cell office:value-type="float" office:value="7670024" calcext:value-type="float">
            <text:p>7670024</text:p>
          </table:table-cell>
          <table:table-cell office:value-type="float" office:value="8339464" calcext:value-type="float">
            <text:p>8339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3" calcext:value-type="float">
            <text:p>753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2918" calcext:value-type="float">
            <text:p>1610516692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916" calcext:value-type="float">
            <text:p>233916</text:p>
          </table:table-cell>
          <table:table-cell office:value-type="float" office:value="1117" calcext:value-type="float">
            <text:p>1117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7072" calcext:value-type="float">
            <text:p>15887072</text:p>
          </table:table-cell>
          <table:table-cell office:value-type="float" office:value="10612736" calcext:value-type="float">
            <text:p>10612736</text:p>
          </table:table-cell>
          <table:table-cell office:value-type="float" office:value="5274336" calcext:value-type="float">
            <text:p>5274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5" calcext:value-type="float">
            <text:p>765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023" calcext:value-type="float">
            <text:p>1610516693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4980" calcext:value-type="float">
            <text:p>224980</text:p>
          </table:table-cell>
          <table:table-cell office:value-type="float" office:value="1108" calcext:value-type="float">
            <text:p>1108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7072" calcext:value-type="float">
            <text:p>15887072</text:p>
          </table:table-cell>
          <table:table-cell office:value-type="float" office:value="774144" calcext:value-type="float">
            <text:p>774144</text:p>
          </table:table-cell>
          <table:table-cell office:value-type="float" office:value="15112928" calcext:value-type="float">
            <text:p>15112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7" calcext:value-type="float">
            <text:p>777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128" calcext:value-type="float">
            <text:p>1610516693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8004" calcext:value-type="float">
            <text:p>228004</text:p>
          </table:table-cell>
          <table:table-cell office:value-type="float" office:value="1111" calcext:value-type="float">
            <text:p>1111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87072" calcext:value-type="float">
            <text:p>15887072</text:p>
          </table:table-cell>
          <table:table-cell office:value-type="float" office:value="4577184" calcext:value-type="float">
            <text:p>4577184</text:p>
          </table:table-cell>
          <table:table-cell office:value-type="float" office:value="11309888" calcext:value-type="float">
            <text:p>11309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8" calcext:value-type="float">
            <text:p>788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233" calcext:value-type="float">
            <text:p>1610516693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176" calcext:value-type="float">
            <text:p>233176</text:p>
          </table:table-cell>
          <table:table-cell office:value-type="float" office:value="1116" calcext:value-type="float">
            <text:p>1116</text:p>
          </table:table-cell>
          <table:table-cell office:value-type="float" office:value="910432" calcext:value-type="float">
            <text:p>9104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7128" calcext:value-type="float">
            <text:p>15827128</text:p>
          </table:table-cell>
          <table:table-cell office:value-type="float" office:value="9760768" calcext:value-type="float">
            <text:p>9760768</text:p>
          </table:table-cell>
          <table:table-cell office:value-type="float" office:value="6066360" calcext:value-type="float">
            <text:p>6066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1" calcext:value-type="float">
            <text:p>80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338" calcext:value-type="float">
            <text:p>1610516693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6332" calcext:value-type="float">
            <text:p>226332</text:p>
          </table:table-cell>
          <table:table-cell office:value-type="float" office:value="1110" calcext:value-type="float">
            <text:p>1110</text:p>
          </table:table-cell>
          <table:table-cell office:value-type="float" office:value="910440" calcext:value-type="float">
            <text:p>9104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7128" calcext:value-type="float">
            <text:p>15827128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13217976" calcext:value-type="float">
            <text:p>13217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1" calcext:value-type="float">
            <text:p>81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444" calcext:value-type="float">
            <text:p>161051669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724" calcext:value-type="float">
            <text:p>232724</text:p>
          </table:table-cell>
          <table:table-cell office:value-type="float" office:value="1116" calcext:value-type="float">
            <text:p>1116</text:p>
          </table:table-cell>
          <table:table-cell office:value-type="float" office:value="910440" calcext:value-type="float">
            <text:p>9104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7128" calcext:value-type="float">
            <text:p>15827128</text:p>
          </table:table-cell>
          <table:table-cell office:value-type="float" office:value="9009568" calcext:value-type="float">
            <text:p>9009568</text:p>
          </table:table-cell>
          <table:table-cell office:value-type="float" office:value="6817560" calcext:value-type="float">
            <text:p>6817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3" calcext:value-type="float">
            <text:p>823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549" calcext:value-type="float">
            <text:p>1610516693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640" calcext:value-type="float">
            <text:p>227640</text:p>
          </table:table-cell>
          <table:table-cell office:value-type="float" office:value="1111" calcext:value-type="float">
            <text:p>1111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27128" calcext:value-type="float">
            <text:p>15827128</text:p>
          </table:table-cell>
          <table:table-cell office:value-type="float" office:value="3692960" calcext:value-type="float">
            <text:p>3692960</text:p>
          </table:table-cell>
          <table:table-cell office:value-type="float" office:value="12134168" calcext:value-type="float">
            <text:p>12134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3" calcext:value-type="float">
            <text:p>833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653" calcext:value-type="float">
            <text:p>1610516693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048" calcext:value-type="float">
            <text:p>236048</text:p>
          </table:table-cell>
          <table:table-cell office:value-type="float" office:value="1119" calcext:value-type="float">
            <text:p>1119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12136448" calcext:value-type="float">
            <text:p>12136448</text:p>
          </table:table-cell>
          <table:table-cell office:value-type="float" office:value="3459896" calcext:value-type="float">
            <text:p>3459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6" calcext:value-type="float">
            <text:p>846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758" calcext:value-type="float">
            <text:p>1610516693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1584" calcext:value-type="float">
            <text:p>231584</text:p>
          </table:table-cell>
          <table:table-cell office:value-type="float" office:value="1115" calcext:value-type="float">
            <text:p>1115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8179712" calcext:value-type="float">
            <text:p>8179712</text:p>
          </table:table-cell>
          <table:table-cell office:value-type="float" office:value="7416632" calcext:value-type="float">
            <text:p>7416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7" calcext:value-type="float">
            <text:p>857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863" calcext:value-type="float">
            <text:p>1610516693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8360" calcext:value-type="float">
            <text:p>228360</text:p>
          </table:table-cell>
          <table:table-cell office:value-type="float" office:value="1112" calcext:value-type="float">
            <text:p>1112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10603320" calcext:value-type="float">
            <text:p>10603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8" calcext:value-type="float">
            <text:p>868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3968" calcext:value-type="float">
            <text:p>1610516693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6096" calcext:value-type="float">
            <text:p>226096</text:p>
          </table:table-cell>
          <table:table-cell office:value-type="float" office:value="1109" calcext:value-type="float">
            <text:p>1109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2478080" calcext:value-type="float">
            <text:p>2478080</text:p>
          </table:table-cell>
          <table:table-cell office:value-type="float" office:value="13118264" calcext:value-type="float">
            <text:p>13118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8" calcext:value-type="float">
            <text:p>878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074" calcext:value-type="float">
            <text:p>1610516694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4080" calcext:value-type="float">
            <text:p>224080</text:p>
          </table:table-cell>
          <table:table-cell office:value-type="float" office:value="1107" calcext:value-type="float">
            <text:p>1107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520192" calcext:value-type="float">
            <text:p>520192</text:p>
          </table:table-cell>
          <table:table-cell office:value-type="float" office:value="15076152" calcext:value-type="float">
            <text:p>15076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0" calcext:value-type="float">
            <text:p>890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179" calcext:value-type="float">
            <text:p>1610516694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192" calcext:value-type="float">
            <text:p>234192</text:p>
          </table:table-cell>
          <table:table-cell office:value-type="float" office:value="1117" calcext:value-type="float">
            <text:p>1117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11177320" calcext:value-type="float">
            <text:p>11177320</text:p>
          </table:table-cell>
          <table:table-cell office:value-type="float" office:value="4419024" calcext:value-type="float">
            <text:p>4419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1" calcext:value-type="float">
            <text:p>901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284" calcext:value-type="float">
            <text:p>1610516694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200" calcext:value-type="float">
            <text:p>233200</text:p>
          </table:table-cell>
          <table:table-cell office:value-type="float" office:value="1116" calcext:value-type="float">
            <text:p>1116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10005864" calcext:value-type="float">
            <text:p>10005864</text:p>
          </table:table-cell>
          <table:table-cell office:value-type="float" office:value="5590480" calcext:value-type="float">
            <text:p>5590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12" calcext:value-type="float">
            <text:p>912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389" calcext:value-type="float">
            <text:p>1610516694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332" calcext:value-type="float">
            <text:p>232332</text:p>
          </table:table-cell>
          <table:table-cell office:value-type="float" office:value="1115" calcext:value-type="float">
            <text:p>1115</text:p>
          </table:table-cell>
          <table:table-cell office:value-type="float" office:value="910440" calcext:value-type="float">
            <text:p>9104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9244008" calcext:value-type="float">
            <text:p>9244008</text:p>
          </table:table-cell>
          <table:table-cell office:value-type="float" office:value="6352336" calcext:value-type="float">
            <text:p>6352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22" calcext:value-type="float">
            <text:p>922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494" calcext:value-type="float">
            <text:p>1610516694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052" calcext:value-type="float">
            <text:p>232052</text:p>
          </table:table-cell>
          <table:table-cell office:value-type="float" office:value="1115" calcext:value-type="float">
            <text:p>1115</text:p>
          </table:table-cell>
          <table:table-cell office:value-type="float" office:value="910444" calcext:value-type="float">
            <text:p>9104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8793448" calcext:value-type="float">
            <text:p>8793448</text:p>
          </table:table-cell>
          <table:table-cell office:value-type="float" office:value="6802896" calcext:value-type="float">
            <text:p>6802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34" calcext:value-type="float">
            <text:p>934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599" calcext:value-type="float">
            <text:p>1610516694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1804" calcext:value-type="float">
            <text:p>231804</text:p>
          </table:table-cell>
          <table:table-cell office:value-type="float" office:value="1115" calcext:value-type="float">
            <text:p>1115</text:p>
          </table:table-cell>
          <table:table-cell office:value-type="float" office:value="910436" calcext:value-type="float">
            <text:p>9104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8539496" calcext:value-type="float">
            <text:p>8539496</text:p>
          </table:table-cell>
          <table:table-cell office:value-type="float" office:value="7056848" calcext:value-type="float">
            <text:p>7056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44" calcext:value-type="float">
            <text:p>944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704" calcext:value-type="float">
            <text:p>1610516694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1804" calcext:value-type="float">
            <text:p>231804</text:p>
          </table:table-cell>
          <table:table-cell office:value-type="float" office:value="1115" calcext:value-type="float">
            <text:p>1115</text:p>
          </table:table-cell>
          <table:table-cell office:value-type="float" office:value="910416" calcext:value-type="float">
            <text:p>9104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8367464" calcext:value-type="float">
            <text:p>8367464</text:p>
          </table:table-cell>
          <table:table-cell office:value-type="float" office:value="7228880" calcext:value-type="float">
            <text:p>7228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55" calcext:value-type="float">
            <text:p>955</text:p>
          </table:table-cell>
          <table:table-cell office:value-type="float" office:value="-673" calcext:value-type="float">
            <text:p>-673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4810" calcext:value-type="float">
            <text:p>16105166948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444" calcext:value-type="float">
            <text:p>235444</text:p>
          </table:table-cell>
          <table:table-cell office:value-type="float" office:value="1118" calcext:value-type="float">
            <text:p>1118</text:p>
          </table:table-cell>
          <table:table-cell office:value-type="float" office:value="910484" calcext:value-type="float">
            <text:p>9104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96344" calcext:value-type="float">
            <text:p>15596344</text:p>
          </table:table-cell>
          <table:table-cell office:value-type="float" office:value="3144952" calcext:value-type="float">
            <text:p>3144952</text:p>
          </table:table-cell>
          <table:table-cell office:value-type="float" office:value="12451392" calcext:value-type="float">
            <text:p>12451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69" calcext:value-type="float">
            <text:p>969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279" calcext:value-type="float">
            <text:p>1610516697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592" calcext:value-type="float">
            <text:p>232592</text:p>
          </table:table-cell>
          <table:table-cell office:value-type="float" office:value="1115" calcext:value-type="float">
            <text:p>1115</text:p>
          </table:table-cell>
          <table:table-cell office:value-type="float" office:value="910484" calcext:value-type="float">
            <text:p>9104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11616" calcext:value-type="float">
            <text:p>17311616</text:p>
          </table:table-cell>
          <table:table-cell office:value-type="float" office:value="1863680" calcext:value-type="float">
            <text:p>1863680</text:p>
          </table:table-cell>
          <table:table-cell office:value-type="float" office:value="15447936" calcext:value-type="float">
            <text:p>15447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83" calcext:value-type="float">
            <text:p>983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386" calcext:value-type="float">
            <text:p>1610516697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924" calcext:value-type="float">
            <text:p>233924</text:p>
          </table:table-cell>
          <table:table-cell office:value-type="float" office:value="1125" calcext:value-type="float">
            <text:p>1125</text:p>
          </table:table-cell>
          <table:table-cell office:value-type="float" office:value="910484" calcext:value-type="float">
            <text:p>9104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7440" calcext:value-type="float">
            <text:p>17417440</text:p>
          </table:table-cell>
          <table:table-cell office:value-type="float" office:value="12194864" calcext:value-type="float">
            <text:p>12194864</text:p>
          </table:table-cell>
          <table:table-cell office:value-type="float" office:value="5222576" calcext:value-type="float">
            <text:p>5222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99" calcext:value-type="float">
            <text:p>999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491" calcext:value-type="float">
            <text:p>1610516697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372" calcext:value-type="float">
            <text:p>236372</text:p>
          </table:table-cell>
          <table:table-cell office:value-type="float" office:value="1119" calcext:value-type="float">
            <text:p>1119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8472" calcext:value-type="float">
            <text:p>17398472</text:p>
          </table:table-cell>
          <table:table-cell office:value-type="float" office:value="5832296" calcext:value-type="float">
            <text:p>5832296</text:p>
          </table:table-cell>
          <table:table-cell office:value-type="float" office:value="11566176" calcext:value-type="float">
            <text:p>11566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12" calcext:value-type="float">
            <text:p>1012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601" calcext:value-type="float">
            <text:p>1610516697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892" calcext:value-type="float">
            <text:p>233892</text:p>
          </table:table-cell>
          <table:table-cell office:value-type="float" office:value="1116" calcext:value-type="float">
            <text:p>1116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0864" calcext:value-type="float">
            <text:p>17280864</text:p>
          </table:table-cell>
          <table:table-cell office:value-type="float" office:value="3272704" calcext:value-type="float">
            <text:p>3272704</text:p>
          </table:table-cell>
          <table:table-cell office:value-type="float" office:value="14008160" calcext:value-type="float">
            <text:p>14008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27" calcext:value-type="float">
            <text:p>1027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708" calcext:value-type="float">
            <text:p>1610516697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9552" calcext:value-type="float">
            <text:p>229552</text:p>
          </table:table-cell>
          <table:table-cell office:value-type="float" office:value="1111" calcext:value-type="float">
            <text:p>1111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34720" calcext:value-type="float">
            <text:p>19234720</text:p>
          </table:table-cell>
          <table:table-cell office:value-type="float" office:value="0" calcext:value-type="float">
            <text:p>0</text:p>
          </table:table-cell>
          <table:table-cell office:value-type="float" office:value="19234720" calcext:value-type="float">
            <text:p>19234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41" calcext:value-type="float">
            <text:p>1041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814" calcext:value-type="float">
            <text:p>1610516697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612" calcext:value-type="float">
            <text:p>237612</text:p>
          </table:table-cell>
          <table:table-cell office:value-type="float" office:value="1120" calcext:value-type="float">
            <text:p>1120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5232" calcext:value-type="float">
            <text:p>17055232</text:p>
          </table:table-cell>
          <table:table-cell office:value-type="float" office:value="6909952" calcext:value-type="float">
            <text:p>6909952</text:p>
          </table:table-cell>
          <table:table-cell office:value-type="float" office:value="10145280" calcext:value-type="float">
            <text:p>10145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56" calcext:value-type="float">
            <text:p>1056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7923" calcext:value-type="float">
            <text:p>1610516697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488" calcext:value-type="float">
            <text:p>237488</text:p>
          </table:table-cell>
          <table:table-cell office:value-type="float" office:value="1120" calcext:value-type="float">
            <text:p>1120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2040" calcext:value-type="float">
            <text:p>17372040</text:p>
          </table:table-cell>
          <table:table-cell office:value-type="float" office:value="6674728" calcext:value-type="float">
            <text:p>6674728</text:p>
          </table:table-cell>
          <table:table-cell office:value-type="float" office:value="10697312" calcext:value-type="float">
            <text:p>10697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70" calcext:value-type="float">
            <text:p>1070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029" calcext:value-type="float">
            <text:p>1610516698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364" calcext:value-type="float">
            <text:p>237364</text:p>
          </table:table-cell>
          <table:table-cell office:value-type="float" office:value="1120" calcext:value-type="float">
            <text:p>1120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0080" calcext:value-type="float">
            <text:p>17220080</text:p>
          </table:table-cell>
          <table:table-cell office:value-type="float" office:value="6942720" calcext:value-type="float">
            <text:p>6942720</text:p>
          </table:table-cell>
          <table:table-cell office:value-type="float" office:value="10277360" calcext:value-type="float">
            <text:p>10277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84" calcext:value-type="float">
            <text:p>1084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135" calcext:value-type="float">
            <text:p>1610516698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876" calcext:value-type="float">
            <text:p>235876</text:p>
          </table:table-cell>
          <table:table-cell office:value-type="float" office:value="1119" calcext:value-type="float">
            <text:p>1119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2760" calcext:value-type="float">
            <text:p>17192760</text:p>
          </table:table-cell>
          <table:table-cell office:value-type="float" office:value="5402712" calcext:value-type="float">
            <text:p>5402712</text:p>
          </table:table-cell>
          <table:table-cell office:value-type="float" office:value="11790048" calcext:value-type="float">
            <text:p>11790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97" calcext:value-type="float">
            <text:p>1097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241" calcext:value-type="float">
            <text:p>1610516698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604" calcext:value-type="float">
            <text:p>238604</text:p>
          </table:table-cell>
          <table:table-cell office:value-type="float" office:value="1121" calcext:value-type="float">
            <text:p>1121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0240" calcext:value-type="float">
            <text:p>17350240</text:p>
          </table:table-cell>
          <table:table-cell office:value-type="float" office:value="7532544" calcext:value-type="float">
            <text:p>7532544</text:p>
          </table:table-cell>
          <table:table-cell office:value-type="float" office:value="9817696" calcext:value-type="float">
            <text:p>9817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11" calcext:value-type="float">
            <text:p>1111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346" calcext:value-type="float">
            <text:p>1610516698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612" calcext:value-type="float">
            <text:p>237612</text:p>
          </table:table-cell>
          <table:table-cell office:value-type="float" office:value="1120" calcext:value-type="float">
            <text:p>1120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9560" calcext:value-type="float">
            <text:p>17159560</text:p>
          </table:table-cell>
          <table:table-cell office:value-type="float" office:value="7146392" calcext:value-type="float">
            <text:p>7146392</text:p>
          </table:table-cell>
          <table:table-cell office:value-type="float" office:value="10013168" calcext:value-type="float">
            <text:p>10013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25" calcext:value-type="float">
            <text:p>1125</text:p>
          </table:table-cell>
          <table:table-cell office:value-type="float" office:value="-239" calcext:value-type="float">
            <text:p>-23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453" calcext:value-type="float">
            <text:p>1610516698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144" calcext:value-type="float">
            <text:p>241144</text:p>
          </table:table-cell>
          <table:table-cell office:value-type="float" office:value="1124" calcext:value-type="float">
            <text:p>1124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17376" calcext:value-type="float">
            <text:p>17317376</text:p>
          </table:table-cell>
          <table:table-cell office:value-type="float" office:value="10989568" calcext:value-type="float">
            <text:p>10989568</text:p>
          </table:table-cell>
          <table:table-cell office:value-type="float" office:value="6327808" calcext:value-type="float">
            <text:p>6327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40" calcext:value-type="float">
            <text:p>1140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560" calcext:value-type="float">
            <text:p>16105166985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400" calcext:value-type="float">
            <text:p>242400</text:p>
          </table:table-cell>
          <table:table-cell office:value-type="float" office:value="1125" calcext:value-type="float">
            <text:p>1125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6952" calcext:value-type="float">
            <text:p>17256952</text:p>
          </table:table-cell>
          <table:table-cell office:value-type="float" office:value="12037128" calcext:value-type="float">
            <text:p>12037128</text:p>
          </table:table-cell>
          <table:table-cell office:value-type="float" office:value="5219824" calcext:value-type="float">
            <text:p>5219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53" calcext:value-type="float">
            <text:p>1153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665" calcext:value-type="float">
            <text:p>1610516698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8636" calcext:value-type="float">
            <text:p>228636</text:p>
          </table:table-cell>
          <table:table-cell office:value-type="float" office:value="1112" calcext:value-type="float">
            <text:p>1112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10536" calcext:value-type="float">
            <text:p>18910536</text:p>
          </table:table-cell>
          <table:table-cell office:value-type="float" office:value="0" calcext:value-type="float">
            <text:p>0</text:p>
          </table:table-cell>
          <table:table-cell office:value-type="float" office:value="18910536" calcext:value-type="float">
            <text:p>18910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68" calcext:value-type="float">
            <text:p>1168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770" calcext:value-type="float">
            <text:p>1610516698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588" calcext:value-type="float">
            <text:p>234588</text:p>
          </table:table-cell>
          <table:table-cell office:value-type="float" office:value="1117" calcext:value-type="float">
            <text:p>1117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0168" calcext:value-type="float">
            <text:p>17290168</text:p>
          </table:table-cell>
          <table:table-cell office:value-type="float" office:value="5173248" calcext:value-type="float">
            <text:p>5173248</text:p>
          </table:table-cell>
          <table:table-cell office:value-type="float" office:value="12116920" calcext:value-type="float">
            <text:p>12116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82" calcext:value-type="float">
            <text:p>1182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880" calcext:value-type="float">
            <text:p>1610516698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184" calcext:value-type="float">
            <text:p>238184</text:p>
          </table:table-cell>
          <table:table-cell office:value-type="float" office:value="1121" calcext:value-type="float">
            <text:p>1121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0176" calcext:value-type="float">
            <text:p>17000176</text:p>
          </table:table-cell>
          <table:table-cell office:value-type="float" office:value="8848968" calcext:value-type="float">
            <text:p>8848968</text:p>
          </table:table-cell>
          <table:table-cell office:value-type="float" office:value="8151208" calcext:value-type="float">
            <text:p>8151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95" calcext:value-type="float">
            <text:p>1195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8985" calcext:value-type="float">
            <text:p>1610516698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7768" calcext:value-type="float">
            <text:p>227768</text:p>
          </table:table-cell>
          <table:table-cell office:value-type="float" office:value="1111" calcext:value-type="float">
            <text:p>1111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10512" calcext:value-type="float">
            <text:p>18710512</text:p>
          </table:table-cell>
          <table:table-cell office:value-type="float" office:value="0" calcext:value-type="float">
            <text:p>0</text:p>
          </table:table-cell>
          <table:table-cell office:value-type="float" office:value="18710512" calcext:value-type="float">
            <text:p>18710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09" calcext:value-type="float">
            <text:p>1209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091" calcext:value-type="float">
            <text:p>161051669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23924" calcext:value-type="float">
            <text:p>223924</text:p>
          </table:table-cell>
          <table:table-cell office:value-type="float" office:value="1107" calcext:value-type="float">
            <text:p>1107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080136" calcext:value-type="float">
            <text:p>22080136</text:p>
          </table:table-cell>
          <table:table-cell office:value-type="float" office:value="0" calcext:value-type="float">
            <text:p>0</text:p>
          </table:table-cell>
          <table:table-cell office:value-type="float" office:value="22080136" calcext:value-type="float">
            <text:p>22080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25" calcext:value-type="float">
            <text:p>1225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196" calcext:value-type="float">
            <text:p>1610516699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448" calcext:value-type="float">
            <text:p>236448</text:p>
          </table:table-cell>
          <table:table-cell office:value-type="float" office:value="1119" calcext:value-type="float">
            <text:p>1119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8072" calcext:value-type="float">
            <text:p>17038072</text:p>
          </table:table-cell>
          <table:table-cell office:value-type="float" office:value="6991872" calcext:value-type="float">
            <text:p>6991872</text:p>
          </table:table-cell>
          <table:table-cell office:value-type="float" office:value="10046200" calcext:value-type="float">
            <text:p>10046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38" calcext:value-type="float">
            <text:p>1238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304" calcext:value-type="float">
            <text:p>1610516699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324" calcext:value-type="float">
            <text:p>241324</text:p>
          </table:table-cell>
          <table:table-cell office:value-type="float" office:value="1124" calcext:value-type="float">
            <text:p>1124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0656" calcext:value-type="float">
            <text:p>16830656</text:p>
          </table:table-cell>
          <table:table-cell office:value-type="float" office:value="12129832" calcext:value-type="float">
            <text:p>12129832</text:p>
          </table:table-cell>
          <table:table-cell office:value-type="float" office:value="4700824" calcext:value-type="float">
            <text:p>4700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52" calcext:value-type="float">
            <text:p>1252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412" calcext:value-type="float">
            <text:p>1610516699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044" calcext:value-type="float">
            <text:p>232044</text:p>
          </table:table-cell>
          <table:table-cell office:value-type="float" office:value="1115" calcext:value-type="float">
            <text:p>1115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8264" calcext:value-type="float">
            <text:p>16888264</text:p>
          </table:table-cell>
          <table:table-cell office:value-type="float" office:value="2756360" calcext:value-type="float">
            <text:p>2756360</text:p>
          </table:table-cell>
          <table:table-cell office:value-type="float" office:value="14131904" calcext:value-type="float">
            <text:p>14131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65" calcext:value-type="float">
            <text:p>1265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517" calcext:value-type="float">
            <text:p>1610516699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84" calcext:value-type="float">
            <text:p>240984</text:p>
          </table:table-cell>
          <table:table-cell office:value-type="float" office:value="1124" calcext:value-type="float">
            <text:p>1124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0864" calcext:value-type="float">
            <text:p>17040864</text:p>
          </table:table-cell>
          <table:table-cell office:value-type="float" office:value="12790416" calcext:value-type="float">
            <text:p>12790416</text:p>
          </table:table-cell>
          <table:table-cell office:value-type="float" office:value="4250448" calcext:value-type="float">
            <text:p>4250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79" calcext:value-type="float">
            <text:p>1279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624" calcext:value-type="float">
            <text:p>1610516699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700" calcext:value-type="float">
            <text:p>235700</text:p>
          </table:table-cell>
          <table:table-cell office:value-type="float" office:value="1118" calcext:value-type="float">
            <text:p>1118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2616" calcext:value-type="float">
            <text:p>16752616</text:p>
          </table:table-cell>
          <table:table-cell office:value-type="float" office:value="4780032" calcext:value-type="float">
            <text:p>4780032</text:p>
          </table:table-cell>
          <table:table-cell office:value-type="float" office:value="11972584" calcext:value-type="float">
            <text:p>11972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92" calcext:value-type="float">
            <text:p>1292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731" calcext:value-type="float">
            <text:p>16105166997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576" calcext:value-type="float">
            <text:p>236576</text:p>
          </table:table-cell>
          <table:table-cell office:value-type="float" office:value="1119" calcext:value-type="float">
            <text:p>1119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3808" calcext:value-type="float">
            <text:p>16773808</text:p>
          </table:table-cell>
          <table:table-cell office:value-type="float" office:value="569344" calcext:value-type="float">
            <text:p>569344</text:p>
          </table:table-cell>
          <table:table-cell office:value-type="float" office:value="16204464" calcext:value-type="float">
            <text:p>16204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04" calcext:value-type="float">
            <text:p>1304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836" calcext:value-type="float">
            <text:p>1610516699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640" calcext:value-type="float">
            <text:p>244640</text:p>
          </table:table-cell>
          <table:table-cell office:value-type="float" office:value="1127" calcext:value-type="float">
            <text:p>1127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2728" calcext:value-type="float">
            <text:p>16762728</text:p>
          </table:table-cell>
          <table:table-cell office:value-type="float" office:value="9646568" calcext:value-type="float">
            <text:p>9646568</text:p>
          </table:table-cell>
          <table:table-cell office:value-type="float" office:value="7116160" calcext:value-type="float">
            <text:p>7116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18" calcext:value-type="float">
            <text:p>1318</text:p>
          </table:table-cell>
          <table:table-cell office:value-type="float" office:value="-774" calcext:value-type="float">
            <text:p>-77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699941" calcext:value-type="float">
            <text:p>1610516699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76" calcext:value-type="float">
            <text:p>240176</text:p>
          </table:table-cell>
          <table:table-cell office:value-type="float" office:value="1123" calcext:value-type="float">
            <text:p>1123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5904" calcext:value-type="float">
            <text:p>16885904</text:p>
          </table:table-cell>
          <table:table-cell office:value-type="float" office:value="5189736" calcext:value-type="float">
            <text:p>5189736</text:p>
          </table:table-cell>
          <table:table-cell office:value-type="float" office:value="11696168" calcext:value-type="float">
            <text:p>11696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31" calcext:value-type="float">
            <text:p>1331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046" calcext:value-type="float">
            <text:p>1610516700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968" calcext:value-type="float">
            <text:p>234968</text:p>
          </table:table-cell>
          <table:table-cell office:value-type="float" office:value="1118" calcext:value-type="float">
            <text:p>1118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6848" calcext:value-type="float">
            <text:p>16976848</text:p>
          </table:table-cell>
          <table:table-cell office:value-type="float" office:value="0" calcext:value-type="float">
            <text:p>0</text:p>
          </table:table-cell>
          <table:table-cell office:value-type="float" office:value="16976848" calcext:value-type="float">
            <text:p>16976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45" calcext:value-type="float">
            <text:p>1345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151" calcext:value-type="float">
            <text:p>1610516700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844" calcext:value-type="float">
            <text:p>234844</text:p>
          </table:table-cell>
          <table:table-cell office:value-type="float" office:value="1118" calcext:value-type="float">
            <text:p>1118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20472" calcext:value-type="float">
            <text:p>17820472</text:p>
          </table:table-cell>
          <table:table-cell office:value-type="float" office:value="0" calcext:value-type="float">
            <text:p>0</text:p>
          </table:table-cell>
          <table:table-cell office:value-type="float" office:value="17820472" calcext:value-type="float">
            <text:p>17820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8" calcext:value-type="float">
            <text:p>1358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256" calcext:value-type="float">
            <text:p>1610516700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728" calcext:value-type="float">
            <text:p>233728</text:p>
          </table:table-cell>
          <table:table-cell office:value-type="float" office:value="1117" calcext:value-type="float">
            <text:p>1117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69616" calcext:value-type="float">
            <text:p>18269616</text:p>
          </table:table-cell>
          <table:table-cell office:value-type="float" office:value="0" calcext:value-type="float">
            <text:p>0</text:p>
          </table:table-cell>
          <table:table-cell office:value-type="float" office:value="18269616" calcext:value-type="float">
            <text:p>18269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72" calcext:value-type="float">
            <text:p>1372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361" calcext:value-type="float">
            <text:p>1610516700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660" calcext:value-type="float">
            <text:p>232660</text:p>
          </table:table-cell>
          <table:table-cell office:value-type="float" office:value="1115" calcext:value-type="float">
            <text:p>1115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59648" calcext:value-type="float">
            <text:p>19159648</text:p>
          </table:table-cell>
          <table:table-cell office:value-type="float" office:value="0" calcext:value-type="float">
            <text:p>0</text:p>
          </table:table-cell>
          <table:table-cell office:value-type="float" office:value="19159648" calcext:value-type="float">
            <text:p>19159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85" calcext:value-type="float">
            <text:p>1385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466" calcext:value-type="float">
            <text:p>1610516700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740" calcext:value-type="float">
            <text:p>233740</text:p>
          </table:table-cell>
          <table:table-cell office:value-type="float" office:value="1117" calcext:value-type="float">
            <text:p>1117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59680" calcext:value-type="float">
            <text:p>18059680</text:p>
          </table:table-cell>
          <table:table-cell office:value-type="float" office:value="0" calcext:value-type="float">
            <text:p>0</text:p>
          </table:table-cell>
          <table:table-cell office:value-type="float" office:value="18059680" calcext:value-type="float">
            <text:p>18059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98" calcext:value-type="float">
            <text:p>1398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571" calcext:value-type="float">
            <text:p>1610516700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740" calcext:value-type="float">
            <text:p>233740</text:p>
          </table:table-cell>
          <table:table-cell office:value-type="float" office:value="1117" calcext:value-type="float">
            <text:p>1117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74416" calcext:value-type="float">
            <text:p>18074416</text:p>
          </table:table-cell>
          <table:table-cell office:value-type="float" office:value="0" calcext:value-type="float">
            <text:p>0</text:p>
          </table:table-cell>
          <table:table-cell office:value-type="float" office:value="18074416" calcext:value-type="float">
            <text:p>18074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11" calcext:value-type="float">
            <text:p>1411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676" calcext:value-type="float">
            <text:p>1610516700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964" calcext:value-type="float">
            <text:p>236964</text:p>
          </table:table-cell>
          <table:table-cell office:value-type="float" office:value="1120" calcext:value-type="float">
            <text:p>1120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30872" calcext:value-type="float">
            <text:p>18130872</text:p>
          </table:table-cell>
          <table:table-cell office:value-type="float" office:value="3436552" calcext:value-type="float">
            <text:p>3436552</text:p>
          </table:table-cell>
          <table:table-cell office:value-type="float" office:value="14694320" calcext:value-type="float">
            <text:p>14694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25" calcext:value-type="float">
            <text:p>1425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780" calcext:value-type="float">
            <text:p>16105167007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444" calcext:value-type="float">
            <text:p>239444</text:p>
          </table:table-cell>
          <table:table-cell office:value-type="float" office:value="1122" calcext:value-type="float">
            <text:p>1122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6400" calcext:value-type="float">
            <text:p>16766400</text:p>
          </table:table-cell>
          <table:table-cell office:value-type="float" office:value="3907944" calcext:value-type="float">
            <text:p>3907944</text:p>
          </table:table-cell>
          <table:table-cell office:value-type="float" office:value="12858456" calcext:value-type="float">
            <text:p>12858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37" calcext:value-type="float">
            <text:p>1437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885" calcext:value-type="float">
            <text:p>1610516700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32" calcext:value-type="float">
            <text:p>240932</text:p>
          </table:table-cell>
          <table:table-cell office:value-type="float" office:value="1124" calcext:value-type="float">
            <text:p>1124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9832" calcext:value-type="float">
            <text:p>16689832</text:p>
          </table:table-cell>
          <table:table-cell office:value-type="float" office:value="5563272" calcext:value-type="float">
            <text:p>5563272</text:p>
          </table:table-cell>
          <table:table-cell office:value-type="float" office:value="11126560" calcext:value-type="float">
            <text:p>11126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51" calcext:value-type="float">
            <text:p>1451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0990" calcext:value-type="float">
            <text:p>16105167009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164" calcext:value-type="float">
            <text:p>243164</text:p>
          </table:table-cell>
          <table:table-cell office:value-type="float" office:value="1126" calcext:value-type="float">
            <text:p>1126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9184" calcext:value-type="float">
            <text:p>16499184</text:p>
          </table:table-cell>
          <table:table-cell office:value-type="float" office:value="7973144" calcext:value-type="float">
            <text:p>7973144</text:p>
          </table:table-cell>
          <table:table-cell office:value-type="float" office:value="8526040" calcext:value-type="float">
            <text:p>852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63" calcext:value-type="float">
            <text:p>1463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095" calcext:value-type="float">
            <text:p>1610516701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56" calcext:value-type="float">
            <text:p>247256</text:p>
          </table:table-cell>
          <table:table-cell office:value-type="float" office:value="1130" calcext:value-type="float">
            <text:p>1130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7016" calcext:value-type="float">
            <text:p>16457016</text:p>
          </table:table-cell>
          <table:table-cell office:value-type="float" office:value="11628712" calcext:value-type="float">
            <text:p>11628712</text:p>
          </table:table-cell>
          <table:table-cell office:value-type="float" office:value="4828304" calcext:value-type="float">
            <text:p>4828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77" calcext:value-type="float">
            <text:p>1477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199" calcext:value-type="float">
            <text:p>1610516701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964" calcext:value-type="float">
            <text:p>236964</text:p>
          </table:table-cell>
          <table:table-cell office:value-type="float" office:value="1120" calcext:value-type="float">
            <text:p>1120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45760" calcext:value-type="float">
            <text:p>16445760</text:p>
          </table:table-cell>
          <table:table-cell office:value-type="float" office:value="1126400" calcext:value-type="float">
            <text:p>1126400</text:p>
          </table:table-cell>
          <table:table-cell office:value-type="float" office:value="15319360" calcext:value-type="float">
            <text:p>15319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88" calcext:value-type="float">
            <text:p>1488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305" calcext:value-type="float">
            <text:p>1610516701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40" calcext:value-type="float">
            <text:p>242140</text:p>
          </table:table-cell>
          <table:table-cell office:value-type="float" office:value="1125" calcext:value-type="float">
            <text:p>1125</text:p>
          </table:table-cell>
          <table:table-cell office:value-type="float" office:value="910512" calcext:value-type="float">
            <text:p>910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0376" calcext:value-type="float">
            <text:p>16350376</text:p>
          </table:table-cell>
          <table:table-cell office:value-type="float" office:value="6287360" calcext:value-type="float">
            <text:p>6287360</text:p>
          </table:table-cell>
          <table:table-cell office:value-type="float" office:value="10063016" calcext:value-type="float">
            <text:p>10063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02" calcext:value-type="float">
            <text:p>1502</text:p>
          </table:table-cell>
          <table:table-cell office:value-type="float" office:value="-815" calcext:value-type="float">
            <text:p>-81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410" calcext:value-type="float">
            <text:p>1610516701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380" calcext:value-type="float">
            <text:p>247380</text:p>
          </table:table-cell>
          <table:table-cell office:value-type="float" office:value="1130" calcext:value-type="float">
            <text:p>1130</text:p>
          </table:table-cell>
          <table:table-cell office:value-type="float" office:value="910516" calcext:value-type="float">
            <text:p>910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98016" calcext:value-type="float">
            <text:p>17698016</text:p>
          </table:table-cell>
          <table:table-cell office:value-type="float" office:value="0" calcext:value-type="float">
            <text:p>0</text:p>
          </table:table-cell>
          <table:table-cell office:value-type="float" office:value="17698016" calcext:value-type="float">
            <text:p>17698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15" calcext:value-type="float">
            <text:p>1515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516" calcext:value-type="float">
            <text:p>1610516701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652" calcext:value-type="float">
            <text:p>240652</text:p>
          </table:table-cell>
          <table:table-cell office:value-type="float" office:value="1124" calcext:value-type="float">
            <text:p>1124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48256" calcext:value-type="float">
            <text:p>16448256</text:p>
          </table:table-cell>
          <table:table-cell office:value-type="float" office:value="5316440" calcext:value-type="float">
            <text:p>5316440</text:p>
          </table:table-cell>
          <table:table-cell office:value-type="float" office:value="11131816" calcext:value-type="float">
            <text:p>11131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26" calcext:value-type="float">
            <text:p>1526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622" calcext:value-type="float">
            <text:p>1610516701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304" calcext:value-type="float">
            <text:p>237304</text:p>
          </table:table-cell>
          <table:table-cell office:value-type="float" office:value="1120" calcext:value-type="float">
            <text:p>1120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23600" calcext:value-type="float">
            <text:p>16023600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15011888" calcext:value-type="float">
            <text:p>15011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39" calcext:value-type="float">
            <text:p>1539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727" calcext:value-type="float">
            <text:p>1610516701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720" calcext:value-type="float">
            <text:p>247720</text:p>
          </table:table-cell>
          <table:table-cell office:value-type="float" office:value="1131" calcext:value-type="float">
            <text:p>1131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1192" calcext:value-type="float">
            <text:p>16011192</text:p>
          </table:table-cell>
          <table:table-cell office:value-type="float" office:value="11792384" calcext:value-type="float">
            <text:p>11792384</text:p>
          </table:table-cell>
          <table:table-cell office:value-type="float" office:value="4218808" calcext:value-type="float">
            <text:p>4218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52" calcext:value-type="float">
            <text:p>1552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831" calcext:value-type="float">
            <text:p>1610516701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612" calcext:value-type="float">
            <text:p>245612</text:p>
          </table:table-cell>
          <table:table-cell office:value-type="float" office:value="1129" calcext:value-type="float">
            <text:p>1129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1192" calcext:value-type="float">
            <text:p>16011192</text:p>
          </table:table-cell>
          <table:table-cell office:value-type="float" office:value="9827032" calcext:value-type="float">
            <text:p>9827032</text:p>
          </table:table-cell>
          <table:table-cell office:value-type="float" office:value="6184160" calcext:value-type="float">
            <text:p>6184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63" calcext:value-type="float">
            <text:p>1563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1936" calcext:value-type="float">
            <text:p>1610516701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744" calcext:value-type="float">
            <text:p>246744</text:p>
          </table:table-cell>
          <table:table-cell office:value-type="float" office:value="1130" calcext:value-type="float">
            <text:p>1130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2600" calcext:value-type="float">
            <text:p>15942600</text:p>
          </table:table-cell>
          <table:table-cell office:value-type="float" office:value="10792960" calcext:value-type="float">
            <text:p>10792960</text:p>
          </table:table-cell>
          <table:table-cell office:value-type="float" office:value="5149640" calcext:value-type="float">
            <text:p>5149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76" calcext:value-type="float">
            <text:p>1576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041" calcext:value-type="float">
            <text:p>1610516702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824" calcext:value-type="float">
            <text:p>236824</text:p>
          </table:table-cell>
          <table:table-cell office:value-type="float" office:value="1120" calcext:value-type="float">
            <text:p>1120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2600" calcext:value-type="float">
            <text:p>15942600</text:p>
          </table:table-cell>
          <table:table-cell office:value-type="float" office:value="446464" calcext:value-type="float">
            <text:p>446464</text:p>
          </table:table-cell>
          <table:table-cell office:value-type="float" office:value="15496136" calcext:value-type="float">
            <text:p>15496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87" calcext:value-type="float">
            <text:p>1587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146" calcext:value-type="float">
            <text:p>1610516702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908" calcext:value-type="float">
            <text:p>241908</text:p>
          </table:table-cell>
          <table:table-cell office:value-type="float" office:value="1125" calcext:value-type="float">
            <text:p>1125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2600" calcext:value-type="float">
            <text:p>15942600</text:p>
          </table:table-cell>
          <table:table-cell office:value-type="float" office:value="5752016" calcext:value-type="float">
            <text:p>5752016</text:p>
          </table:table-cell>
          <table:table-cell office:value-type="float" office:value="10190584" calcext:value-type="float">
            <text:p>10190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98" calcext:value-type="float">
            <text:p>1598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251" calcext:value-type="float">
            <text:p>1610516702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196" calcext:value-type="float">
            <text:p>237196</text:p>
          </table:table-cell>
          <table:table-cell office:value-type="float" office:value="1120" calcext:value-type="float">
            <text:p>1120</text:p>
          </table:table-cell>
          <table:table-cell office:value-type="float" office:value="910524" calcext:value-type="float">
            <text:p>910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42600" calcext:value-type="float">
            <text:p>15942600</text:p>
          </table:table-cell>
          <table:table-cell office:value-type="float" office:value="664784" calcext:value-type="float">
            <text:p>664784</text:p>
          </table:table-cell>
          <table:table-cell office:value-type="float" office:value="15277816" calcext:value-type="float">
            <text:p>15277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08" calcext:value-type="float">
            <text:p>1608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354" calcext:value-type="float">
            <text:p>1610516702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72" calcext:value-type="float">
            <text:p>246372</text:p>
          </table:table-cell>
          <table:table-cell office:value-type="float" office:value="1129" calcext:value-type="float">
            <text:p>1129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79864" calcext:value-type="float">
            <text:p>15579864</text:p>
          </table:table-cell>
          <table:table-cell office:value-type="float" office:value="9842688" calcext:value-type="float">
            <text:p>9842688</text:p>
          </table:table-cell>
          <table:table-cell office:value-type="float" office:value="5737176" calcext:value-type="float">
            <text:p>5737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21" calcext:value-type="float">
            <text:p>1621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459" calcext:value-type="float">
            <text:p>1610516702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472" calcext:value-type="float">
            <text:p>245472</text:p>
          </table:table-cell>
          <table:table-cell office:value-type="float" office:value="1128" calcext:value-type="float">
            <text:p>1128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79864" calcext:value-type="float">
            <text:p>15579864</text:p>
          </table:table-cell>
          <table:table-cell office:value-type="float" office:value="8392704" calcext:value-type="float">
            <text:p>8392704</text:p>
          </table:table-cell>
          <table:table-cell office:value-type="float" office:value="7187160" calcext:value-type="float">
            <text:p>7187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2" calcext:value-type="float">
            <text:p>1632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566" calcext:value-type="float">
            <text:p>1610516702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224" calcext:value-type="float">
            <text:p>245224</text:p>
          </table:table-cell>
          <table:table-cell office:value-type="float" office:value="1128" calcext:value-type="float">
            <text:p>1128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79864" calcext:value-type="float">
            <text:p>15579864</text:p>
          </table:table-cell>
          <table:table-cell office:value-type="float" office:value="8024064" calcext:value-type="float">
            <text:p>8024064</text:p>
          </table:table-cell>
          <table:table-cell office:value-type="float" office:value="7555800" calcext:value-type="float">
            <text:p>7555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43" calcext:value-type="float">
            <text:p>1643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2670" calcext:value-type="float">
            <text:p>16105167026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884" calcext:value-type="float">
            <text:p>239884</text:p>
          </table:table-cell>
          <table:table-cell office:value-type="float" office:value="1123" calcext:value-type="float">
            <text:p>1123</text:p>
          </table:table-cell>
          <table:table-cell office:value-type="float" office:value="910496" calcext:value-type="float">
            <text:p>910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79864" calcext:value-type="float">
            <text:p>15579864</text:p>
          </table:table-cell>
          <table:table-cell office:value-type="float" office:value="2899856" calcext:value-type="float">
            <text:p>2899856</text:p>
          </table:table-cell>
          <table:table-cell office:value-type="float" office:value="12680008" calcext:value-type="float">
            <text:p>12680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50" calcext:value-type="float">
            <text:p>1650</text:p>
          </table:table-cell>
          <table:table-cell office:value-type="float" office:value="-228" calcext:value-type="float">
            <text:p>-228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291" calcext:value-type="float">
            <text:p>1610516707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324" calcext:value-type="float">
            <text:p>233324</text:p>
          </table:table-cell>
          <table:table-cell office:value-type="float" office:value="1116" calcext:value-type="float">
            <text:p>1116</text:p>
          </table:table-cell>
          <table:table-cell office:value-type="float" office:value="910496" calcext:value-type="float">
            <text:p>910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00448" calcext:value-type="float">
            <text:p>18900448</text:p>
          </table:table-cell>
          <table:table-cell office:value-type="float" office:value="0" calcext:value-type="float">
            <text:p>0</text:p>
          </table:table-cell>
          <table:table-cell office:value-type="float" office:value="18900448" calcext:value-type="float">
            <text:p>18900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64" calcext:value-type="float">
            <text:p>1664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395" calcext:value-type="float">
            <text:p>1610516707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0928" calcext:value-type="float">
            <text:p>230928</text:p>
          </table:table-cell>
          <table:table-cell office:value-type="float" office:value="1114" calcext:value-type="float">
            <text:p>1114</text:p>
          </table:table-cell>
          <table:table-cell office:value-type="float" office:value="910496" calcext:value-type="float">
            <text:p>910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579880" calcext:value-type="float">
            <text:p>20579880</text:p>
          </table:table-cell>
          <table:table-cell office:value-type="float" office:value="0" calcext:value-type="float">
            <text:p>0</text:p>
          </table:table-cell>
          <table:table-cell office:value-type="float" office:value="20579880" calcext:value-type="float">
            <text:p>20579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78" calcext:value-type="float">
            <text:p>1678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499" calcext:value-type="float">
            <text:p>161051670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612" calcext:value-type="float">
            <text:p>236612</text:p>
          </table:table-cell>
          <table:table-cell office:value-type="float" office:value="1119" calcext:value-type="float">
            <text:p>1119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81880" calcext:value-type="float">
            <text:p>17881880</text:p>
          </table:table-cell>
          <table:table-cell office:value-type="float" office:value="2748416" calcext:value-type="float">
            <text:p>2748416</text:p>
          </table:table-cell>
          <table:table-cell office:value-type="float" office:value="15133464" calcext:value-type="float">
            <text:p>15133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92" calcext:value-type="float">
            <text:p>1692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604" calcext:value-type="float">
            <text:p>1610516707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520" calcext:value-type="float">
            <text:p>232520</text:p>
          </table:table-cell>
          <table:table-cell office:value-type="float" office:value="1115" calcext:value-type="float">
            <text:p>1115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18568" calcext:value-type="float">
            <text:p>19018568</text:p>
          </table:table-cell>
          <table:table-cell office:value-type="float" office:value="0" calcext:value-type="float">
            <text:p>0</text:p>
          </table:table-cell>
          <table:table-cell office:value-type="float" office:value="19018568" calcext:value-type="float">
            <text:p>19018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05" calcext:value-type="float">
            <text:p>1705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709" calcext:value-type="float">
            <text:p>1610516707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356" calcext:value-type="float">
            <text:p>237356</text:p>
          </table:table-cell>
          <table:table-cell office:value-type="float" office:value="1120" calcext:value-type="float">
            <text:p>1120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3320" calcext:value-type="float">
            <text:p>17093320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15196872" calcext:value-type="float">
            <text:p>15196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19" calcext:value-type="float">
            <text:p>1719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813" calcext:value-type="float">
            <text:p>1610516707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760" calcext:value-type="float">
            <text:p>233760</text:p>
          </table:table-cell>
          <table:table-cell office:value-type="float" office:value="1116" calcext:value-type="float">
            <text:p>1116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33800" calcext:value-type="float">
            <text:p>18133800</text:p>
          </table:table-cell>
          <table:table-cell office:value-type="float" office:value="0" calcext:value-type="float">
            <text:p>0</text:p>
          </table:table-cell>
          <table:table-cell office:value-type="float" office:value="18133800" calcext:value-type="float">
            <text:p>18133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33" calcext:value-type="float">
            <text:p>1733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7918" calcext:value-type="float">
            <text:p>1610516707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580" calcext:value-type="float">
            <text:p>240580</text:p>
          </table:table-cell>
          <table:table-cell office:value-type="float" office:value="1123" calcext:value-type="float">
            <text:p>1123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3336" calcext:value-type="float">
            <text:p>17193336</text:p>
          </table:table-cell>
          <table:table-cell office:value-type="float" office:value="6254592" calcext:value-type="float">
            <text:p>6254592</text:p>
          </table:table-cell>
          <table:table-cell office:value-type="float" office:value="10938744" calcext:value-type="float">
            <text:p>10938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47" calcext:value-type="float">
            <text:p>1747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024" calcext:value-type="float">
            <text:p>1610516708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596" calcext:value-type="float">
            <text:p>238596</text:p>
          </table:table-cell>
          <table:table-cell office:value-type="float" office:value="1121" calcext:value-type="float">
            <text:p>1121</text:p>
          </table:table-cell>
          <table:table-cell office:value-type="float" office:value="910500" calcext:value-type="float">
            <text:p>910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1520" calcext:value-type="float">
            <text:p>16871520</text:p>
          </table:table-cell>
          <table:table-cell office:value-type="float" office:value="3902328" calcext:value-type="float">
            <text:p>3902328</text:p>
          </table:table-cell>
          <table:table-cell office:value-type="float" office:value="12969192" calcext:value-type="float">
            <text:p>12969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61" calcext:value-type="float">
            <text:p>1761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131" calcext:value-type="float">
            <text:p>1610516708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364" calcext:value-type="float">
            <text:p>240364</text:p>
          </table:table-cell>
          <table:table-cell office:value-type="float" office:value="1123" calcext:value-type="float">
            <text:p>1123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5640" calcext:value-type="float">
            <text:p>17275640</text:p>
          </table:table-cell>
          <table:table-cell office:value-type="float" office:value="5844992" calcext:value-type="float">
            <text:p>5844992</text:p>
          </table:table-cell>
          <table:table-cell office:value-type="float" office:value="11430648" calcext:value-type="float">
            <text:p>11430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75" calcext:value-type="float">
            <text:p>1775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236" calcext:value-type="float">
            <text:p>1610516708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128" calcext:value-type="float">
            <text:p>241128</text:p>
          </table:table-cell>
          <table:table-cell office:value-type="float" office:value="1124" calcext:value-type="float">
            <text:p>1124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8112" calcext:value-type="float">
            <text:p>17248112</text:p>
          </table:table-cell>
          <table:table-cell office:value-type="float" office:value="6399320" calcext:value-type="float">
            <text:p>6399320</text:p>
          </table:table-cell>
          <table:table-cell office:value-type="float" office:value="10848792" calcext:value-type="float">
            <text:p>10848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89" calcext:value-type="float">
            <text:p>1789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341" calcext:value-type="float">
            <text:p>1610516708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484" calcext:value-type="float">
            <text:p>244484</text:p>
          </table:table-cell>
          <table:table-cell office:value-type="float" office:value="1127" calcext:value-type="float">
            <text:p>1127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8040" calcext:value-type="float">
            <text:p>17128040</text:p>
          </table:table-cell>
          <table:table-cell office:value-type="float" office:value="10579968" calcext:value-type="float">
            <text:p>10579968</text:p>
          </table:table-cell>
          <table:table-cell office:value-type="float" office:value="6548072" calcext:value-type="float">
            <text:p>6548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03" calcext:value-type="float">
            <text:p>1803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446" calcext:value-type="float">
            <text:p>1610516708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944" calcext:value-type="float">
            <text:p>245944</text:p>
          </table:table-cell>
          <table:table-cell office:value-type="float" office:value="1129" calcext:value-type="float">
            <text:p>1129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1888" calcext:value-type="float">
            <text:p>17411888</text:p>
          </table:table-cell>
          <table:table-cell office:value-type="float" office:value="12518216" calcext:value-type="float">
            <text:p>12518216</text:p>
          </table:table-cell>
          <table:table-cell office:value-type="float" office:value="4893672" calcext:value-type="float">
            <text:p>4893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16" calcext:value-type="float">
            <text:p>1816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551" calcext:value-type="float">
            <text:p>1610516708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200" calcext:value-type="float">
            <text:p>233200</text:p>
          </table:table-cell>
          <table:table-cell office:value-type="float" office:value="1116" calcext:value-type="float">
            <text:p>1116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08272" calcext:value-type="float">
            <text:p>19208272</text:p>
          </table:table-cell>
          <table:table-cell office:value-type="float" office:value="0" calcext:value-type="float">
            <text:p>0</text:p>
          </table:table-cell>
          <table:table-cell office:value-type="float" office:value="19208272" calcext:value-type="float">
            <text:p>19208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30" calcext:value-type="float">
            <text:p>1830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655" calcext:value-type="float">
            <text:p>1610516708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700" calcext:value-type="float">
            <text:p>239700</text:p>
          </table:table-cell>
          <table:table-cell office:value-type="float" office:value="1122" calcext:value-type="float">
            <text:p>1122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2504" calcext:value-type="float">
            <text:p>17132504</text:p>
          </table:table-cell>
          <table:table-cell office:value-type="float" office:value="4648960" calcext:value-type="float">
            <text:p>4648960</text:p>
          </table:table-cell>
          <table:table-cell office:value-type="float" office:value="12483544" calcext:value-type="float">
            <text:p>12483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3" calcext:value-type="float">
            <text:p>1843</text:p>
          </table:table-cell>
          <table:table-cell office:value-type="float" office:value="-331" calcext:value-type="float">
            <text:p>-3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760" calcext:value-type="float">
            <text:p>1610516708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388" calcext:value-type="float">
            <text:p>240388</text:p>
          </table:table-cell>
          <table:table-cell office:value-type="float" office:value="1123" calcext:value-type="float">
            <text:p>1123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3400" calcext:value-type="float">
            <text:p>16793400</text:p>
          </table:table-cell>
          <table:table-cell office:value-type="float" office:value="5790232" calcext:value-type="float">
            <text:p>5790232</text:p>
          </table:table-cell>
          <table:table-cell office:value-type="float" office:value="11003168" calcext:value-type="float">
            <text:p>11003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56" calcext:value-type="float">
            <text:p>1856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865" calcext:value-type="float">
            <text:p>1610516708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600" calcext:value-type="float">
            <text:p>245600</text:p>
          </table:table-cell>
          <table:table-cell office:value-type="float" office:value="1128" calcext:value-type="float">
            <text:p>1128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1024" calcext:value-type="float">
            <text:p>17361024</text:p>
          </table:table-cell>
          <table:table-cell office:value-type="float" office:value="11792384" calcext:value-type="float">
            <text:p>11792384</text:p>
          </table:table-cell>
          <table:table-cell office:value-type="float" office:value="5568640" calcext:value-type="float">
            <text:p>5568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71" calcext:value-type="float">
            <text:p>187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8972" calcext:value-type="float">
            <text:p>1610516708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320" calcext:value-type="float">
            <text:p>234320</text:p>
          </table:table-cell>
          <table:table-cell office:value-type="float" office:value="1117" calcext:value-type="float">
            <text:p>1117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5336" calcext:value-type="float">
            <text:p>16825336</text:p>
          </table:table-cell>
          <table:table-cell office:value-type="float" office:value="12288" calcext:value-type="float">
            <text:p>12288</text:p>
          </table:table-cell>
          <table:table-cell office:value-type="float" office:value="16813048" calcext:value-type="float">
            <text:p>16813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84" calcext:value-type="float">
            <text:p>1884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076" calcext:value-type="float">
            <text:p>1610516709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432" calcext:value-type="float">
            <text:p>240432</text:p>
          </table:table-cell>
          <table:table-cell office:value-type="float" office:value="1123" calcext:value-type="float">
            <text:p>1123</text:p>
          </table:table-cell>
          <table:table-cell office:value-type="float" office:value="910508" calcext:value-type="float">
            <text:p>910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6832" calcext:value-type="float">
            <text:p>17226832</text:p>
          </table:table-cell>
          <table:table-cell office:value-type="float" office:value="6222584" calcext:value-type="float">
            <text:p>6222584</text:p>
          </table:table-cell>
          <table:table-cell office:value-type="float" office:value="11004248" calcext:value-type="float">
            <text:p>11004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97" calcext:value-type="float">
            <text:p>1897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182" calcext:value-type="float">
            <text:p>1610516709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372" calcext:value-type="float">
            <text:p>232372</text:p>
          </table:table-cell>
          <table:table-cell office:value-type="float" office:value="1116" calcext:value-type="float">
            <text:p>1116</text:p>
          </table:table-cell>
          <table:table-cell office:value-type="float" office:value="910504" calcext:value-type="float">
            <text:p>910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52864" calcext:value-type="float">
            <text:p>19252864</text:p>
          </table:table-cell>
          <table:table-cell office:value-type="float" office:value="0" calcext:value-type="float">
            <text:p>0</text:p>
          </table:table-cell>
          <table:table-cell office:value-type="float" office:value="19252864" calcext:value-type="float">
            <text:p>19252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1" calcext:value-type="float">
            <text:p>191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286" calcext:value-type="float">
            <text:p>1610516709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308" calcext:value-type="float">
            <text:p>242308</text:p>
          </table:table-cell>
          <table:table-cell office:value-type="float" office:value="1125" calcext:value-type="float">
            <text:p>1125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2384" calcext:value-type="float">
            <text:p>17092384</text:p>
          </table:table-cell>
          <table:table-cell office:value-type="float" office:value="7761920" calcext:value-type="float">
            <text:p>7761920</text:p>
          </table:table-cell>
          <table:table-cell office:value-type="float" office:value="9330464" calcext:value-type="float">
            <text:p>9330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25" calcext:value-type="float">
            <text:p>1925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390" calcext:value-type="float">
            <text:p>16105167093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364" calcext:value-type="float">
            <text:p>234364</text:p>
          </table:table-cell>
          <table:table-cell office:value-type="float" office:value="1117" calcext:value-type="float">
            <text:p>1117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5720" calcext:value-type="float">
            <text:p>17265720</text:p>
          </table:table-cell>
          <table:table-cell office:value-type="float" office:value="0" calcext:value-type="float">
            <text:p>0</text:p>
          </table:table-cell>
          <table:table-cell office:value-type="float" office:value="17265720" calcext:value-type="float">
            <text:p>17265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38" calcext:value-type="float">
            <text:p>1938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495" calcext:value-type="float">
            <text:p>1610516709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908" calcext:value-type="float">
            <text:p>241908</text:p>
          </table:table-cell>
          <table:table-cell office:value-type="float" office:value="1125" calcext:value-type="float">
            <text:p>1125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2608" calcext:value-type="float">
            <text:p>17122608</text:p>
          </table:table-cell>
          <table:table-cell office:value-type="float" office:value="7194760" calcext:value-type="float">
            <text:p>7194760</text:p>
          </table:table-cell>
          <table:table-cell office:value-type="float" office:value="9927848" calcext:value-type="float">
            <text:p>9927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51" calcext:value-type="float">
            <text:p>1951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600" calcext:value-type="float">
            <text:p>1610516709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752" calcext:value-type="float">
            <text:p>234752</text:p>
          </table:table-cell>
          <table:table-cell office:value-type="float" office:value="1118" calcext:value-type="float">
            <text:p>1118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11088" calcext:value-type="float">
            <text:p>18011088</text:p>
          </table:table-cell>
          <table:table-cell office:value-type="float" office:value="0" calcext:value-type="float">
            <text:p>0</text:p>
          </table:table-cell>
          <table:table-cell office:value-type="float" office:value="18011088" calcext:value-type="float">
            <text:p>18011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65" calcext:value-type="float">
            <text:p>1965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704" calcext:value-type="float">
            <text:p>1610516709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820" calcext:value-type="float">
            <text:p>234820</text:p>
          </table:table-cell>
          <table:table-cell office:value-type="float" office:value="1118" calcext:value-type="float">
            <text:p>1118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64520" calcext:value-type="float">
            <text:p>64520</text:p>
          </table:table-cell>
          <table:table-cell office:value-type="float" office:value="17613816" calcext:value-type="float">
            <text:p>17613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79" calcext:value-type="float">
            <text:p>1979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811" calcext:value-type="float">
            <text:p>1610516709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64" calcext:value-type="float">
            <text:p>247264</text:p>
          </table:table-cell>
          <table:table-cell office:value-type="float" office:value="1130" calcext:value-type="float">
            <text:p>1130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4520" calcext:value-type="float">
            <text:p>17204520</text:p>
          </table:table-cell>
          <table:table-cell office:value-type="float" office:value="12625936" calcext:value-type="float">
            <text:p>12625936</text:p>
          </table:table-cell>
          <table:table-cell office:value-type="float" office:value="4578584" calcext:value-type="float">
            <text:p>4578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94" calcext:value-type="float">
            <text:p>1994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09917" calcext:value-type="float">
            <text:p>1610516709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616" calcext:value-type="float">
            <text:p>243616</text:p>
          </table:table-cell>
          <table:table-cell office:value-type="float" office:value="1126" calcext:value-type="float">
            <text:p>1126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4144" calcext:value-type="float">
            <text:p>17064144</text:p>
          </table:table-cell>
          <table:table-cell office:value-type="float" office:value="7401472" calcext:value-type="float">
            <text:p>7401472</text:p>
          </table:table-cell>
          <table:table-cell office:value-type="float" office:value="9662672" calcext:value-type="float">
            <text:p>9662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06" calcext:value-type="float">
            <text:p>2006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022" calcext:value-type="float">
            <text:p>1610516710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112" calcext:value-type="float">
            <text:p>238112</text:p>
          </table:table-cell>
          <table:table-cell office:value-type="float" office:value="1121" calcext:value-type="float">
            <text:p>1121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6216" calcext:value-type="float">
            <text:p>17036216</text:p>
          </table:table-cell>
          <table:table-cell office:value-type="float" office:value="2338816" calcext:value-type="float">
            <text:p>2338816</text:p>
          </table:table-cell>
          <table:table-cell office:value-type="float" office:value="14697400" calcext:value-type="float">
            <text:p>14697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18" calcext:value-type="float">
            <text:p>2018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126" calcext:value-type="float">
            <text:p>1610516710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32" calcext:value-type="float">
            <text:p>247232</text:p>
          </table:table-cell>
          <table:table-cell office:value-type="float" office:value="1131" calcext:value-type="float">
            <text:p>1131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51920" calcext:value-type="float">
            <text:p>17651920</text:p>
          </table:table-cell>
          <table:table-cell office:value-type="float" office:value="0" calcext:value-type="float">
            <text:p>0</text:p>
          </table:table-cell>
          <table:table-cell office:value-type="float" office:value="17651920" calcext:value-type="float">
            <text:p>17651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33" calcext:value-type="float">
            <text:p>2033</text:p>
          </table:table-cell>
          <table:table-cell office:value-type="float" office:value="-801" calcext:value-type="float">
            <text:p>-80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231" calcext:value-type="float">
            <text:p>1610516710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064" calcext:value-type="float">
            <text:p>245064</text:p>
          </table:table-cell>
          <table:table-cell office:value-type="float" office:value="1128" calcext:value-type="float">
            <text:p>1128</text:p>
          </table:table-cell>
          <table:table-cell office:value-type="float" office:value="910532" calcext:value-type="float">
            <text:p>910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2056" calcext:value-type="float">
            <text:p>17132056</text:p>
          </table:table-cell>
          <table:table-cell office:value-type="float" office:value="8987560" calcext:value-type="float">
            <text:p>8987560</text:p>
          </table:table-cell>
          <table:table-cell office:value-type="float" office:value="8144496" calcext:value-type="float">
            <text:p>8144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47" calcext:value-type="float">
            <text:p>2047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336" calcext:value-type="float">
            <text:p>1610516710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244" calcext:value-type="float">
            <text:p>242244</text:p>
          </table:table-cell>
          <table:table-cell office:value-type="float" office:value="1125" calcext:value-type="float">
            <text:p>1125</text:p>
          </table:table-cell>
          <table:table-cell office:value-type="float" office:value="910536" calcext:value-type="float">
            <text:p>910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5392" calcext:value-type="float">
            <text:p>17055392</text:p>
          </table:table-cell>
          <table:table-cell office:value-type="float" office:value="6365528" calcext:value-type="float">
            <text:p>6365528</text:p>
          </table:table-cell>
          <table:table-cell office:value-type="float" office:value="10689864" calcext:value-type="float">
            <text:p>10689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60" calcext:value-type="float">
            <text:p>2060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441" calcext:value-type="float">
            <text:p>1610516710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680" calcext:value-type="float">
            <text:p>239680</text:p>
          </table:table-cell>
          <table:table-cell office:value-type="float" office:value="1123" calcext:value-type="float">
            <text:p>1123</text:p>
          </table:table-cell>
          <table:table-cell office:value-type="float" office:value="910536" calcext:value-type="float">
            <text:p>910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2888" calcext:value-type="float">
            <text:p>17142888</text:p>
          </table:table-cell>
          <table:table-cell office:value-type="float" office:value="4203432" calcext:value-type="float">
            <text:p>4203432</text:p>
          </table:table-cell>
          <table:table-cell office:value-type="float" office:value="12939456" calcext:value-type="float">
            <text:p>12939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73" calcext:value-type="float">
            <text:p>2073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545" calcext:value-type="float">
            <text:p>1610516710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544" calcext:value-type="float">
            <text:p>239544</text:p>
          </table:table-cell>
          <table:table-cell office:value-type="float" office:value="1122" calcext:value-type="float">
            <text:p>1122</text:p>
          </table:table-cell>
          <table:table-cell office:value-type="float" office:value="910536" calcext:value-type="float">
            <text:p>910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4544" calcext:value-type="float">
            <text:p>16804544</text:p>
          </table:table-cell>
          <table:table-cell office:value-type="float" office:value="2990056" calcext:value-type="float">
            <text:p>2990056</text:p>
          </table:table-cell>
          <table:table-cell office:value-type="float" office:value="13814488" calcext:value-type="float">
            <text:p>13814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86" calcext:value-type="float">
            <text:p>2086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650" calcext:value-type="float">
            <text:p>16105167106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176" calcext:value-type="float">
            <text:p>238176</text:p>
          </table:table-cell>
          <table:table-cell office:value-type="float" office:value="1121" calcext:value-type="float">
            <text:p>1121</text:p>
          </table:table-cell>
          <table:table-cell office:value-type="float" office:value="910536" calcext:value-type="float">
            <text:p>910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80376" calcext:value-type="float">
            <text:p>16580376</text:p>
          </table:table-cell>
          <table:table-cell office:value-type="float" office:value="2203192" calcext:value-type="float">
            <text:p>2203192</text:p>
          </table:table-cell>
          <table:table-cell office:value-type="float" office:value="14377184" calcext:value-type="float">
            <text:p>14377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99" calcext:value-type="float">
            <text:p>2099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754" calcext:value-type="float">
            <text:p>1610516710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612" calcext:value-type="float">
            <text:p>237612</text:p>
          </table:table-cell>
          <table:table-cell office:value-type="float" office:value="1121" calcext:value-type="float">
            <text:p>1121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5280" calcext:value-type="float">
            <text:p>16635280</text:p>
          </table:table-cell>
          <table:table-cell office:value-type="float" office:value="1974488" calcext:value-type="float">
            <text:p>1974488</text:p>
          </table:table-cell>
          <table:table-cell office:value-type="float" office:value="14660792" calcext:value-type="float">
            <text:p>14660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12" calcext:value-type="float">
            <text:p>2112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859" calcext:value-type="float">
            <text:p>1610516710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172" calcext:value-type="float">
            <text:p>239172</text:p>
          </table:table-cell>
          <table:table-cell office:value-type="float" office:value="1122" calcext:value-type="float">
            <text:p>1122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8296" calcext:value-type="float">
            <text:p>16608296</text:p>
          </table:table-cell>
          <table:table-cell office:value-type="float" office:value="2794296" calcext:value-type="float">
            <text:p>2794296</text:p>
          </table:table-cell>
          <table:table-cell office:value-type="float" office:value="13814000" calcext:value-type="float">
            <text:p>13814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25" calcext:value-type="float">
            <text:p>2125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0963" calcext:value-type="float">
            <text:p>1610516710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968" calcext:value-type="float">
            <text:p>240968</text:p>
          </table:table-cell>
          <table:table-cell office:value-type="float" office:value="1124" calcext:value-type="float">
            <text:p>1124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7360" calcext:value-type="float">
            <text:p>16597360</text:p>
          </table:table-cell>
          <table:table-cell office:value-type="float" office:value="4909000" calcext:value-type="float">
            <text:p>4909000</text:p>
          </table:table-cell>
          <table:table-cell office:value-type="float" office:value="11688360" calcext:value-type="float">
            <text:p>11688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38" calcext:value-type="float">
            <text:p>2138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068" calcext:value-type="float">
            <text:p>1610516711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836" calcext:value-type="float">
            <text:p>243836</text:p>
          </table:table-cell>
          <table:table-cell office:value-type="float" office:value="1127" calcext:value-type="float">
            <text:p>1127</text:p>
          </table:table-cell>
          <table:table-cell office:value-type="float" office:value="910520" calcext:value-type="float">
            <text:p>910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0008" calcext:value-type="float">
            <text:p>16620008</text:p>
          </table:table-cell>
          <table:table-cell office:value-type="float" office:value="8137848" calcext:value-type="float">
            <text:p>8137848</text:p>
          </table:table-cell>
          <table:table-cell office:value-type="float" office:value="8482160" calcext:value-type="float">
            <text:p>8482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50" calcext:value-type="float">
            <text:p>2150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172" calcext:value-type="float">
            <text:p>1610516711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548" calcext:value-type="float">
            <text:p>248548</text:p>
          </table:table-cell>
          <table:table-cell office:value-type="float" office:value="1131" calcext:value-type="float">
            <text:p>1131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6448" calcext:value-type="float">
            <text:p>16626448</text:p>
          </table:table-cell>
          <table:table-cell office:value-type="float" office:value="12055096" calcext:value-type="float">
            <text:p>12055096</text:p>
          </table:table-cell>
          <table:table-cell office:value-type="float" office:value="4571352" calcext:value-type="float">
            <text:p>4571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64" calcext:value-type="float">
            <text:p>2164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277" calcext:value-type="float">
            <text:p>1610516711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676" calcext:value-type="float">
            <text:p>238676</text:p>
          </table:table-cell>
          <table:table-cell office:value-type="float" office:value="1122" calcext:value-type="float">
            <text:p>1122</text:p>
          </table:table-cell>
          <table:table-cell office:value-type="float" office:value="910372" calcext:value-type="float">
            <text:p>9103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4408" calcext:value-type="float">
            <text:p>16534408</text:p>
          </table:table-cell>
          <table:table-cell office:value-type="float" office:value="2732032" calcext:value-type="float">
            <text:p>2732032</text:p>
          </table:table-cell>
          <table:table-cell office:value-type="float" office:value="13802376" calcext:value-type="float">
            <text:p>13802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76" calcext:value-type="float">
            <text:p>2176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383" calcext:value-type="float">
            <text:p>1610516711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028" calcext:value-type="float">
            <text:p>245028</text:p>
          </table:table-cell>
          <table:table-cell office:value-type="float" office:value="1128" calcext:value-type="float">
            <text:p>1128</text:p>
          </table:table-cell>
          <table:table-cell office:value-type="float" office:value="910372" calcext:value-type="float">
            <text:p>9103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58656" calcext:value-type="float">
            <text:p>16258656</text:p>
          </table:table-cell>
          <table:table-cell office:value-type="float" office:value="8876032" calcext:value-type="float">
            <text:p>8876032</text:p>
          </table:table-cell>
          <table:table-cell office:value-type="float" office:value="7382624" calcext:value-type="float">
            <text:p>7382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89" calcext:value-type="float">
            <text:p>2189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489" calcext:value-type="float">
            <text:p>1610516711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920" calcext:value-type="float">
            <text:p>237920</text:p>
          </table:table-cell>
          <table:table-cell office:value-type="float" office:value="1121" calcext:value-type="float">
            <text:p>1121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58656" calcext:value-type="float">
            <text:p>16258656</text:p>
          </table:table-cell>
          <table:table-cell office:value-type="float" office:value="1505992" calcext:value-type="float">
            <text:p>1505992</text:p>
          </table:table-cell>
          <table:table-cell office:value-type="float" office:value="14752664" calcext:value-type="float">
            <text:p>14752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00" calcext:value-type="float">
            <text:p>2200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593" calcext:value-type="float">
            <text:p>1610516711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52" calcext:value-type="float">
            <text:p>246352</text:p>
          </table:table-cell>
          <table:table-cell office:value-type="float" office:value="1129" calcext:value-type="float">
            <text:p>1129</text:p>
          </table:table-cell>
          <table:table-cell office:value-type="float" office:value="910348" calcext:value-type="float">
            <text:p>9103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20224" calcext:value-type="float">
            <text:p>16220224</text:p>
          </table:table-cell>
          <table:table-cell office:value-type="float" office:value="10132312" calcext:value-type="float">
            <text:p>10132312</text:p>
          </table:table-cell>
          <table:table-cell office:value-type="float" office:value="6087912" calcext:value-type="float">
            <text:p>6087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13" calcext:value-type="float">
            <text:p>2213</text:p>
          </table:table-cell>
          <table:table-cell office:value-type="float" office:value="-820" calcext:value-type="float">
            <text:p>-82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697" calcext:value-type="float">
            <text:p>1610516711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52" calcext:value-type="float">
            <text:p>243252</text:p>
          </table:table-cell>
          <table:table-cell office:value-type="float" office:value="1126" calcext:value-type="float">
            <text:p>1126</text:p>
          </table:table-cell>
          <table:table-cell office:value-type="float" office:value="910348" calcext:value-type="float">
            <text:p>9103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8776" calcext:value-type="float">
            <text:p>16128776</text:p>
          </table:table-cell>
          <table:table-cell office:value-type="float" office:value="6778880" calcext:value-type="float">
            <text:p>6778880</text:p>
          </table:table-cell>
          <table:table-cell office:value-type="float" office:value="9349896" calcext:value-type="float">
            <text:p>9349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26" calcext:value-type="float">
            <text:p>2226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802" calcext:value-type="float">
            <text:p>1610516711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648" calcext:value-type="float">
            <text:p>240648</text:p>
          </table:table-cell>
          <table:table-cell office:value-type="float" office:value="1123" calcext:value-type="float">
            <text:p>1123</text:p>
          </table:table-cell>
          <table:table-cell office:value-type="float" office:value="910348" calcext:value-type="float">
            <text:p>9103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8776" calcext:value-type="float">
            <text:p>16128776</text:p>
          </table:table-cell>
          <table:table-cell office:value-type="float" office:value="4286744" calcext:value-type="float">
            <text:p>4286744</text:p>
          </table:table-cell>
          <table:table-cell office:value-type="float" office:value="11842032" calcext:value-type="float">
            <text:p>11842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37" calcext:value-type="float">
            <text:p>2237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1906" calcext:value-type="float">
            <text:p>1610516711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508" calcext:value-type="float">
            <text:p>241508</text:p>
          </table:table-cell>
          <table:table-cell office:value-type="float" office:value="1124" calcext:value-type="float">
            <text:p>1124</text:p>
          </table:table-cell>
          <table:table-cell office:value-type="float" office:value="910348" calcext:value-type="float">
            <text:p>9103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7496" calcext:value-type="float">
            <text:p>16137496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11095320" calcext:value-type="float">
            <text:p>11095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50" calcext:value-type="float">
            <text:p>2250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010" calcext:value-type="float">
            <text:p>1610516712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632" calcext:value-type="float">
            <text:p>243632</text:p>
          </table:table-cell>
          <table:table-cell office:value-type="float" office:value="1126" calcext:value-type="float">
            <text:p>1126</text:p>
          </table:table-cell>
          <table:table-cell office:value-type="float" office:value="910348" calcext:value-type="float">
            <text:p>9103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7496" calcext:value-type="float">
            <text:p>16137496</text:p>
          </table:table-cell>
          <table:table-cell office:value-type="float" office:value="7359880" calcext:value-type="float">
            <text:p>7359880</text:p>
          </table:table-cell>
          <table:table-cell office:value-type="float" office:value="8777616" calcext:value-type="float">
            <text:p>8777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61" calcext:value-type="float">
            <text:p>2261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114" calcext:value-type="float">
            <text:p>1610516712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440" calcext:value-type="float">
            <text:p>236440</text:p>
          </table:table-cell>
          <table:table-cell office:value-type="float" office:value="1119" calcext:value-type="float">
            <text:p>1119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7496" calcext:value-type="float">
            <text:p>16137496</text:p>
          </table:table-cell>
          <table:table-cell office:value-type="float" office:value="10344" calcext:value-type="float">
            <text:p>10344</text:p>
          </table:table-cell>
          <table:table-cell office:value-type="float" office:value="16127152" calcext:value-type="float">
            <text:p>16127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73" calcext:value-type="float">
            <text:p>2273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218" calcext:value-type="float">
            <text:p>1610516712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756" calcext:value-type="float">
            <text:p>243756</text:p>
          </table:table-cell>
          <table:table-cell office:value-type="float" office:value="1127" calcext:value-type="float">
            <text:p>1127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3800" calcext:value-type="float">
            <text:p>16123800</text:p>
          </table:table-cell>
          <table:table-cell office:value-type="float" office:value="7352320" calcext:value-type="float">
            <text:p>7352320</text:p>
          </table:table-cell>
          <table:table-cell office:value-type="float" office:value="8771480" calcext:value-type="float">
            <text:p>8771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84" calcext:value-type="float">
            <text:p>2284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323" calcext:value-type="float">
            <text:p>1610516712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656" calcext:value-type="float">
            <text:p>240656</text:p>
          </table:table-cell>
          <table:table-cell office:value-type="float" office:value="1124" calcext:value-type="float">
            <text:p>1124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3800" calcext:value-type="float">
            <text:p>16123800</text:p>
          </table:table-cell>
          <table:table-cell office:value-type="float" office:value="4083712" calcext:value-type="float">
            <text:p>4083712</text:p>
          </table:table-cell>
          <table:table-cell office:value-type="float" office:value="12040088" calcext:value-type="float">
            <text:p>12040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94" calcext:value-type="float">
            <text:p>2294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427" calcext:value-type="float">
            <text:p>1610516712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168" calcext:value-type="float">
            <text:p>239168</text:p>
          </table:table-cell>
          <table:table-cell office:value-type="float" office:value="1122" calcext:value-type="float">
            <text:p>1122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3800" calcext:value-type="float">
            <text:p>16123800</text:p>
          </table:table-cell>
          <table:table-cell office:value-type="float" office:value="2568192" calcext:value-type="float">
            <text:p>2568192</text:p>
          </table:table-cell>
          <table:table-cell office:value-type="float" office:value="13555608" calcext:value-type="float">
            <text:p>13555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06" calcext:value-type="float">
            <text:p>2306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531" calcext:value-type="float">
            <text:p>1610516712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672" calcext:value-type="float">
            <text:p>238672</text:p>
          </table:table-cell>
          <table:table-cell office:value-type="float" office:value="1122" calcext:value-type="float">
            <text:p>1122</text:p>
          </table:table-cell>
          <table:table-cell office:value-type="float" office:value="910352" calcext:value-type="float">
            <text:p>9103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3800" calcext:value-type="float">
            <text:p>16123800</text:p>
          </table:table-cell>
          <table:table-cell office:value-type="float" office:value="2068480" calcext:value-type="float">
            <text:p>2068480</text:p>
          </table:table-cell>
          <table:table-cell office:value-type="float" office:value="14055320" calcext:value-type="float">
            <text:p>14055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16" calcext:value-type="float">
            <text:p>2316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2635" calcext:value-type="float">
            <text:p>1610516712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84" calcext:value-type="float">
            <text:p>246184</text:p>
          </table:table-cell>
          <table:table-cell office:value-type="float" office:value="1129" calcext:value-type="float">
            <text:p>1129</text:p>
          </table:table-cell>
          <table:table-cell office:value-type="float" office:value="910356" calcext:value-type="float">
            <text:p>9103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3800" calcext:value-type="float">
            <text:p>16123800</text:p>
          </table:table-cell>
          <table:table-cell office:value-type="float" office:value="9357192" calcext:value-type="float">
            <text:p>9357192</text:p>
          </table:table-cell>
          <table:table-cell office:value-type="float" office:value="6766608" calcext:value-type="float">
            <text:p>6766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28" calcext:value-type="float">
            <text:p>2328</text:p>
          </table:table-cell>
          <table:table-cell office:value-type="float" office:value="-232" calcext:value-type="float">
            <text:p>-232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301" calcext:value-type="float">
            <text:p>1610516717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220" calcext:value-type="float">
            <text:p>245220</text:p>
          </table:table-cell>
          <table:table-cell office:value-type="float" office:value="1128" calcext:value-type="float">
            <text:p>1128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8832" calcext:value-type="float">
            <text:p>17228832</text:p>
          </table:table-cell>
          <table:table-cell office:value-type="float" office:value="9777152" calcext:value-type="float">
            <text:p>9777152</text:p>
          </table:table-cell>
          <table:table-cell office:value-type="float" office:value="7451680" calcext:value-type="float">
            <text:p>7451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42" calcext:value-type="float">
            <text:p>2342</text:p>
          </table:table-cell>
          <table:table-cell office:value-type="float" office:value="-232" calcext:value-type="float">
            <text:p>-232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405" calcext:value-type="float">
            <text:p>1610516717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364" calcext:value-type="float">
            <text:p>237364</text:p>
          </table:table-cell>
          <table:table-cell office:value-type="float" office:value="1120" calcext:value-type="float">
            <text:p>1120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9840" calcext:value-type="float">
            <text:p>17399840</text:p>
          </table:table-cell>
          <table:table-cell office:value-type="float" office:value="1663384" calcext:value-type="float">
            <text:p>1663384</text:p>
          </table:table-cell>
          <table:table-cell office:value-type="float" office:value="15736456" calcext:value-type="float">
            <text:p>15736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55" calcext:value-type="float">
            <text:p>2355</text:p>
          </table:table-cell>
          <table:table-cell office:value-type="float" office:value="-232" calcext:value-type="float">
            <text:p>-232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509" calcext:value-type="float">
            <text:p>1610516717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424" calcext:value-type="float">
            <text:p>235424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2920" calcext:value-type="float">
            <text:p>17052920</text:p>
          </table:table-cell>
          <table:table-cell office:value-type="float" office:value="28640" calcext:value-type="float">
            <text:p>28640</text:p>
          </table:table-cell>
          <table:table-cell office:value-type="float" office:value="17024280" calcext:value-type="float">
            <text:p>17024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69" calcext:value-type="float">
            <text:p>2369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613" calcext:value-type="float">
            <text:p>1610516717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448" calcext:value-type="float">
            <text:p>232448</text:p>
          </table:table-cell>
          <table:table-cell office:value-type="float" office:value="1115" calcext:value-type="float">
            <text:p>1115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230792" calcext:value-type="float">
            <text:p>20230792</text:p>
          </table:table-cell>
          <table:table-cell office:value-type="float" office:value="0" calcext:value-type="float">
            <text:p>0</text:p>
          </table:table-cell>
          <table:table-cell office:value-type="float" office:value="20230792" calcext:value-type="float">
            <text:p>20230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83" calcext:value-type="float">
            <text:p>2383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717" calcext:value-type="float">
            <text:p>1610516717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928" calcext:value-type="float">
            <text:p>234928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4424" calcext:value-type="float">
            <text:p>17634424</text:p>
          </table:table-cell>
          <table:table-cell office:value-type="float" office:value="0" calcext:value-type="float">
            <text:p>0</text:p>
          </table:table-cell>
          <table:table-cell office:value-type="float" office:value="17634424" calcext:value-type="float">
            <text:p>17634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96" calcext:value-type="float">
            <text:p>2396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821" calcext:value-type="float">
            <text:p>1610516717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192" calcext:value-type="float">
            <text:p>233192</text:p>
          </table:table-cell>
          <table:table-cell office:value-type="float" office:value="1116" calcext:value-type="float">
            <text:p>1116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00104" calcext:value-type="float">
            <text:p>19100104</text:p>
          </table:table-cell>
          <table:table-cell office:value-type="float" office:value="0" calcext:value-type="float">
            <text:p>0</text:p>
          </table:table-cell>
          <table:table-cell office:value-type="float" office:value="19100104" calcext:value-type="float">
            <text:p>19100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10" calcext:value-type="float">
            <text:p>2410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7926" calcext:value-type="float">
            <text:p>1610516717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548" calcext:value-type="float">
            <text:p>235548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6424" calcext:value-type="float">
            <text:p>17336424</text:p>
          </table:table-cell>
          <table:table-cell office:value-type="float" office:value="77824" calcext:value-type="float">
            <text:p>77824</text:p>
          </table:table-cell>
          <table:table-cell office:value-type="float" office:value="17258600" calcext:value-type="float">
            <text:p>17258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24" calcext:value-type="float">
            <text:p>2424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030" calcext:value-type="float">
            <text:p>16105167180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432" calcext:value-type="float">
            <text:p>234432</text:p>
          </table:table-cell>
          <table:table-cell office:value-type="float" office:value="1117" calcext:value-type="float">
            <text:p>1117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56472" calcext:value-type="float">
            <text:p>18456472</text:p>
          </table:table-cell>
          <table:table-cell office:value-type="float" office:value="0" calcext:value-type="float">
            <text:p>0</text:p>
          </table:table-cell>
          <table:table-cell office:value-type="float" office:value="18456472" calcext:value-type="float">
            <text:p>18456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37" calcext:value-type="float">
            <text:p>2437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134" calcext:value-type="float">
            <text:p>1610516718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648" calcext:value-type="float">
            <text:p>238648</text:p>
          </table:table-cell>
          <table:table-cell office:value-type="float" office:value="1121" calcext:value-type="float">
            <text:p>1121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0536" calcext:value-type="float">
            <text:p>16960536</text:p>
          </table:table-cell>
          <table:table-cell office:value-type="float" office:value="2060288" calcext:value-type="float">
            <text:p>2060288</text:p>
          </table:table-cell>
          <table:table-cell office:value-type="float" office:value="14900248" calcext:value-type="float">
            <text:p>14900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51" calcext:value-type="float">
            <text:p>2451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239" calcext:value-type="float">
            <text:p>1610516718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600" calcext:value-type="float">
            <text:p>244600</text:p>
          </table:table-cell>
          <table:table-cell office:value-type="float" office:value="1127" calcext:value-type="float">
            <text:p>1127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08928" calcext:value-type="float">
            <text:p>19308928</text:p>
          </table:table-cell>
          <table:table-cell office:value-type="float" office:value="11117928" calcext:value-type="float">
            <text:p>11117928</text:p>
          </table:table-cell>
          <table:table-cell office:value-type="float" office:value="8191000" calcext:value-type="float">
            <text:p>8191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65" calcext:value-type="float">
            <text:p>2465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343" calcext:value-type="float">
            <text:p>1610516718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448" calcext:value-type="float">
            <text:p>233448</text:p>
          </table:table-cell>
          <table:table-cell office:value-type="float" office:value="1117" calcext:value-type="float">
            <text:p>1117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31280" calcext:value-type="float">
            <text:p>19131280</text:p>
          </table:table-cell>
          <table:table-cell office:value-type="float" office:value="0" calcext:value-type="float">
            <text:p>0</text:p>
          </table:table-cell>
          <table:table-cell office:value-type="float" office:value="19131280" calcext:value-type="float">
            <text:p>19131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79" calcext:value-type="float">
            <text:p>2479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448" calcext:value-type="float">
            <text:p>1610516718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624" calcext:value-type="float">
            <text:p>245624</text:p>
          </table:table-cell>
          <table:table-cell office:value-type="float" office:value="1128" calcext:value-type="float">
            <text:p>112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10736" calcext:value-type="float">
            <text:p>17310736</text:p>
          </table:table-cell>
          <table:table-cell office:value-type="float" office:value="9318400" calcext:value-type="float">
            <text:p>9318400</text:p>
          </table:table-cell>
          <table:table-cell office:value-type="float" office:value="7992336" calcext:value-type="float">
            <text:p>7992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93" calcext:value-type="float">
            <text:p>2493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551" calcext:value-type="float">
            <text:p>1610516718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472" calcext:value-type="float">
            <text:p>246472</text:p>
          </table:table-cell>
          <table:table-cell office:value-type="float" office:value="1129" calcext:value-type="float">
            <text:p>1129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84888" calcext:value-type="float">
            <text:p>17184888</text:p>
          </table:table-cell>
          <table:table-cell office:value-type="float" office:value="10958696" calcext:value-type="float">
            <text:p>10958696</text:p>
          </table:table-cell>
          <table:table-cell office:value-type="float" office:value="6226192" calcext:value-type="float">
            <text:p>6226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06" calcext:value-type="float">
            <text:p>2506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656" calcext:value-type="float">
            <text:p>1610516718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952" calcext:value-type="float">
            <text:p>233952</text:p>
          </table:table-cell>
          <table:table-cell office:value-type="float" office:value="1117" calcext:value-type="float">
            <text:p>1117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70056" calcext:value-type="float">
            <text:p>18870056</text:p>
          </table:table-cell>
          <table:table-cell office:value-type="float" office:value="0" calcext:value-type="float">
            <text:p>0</text:p>
          </table:table-cell>
          <table:table-cell office:value-type="float" office:value="18870056" calcext:value-type="float">
            <text:p>18870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19" calcext:value-type="float">
            <text:p>2519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760" calcext:value-type="float">
            <text:p>16105167187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416" calcext:value-type="float">
            <text:p>240416</text:p>
          </table:table-cell>
          <table:table-cell office:value-type="float" office:value="1123" calcext:value-type="float">
            <text:p>1123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7224" calcext:value-type="float">
            <text:p>16987224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12780632" calcext:value-type="float">
            <text:p>12780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32" calcext:value-type="float">
            <text:p>2532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864" calcext:value-type="float">
            <text:p>1610516718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04" calcext:value-type="float">
            <text:p>243204</text:p>
          </table:table-cell>
          <table:table-cell office:value-type="float" office:value="1126" calcext:value-type="float">
            <text:p>1126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7344" calcext:value-type="float">
            <text:p>17107344</text:p>
          </table:table-cell>
          <table:table-cell office:value-type="float" office:value="8276664" calcext:value-type="float">
            <text:p>8276664</text:p>
          </table:table-cell>
          <table:table-cell office:value-type="float" office:value="8830680" calcext:value-type="float">
            <text:p>8830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46" calcext:value-type="float">
            <text:p>2546</text:p>
          </table:table-cell>
          <table:table-cell office:value-type="float" office:value="-821" calcext:value-type="float">
            <text:p>-82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8968" calcext:value-type="float">
            <text:p>1610516718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620" calcext:value-type="float">
            <text:p>233620</text:p>
          </table:table-cell>
          <table:table-cell office:value-type="float" office:value="1117" calcext:value-type="float">
            <text:p>1117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00528" calcext:value-type="float">
            <text:p>18900528</text:p>
          </table:table-cell>
          <table:table-cell office:value-type="float" office:value="0" calcext:value-type="float">
            <text:p>0</text:p>
          </table:table-cell>
          <table:table-cell office:value-type="float" office:value="18900528" calcext:value-type="float">
            <text:p>18900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60" calcext:value-type="float">
            <text:p>2560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073" calcext:value-type="float">
            <text:p>1610516719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36" calcext:value-type="float">
            <text:p>247236</text:p>
          </table:table-cell>
          <table:table-cell office:value-type="float" office:value="1130" calcext:value-type="float">
            <text:p>1130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3725776" calcext:value-type="float">
            <text:p>23725776</text:p>
          </table:table-cell>
          <table:table-cell office:value-type="float" office:value="0" calcext:value-type="float">
            <text:p>0</text:p>
          </table:table-cell>
          <table:table-cell office:value-type="float" office:value="23725776" calcext:value-type="float">
            <text:p>23725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75" calcext:value-type="float">
            <text:p>2575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181" calcext:value-type="float">
            <text:p>1610516719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920" calcext:value-type="float">
            <text:p>239920</text:p>
          </table:table-cell>
          <table:table-cell office:value-type="float" office:value="1123" calcext:value-type="float">
            <text:p>1123</text:p>
          </table:table-cell>
          <table:table-cell office:value-type="float" office:value="910360" calcext:value-type="float">
            <text:p>9103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4728" calcext:value-type="float">
            <text:p>17014728</text:p>
          </table:table-cell>
          <table:table-cell office:value-type="float" office:value="3551232" calcext:value-type="float">
            <text:p>3551232</text:p>
          </table:table-cell>
          <table:table-cell office:value-type="float" office:value="13463496" calcext:value-type="float">
            <text:p>13463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88" calcext:value-type="float">
            <text:p>2588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285" calcext:value-type="float">
            <text:p>1610516719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28" calcext:value-type="float">
            <text:p>112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6288" calcext:value-type="float">
            <text:p>17036288</text:p>
          </table:table-cell>
          <table:table-cell office:value-type="float" office:value="10280376" calcext:value-type="float">
            <text:p>10280376</text:p>
          </table:table-cell>
          <table:table-cell office:value-type="float" office:value="6755912" calcext:value-type="float">
            <text:p>6755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01" calcext:value-type="float">
            <text:p>2601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390" calcext:value-type="float">
            <text:p>16105167193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852" calcext:value-type="float">
            <text:p>237852</text:p>
          </table:table-cell>
          <table:table-cell office:value-type="float" office:value="1121" calcext:value-type="float">
            <text:p>1121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4984" calcext:value-type="float">
            <text:p>17044984</text:p>
          </table:table-cell>
          <table:table-cell office:value-type="float" office:value="1676360" calcext:value-type="float">
            <text:p>1676360</text:p>
          </table:table-cell>
          <table:table-cell office:value-type="float" office:value="15368624" calcext:value-type="float">
            <text:p>15368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14" calcext:value-type="float">
            <text:p>2614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495" calcext:value-type="float">
            <text:p>1610516719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568" calcext:value-type="float">
            <text:p>247568</text:p>
          </table:table-cell>
          <table:table-cell office:value-type="float" office:value="1130" calcext:value-type="float">
            <text:p>1130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8736" calcext:value-type="float">
            <text:p>17148736</text:p>
          </table:table-cell>
          <table:table-cell office:value-type="float" office:value="12216720" calcext:value-type="float">
            <text:p>12216720</text:p>
          </table:table-cell>
          <table:table-cell office:value-type="float" office:value="4932016" calcext:value-type="float">
            <text:p>4932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29" calcext:value-type="float">
            <text:p>2629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601" calcext:value-type="float">
            <text:p>1610516719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856" calcext:value-type="float">
            <text:p>241856</text:p>
          </table:table-cell>
          <table:table-cell office:value-type="float" office:value="1124" calcext:value-type="float">
            <text:p>1124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0808" calcext:value-type="float">
            <text:p>17040808</text:p>
          </table:table-cell>
          <table:table-cell office:value-type="float" office:value="6434816" calcext:value-type="float">
            <text:p>6434816</text:p>
          </table:table-cell>
          <table:table-cell office:value-type="float" office:value="10605992" calcext:value-type="float">
            <text:p>10605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41" calcext:value-type="float">
            <text:p>2641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705" calcext:value-type="float">
            <text:p>1610516719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460" calcext:value-type="float">
            <text:p>235460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1408" calcext:value-type="float">
            <text:p>16771408</text:p>
          </table:table-cell>
          <table:table-cell office:value-type="float" office:value="0" calcext:value-type="float">
            <text:p>0</text:p>
          </table:table-cell>
          <table:table-cell office:value-type="float" office:value="16771408" calcext:value-type="float">
            <text:p>16771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54" calcext:value-type="float">
            <text:p>2654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810" calcext:value-type="float">
            <text:p>16105167198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508" calcext:value-type="float">
            <text:p>235508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55864" calcext:value-type="float">
            <text:p>16955864</text:p>
          </table:table-cell>
          <table:table-cell office:value-type="float" office:value="126784" calcext:value-type="float">
            <text:p>126784</text:p>
          </table:table-cell>
          <table:table-cell office:value-type="float" office:value="16829080" calcext:value-type="float">
            <text:p>16829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69" calcext:value-type="float">
            <text:p>2669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19914" calcext:value-type="float">
            <text:p>1610516719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784" calcext:value-type="float">
            <text:p>245784</text:p>
          </table:table-cell>
          <table:table-cell office:value-type="float" office:value="1128" calcext:value-type="float">
            <text:p>112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6320" calcext:value-type="float">
            <text:p>16846320</text:p>
          </table:table-cell>
          <table:table-cell office:value-type="float" office:value="10531112" calcext:value-type="float">
            <text:p>10531112</text:p>
          </table:table-cell>
          <table:table-cell office:value-type="float" office:value="6315208" calcext:value-type="float">
            <text:p>6315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83" calcext:value-type="float">
            <text:p>2683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019" calcext:value-type="float">
            <text:p>1610516720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292" calcext:value-type="float">
            <text:p>241292</text:p>
          </table:table-cell>
          <table:table-cell office:value-type="float" office:value="1124" calcext:value-type="float">
            <text:p>1124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8136" calcext:value-type="float">
            <text:p>17048136</text:p>
          </table:table-cell>
          <table:table-cell office:value-type="float" office:value="6107112" calcext:value-type="float">
            <text:p>6107112</text:p>
          </table:table-cell>
          <table:table-cell office:value-type="float" office:value="10941024" calcext:value-type="float">
            <text:p>10941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96" calcext:value-type="float">
            <text:p>2696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124" calcext:value-type="float">
            <text:p>1610516720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512" calcext:value-type="float">
            <text:p>236512</text:p>
          </table:table-cell>
          <table:table-cell office:value-type="float" office:value="1119" calcext:value-type="float">
            <text:p>1119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8832" calcext:value-type="float">
            <text:p>16758832</text:p>
          </table:table-cell>
          <table:table-cell office:value-type="float" office:value="1093400" calcext:value-type="float">
            <text:p>1093400</text:p>
          </table:table-cell>
          <table:table-cell office:value-type="float" office:value="15665432" calcext:value-type="float">
            <text:p>15665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09" calcext:value-type="float">
            <text:p>2709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229" calcext:value-type="float">
            <text:p>1610516720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908" calcext:value-type="float">
            <text:p>233908</text:p>
          </table:table-cell>
          <table:table-cell office:value-type="float" office:value="1117" calcext:value-type="float">
            <text:p>1117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48672" calcext:value-type="float">
            <text:p>18048672</text:p>
          </table:table-cell>
          <table:table-cell office:value-type="float" office:value="0" calcext:value-type="float">
            <text:p>0</text:p>
          </table:table-cell>
          <table:table-cell office:value-type="float" office:value="18048672" calcext:value-type="float">
            <text:p>18048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22" calcext:value-type="float">
            <text:p>2722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333" calcext:value-type="float">
            <text:p>1610516720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412" calcext:value-type="float">
            <text:p>233412</text:p>
          </table:table-cell>
          <table:table-cell office:value-type="float" office:value="1116" calcext:value-type="float">
            <text:p>1116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73056" calcext:value-type="float">
            <text:p>18873056</text:p>
          </table:table-cell>
          <table:table-cell office:value-type="float" office:value="0" calcext:value-type="float">
            <text:p>0</text:p>
          </table:table-cell>
          <table:table-cell office:value-type="float" office:value="18873056" calcext:value-type="float">
            <text:p>18873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36" calcext:value-type="float">
            <text:p>2736</text:p>
          </table:table-cell>
          <table:table-cell office:value-type="float" office:value="-794" calcext:value-type="float">
            <text:p>-79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439" calcext:value-type="float">
            <text:p>1610516720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140" calcext:value-type="float">
            <text:p>236140</text:p>
          </table:table-cell>
          <table:table-cell office:value-type="float" office:value="1119" calcext:value-type="float">
            <text:p>1119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8456" calcext:value-type="float">
            <text:p>16988456</text:p>
          </table:table-cell>
          <table:table-cell office:value-type="float" office:value="762504" calcext:value-type="float">
            <text:p>762504</text:p>
          </table:table-cell>
          <table:table-cell office:value-type="float" office:value="16225952" calcext:value-type="float">
            <text:p>16225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48" calcext:value-type="float">
            <text:p>2748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543" calcext:value-type="float">
            <text:p>1610516720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180" calcext:value-type="float">
            <text:p>235180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6056" calcext:value-type="float">
            <text:p>17476056</text:p>
          </table:table-cell>
          <table:table-cell office:value-type="float" office:value="0" calcext:value-type="float">
            <text:p>0</text:p>
          </table:table-cell>
          <table:table-cell office:value-type="float" office:value="17476056" calcext:value-type="float">
            <text:p>17476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62" calcext:value-type="float">
            <text:p>2762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647" calcext:value-type="float">
            <text:p>1610516720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040" calcext:value-type="float">
            <text:p>237040</text:p>
          </table:table-cell>
          <table:table-cell office:value-type="float" office:value="1120" calcext:value-type="float">
            <text:p>1120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9736" calcext:value-type="float">
            <text:p>16769736</text:p>
          </table:table-cell>
          <table:table-cell office:value-type="float" office:value="1564328" calcext:value-type="float">
            <text:p>1564328</text:p>
          </table:table-cell>
          <table:table-cell office:value-type="float" office:value="15205408" calcext:value-type="float">
            <text:p>15205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75" calcext:value-type="float">
            <text:p>2775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752" calcext:value-type="float">
            <text:p>1610516720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536" calcext:value-type="float">
            <text:p>237536</text:p>
          </table:table-cell>
          <table:table-cell office:value-type="float" office:value="1120" calcext:value-type="float">
            <text:p>1120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1648" calcext:value-type="float">
            <text:p>16791648</text:p>
          </table:table-cell>
          <table:table-cell office:value-type="float" office:value="1810152" calcext:value-type="float">
            <text:p>1810152</text:p>
          </table:table-cell>
          <table:table-cell office:value-type="float" office:value="14981496" calcext:value-type="float">
            <text:p>1498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87" calcext:value-type="float">
            <text:p>2787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856" calcext:value-type="float">
            <text:p>1610516720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404" calcext:value-type="float">
            <text:p>238404</text:p>
          </table:table-cell>
          <table:table-cell office:value-type="float" office:value="1121" calcext:value-type="float">
            <text:p>1121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0808" calcext:value-type="float">
            <text:p>16420808</text:p>
          </table:table-cell>
          <table:table-cell office:value-type="float" office:value="2793976" calcext:value-type="float">
            <text:p>2793976</text:p>
          </table:table-cell>
          <table:table-cell office:value-type="float" office:value="13626832" calcext:value-type="float">
            <text:p>13626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00" calcext:value-type="float">
            <text:p>2800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0961" calcext:value-type="float">
            <text:p>1610516720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388" calcext:value-type="float">
            <text:p>240388</text:p>
          </table:table-cell>
          <table:table-cell office:value-type="float" office:value="1123" calcext:value-type="float">
            <text:p>1123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8016" calcext:value-type="float">
            <text:p>16688016</text:p>
          </table:table-cell>
          <table:table-cell office:value-type="float" office:value="4924312" calcext:value-type="float">
            <text:p>4924312</text:p>
          </table:table-cell>
          <table:table-cell office:value-type="float" office:value="11763704" calcext:value-type="float">
            <text:p>11763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13" calcext:value-type="float">
            <text:p>2813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065" calcext:value-type="float">
            <text:p>1610516721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40" calcext:value-type="float">
            <text:p>243240</text:p>
          </table:table-cell>
          <table:table-cell office:value-type="float" office:value="1126" calcext:value-type="float">
            <text:p>1126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6152" calcext:value-type="float">
            <text:p>16366152</text:p>
          </table:table-cell>
          <table:table-cell office:value-type="float" office:value="7284936" calcext:value-type="float">
            <text:p>7284936</text:p>
          </table:table-cell>
          <table:table-cell office:value-type="float" office:value="9081216" calcext:value-type="float">
            <text:p>9081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26" calcext:value-type="float">
            <text:p>2826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170" calcext:value-type="float">
            <text:p>1610516721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588" calcext:value-type="float">
            <text:p>246588</text:p>
          </table:table-cell>
          <table:table-cell office:value-type="float" office:value="1129" calcext:value-type="float">
            <text:p>1129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3472" calcext:value-type="float">
            <text:p>16453472</text:p>
          </table:table-cell>
          <table:table-cell office:value-type="float" office:value="10875080" calcext:value-type="float">
            <text:p>10875080</text:p>
          </table:table-cell>
          <table:table-cell office:value-type="float" office:value="5578392" calcext:value-type="float">
            <text:p>5578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38" calcext:value-type="float">
            <text:p>2838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274" calcext:value-type="float">
            <text:p>1610516721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032" calcext:value-type="float">
            <text:p>237032</text:p>
          </table:table-cell>
          <table:table-cell office:value-type="float" office:value="1120" calcext:value-type="float">
            <text:p>1120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4840" calcext:value-type="float">
            <text:p>16394840</text:p>
          </table:table-cell>
          <table:table-cell office:value-type="float" office:value="1175552" calcext:value-type="float">
            <text:p>1175552</text:p>
          </table:table-cell>
          <table:table-cell office:value-type="float" office:value="15219288" calcext:value-type="float">
            <text:p>15219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51" calcext:value-type="float">
            <text:p>2851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378" calcext:value-type="float">
            <text:p>1610516721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40" calcext:value-type="float">
            <text:p>243240</text:p>
          </table:table-cell>
          <table:table-cell office:value-type="float" office:value="1126" calcext:value-type="float">
            <text:p>1126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8640" calcext:value-type="float">
            <text:p>16348640</text:p>
          </table:table-cell>
          <table:table-cell office:value-type="float" office:value="7335936" calcext:value-type="float">
            <text:p>7335936</text:p>
          </table:table-cell>
          <table:table-cell office:value-type="float" office:value="9012704" calcext:value-type="float">
            <text:p>9012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63" calcext:value-type="float">
            <text:p>2863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483" calcext:value-type="float">
            <text:p>1610516721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552" calcext:value-type="float">
            <text:p>235552</text:p>
          </table:table-cell>
          <table:table-cell office:value-type="float" office:value="1118" calcext:value-type="float">
            <text:p>111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09352" calcext:value-type="float">
            <text:p>16909352</text:p>
          </table:table-cell>
          <table:table-cell office:value-type="float" office:value="0" calcext:value-type="float">
            <text:p>0</text:p>
          </table:table-cell>
          <table:table-cell office:value-type="float" office:value="16909352" calcext:value-type="float">
            <text:p>16909352</text:p>
          </table:table-cell>
          <table:table-cell office:value-type="float" office:value="8" calcext:value-type="float">
            <text:p>8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2875" calcext:value-type="float">
            <text:p>2875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586" calcext:value-type="float">
            <text:p>1610516721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224" calcext:value-type="float">
            <text:p>245224</text:p>
          </table:table-cell>
          <table:table-cell office:value-type="float" office:value="1128" calcext:value-type="float">
            <text:p>1128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4736" calcext:value-type="float">
            <text:p>17224736</text:p>
          </table:table-cell>
          <table:table-cell office:value-type="float" office:value="10407080" calcext:value-type="float">
            <text:p>10407080</text:p>
          </table:table-cell>
          <table:table-cell office:value-type="float" office:value="6817656" calcext:value-type="float">
            <text:p>6817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89" calcext:value-type="float">
            <text:p>2889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692" calcext:value-type="float">
            <text:p>1610516721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24" calcext:value-type="float">
            <text:p>242124</text:p>
          </table:table-cell>
          <table:table-cell office:value-type="float" office:value="1125" calcext:value-type="float">
            <text:p>1125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2592" calcext:value-type="float">
            <text:p>16352592</text:p>
          </table:table-cell>
          <table:table-cell office:value-type="float" office:value="6221824" calcext:value-type="float">
            <text:p>6221824</text:p>
          </table:table-cell>
          <table:table-cell office:value-type="float" office:value="10130768" calcext:value-type="float">
            <text:p>10130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00" calcext:value-type="float">
            <text:p>2900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797" calcext:value-type="float">
            <text:p>1610516721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8296" calcext:value-type="float">
            <text:p>238296</text:p>
          </table:table-cell>
          <table:table-cell office:value-type="float" office:value="1121" calcext:value-type="float">
            <text:p>1121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2592" calcext:value-type="float">
            <text:p>16352592</text:p>
          </table:table-cell>
          <table:table-cell office:value-type="float" office:value="2561432" calcext:value-type="float">
            <text:p>2561432</text:p>
          </table:table-cell>
          <table:table-cell office:value-type="float" office:value="13791160" calcext:value-type="float">
            <text:p>13791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12" calcext:value-type="float">
            <text:p>2912</text:p>
          </table:table-cell>
          <table:table-cell office:value-type="float" office:value="-831" calcext:value-type="float">
            <text:p>-831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1901" calcext:value-type="float">
            <text:p>1610516721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924" calcext:value-type="float">
            <text:p>237924</text:p>
          </table:table-cell>
          <table:table-cell office:value-type="float" office:value="1121" calcext:value-type="float">
            <text:p>1121</text:p>
          </table:table-cell>
          <table:table-cell office:value-type="float" office:value="910364" calcext:value-type="float">
            <text:p>9103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6808" calcext:value-type="float">
            <text:p>16046808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4510808" calcext:value-type="float">
            <text:p>14510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24" calcext:value-type="float">
            <text:p>2924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005" calcext:value-type="float">
            <text:p>1610516722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676" calcext:value-type="float">
            <text:p>237676</text:p>
          </table:table-cell>
          <table:table-cell office:value-type="float" office:value="1121" calcext:value-type="float">
            <text:p>1121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6808" calcext:value-type="float">
            <text:p>16046808</text:p>
          </table:table-cell>
          <table:table-cell office:value-type="float" office:value="1668552" calcext:value-type="float">
            <text:p>1668552</text:p>
          </table:table-cell>
          <table:table-cell office:value-type="float" office:value="14378256" calcext:value-type="float">
            <text:p>14378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36" calcext:value-type="float">
            <text:p>2936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109" calcext:value-type="float">
            <text:p>1610516722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024" calcext:value-type="float">
            <text:p>241024</text:p>
          </table:table-cell>
          <table:table-cell office:value-type="float" office:value="1124" calcext:value-type="float">
            <text:p>1124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1208" calcext:value-type="float">
            <text:p>15891208</text:p>
          </table:table-cell>
          <table:table-cell office:value-type="float" office:value="4747264" calcext:value-type="float">
            <text:p>4747264</text:p>
          </table:table-cell>
          <table:table-cell office:value-type="float" office:value="11143944" calcext:value-type="float">
            <text:p>11143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48" calcext:value-type="float">
            <text:p>2948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213" calcext:value-type="float">
            <text:p>1610516722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364" calcext:value-type="float">
            <text:p>245364</text:p>
          </table:table-cell>
          <table:table-cell office:value-type="float" office:value="1128" calcext:value-type="float">
            <text:p>1128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1208" calcext:value-type="float">
            <text:p>15891208</text:p>
          </table:table-cell>
          <table:table-cell office:value-type="float" office:value="9527560" calcext:value-type="float">
            <text:p>9527560</text:p>
          </table:table-cell>
          <table:table-cell office:value-type="float" office:value="6363648" calcext:value-type="float">
            <text:p>6363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59" calcext:value-type="float">
            <text:p>2959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317" calcext:value-type="float">
            <text:p>1610516722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972" calcext:value-type="float">
            <text:p>239972</text:p>
          </table:table-cell>
          <table:table-cell office:value-type="float" office:value="1123" calcext:value-type="float">
            <text:p>1123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1208" calcext:value-type="float">
            <text:p>15891208</text:p>
          </table:table-cell>
          <table:table-cell office:value-type="float" office:value="3817736" calcext:value-type="float">
            <text:p>3817736</text:p>
          </table:table-cell>
          <table:table-cell office:value-type="float" office:value="12073472" calcext:value-type="float">
            <text:p>12073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70" calcext:value-type="float">
            <text:p>2970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421" calcext:value-type="float">
            <text:p>1610516722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748" calcext:value-type="float">
            <text:p>236748</text:p>
          </table:table-cell>
          <table:table-cell office:value-type="float" office:value="1120" calcext:value-type="float">
            <text:p>1120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1208" calcext:value-type="float">
            <text:p>15891208</text:p>
          </table:table-cell>
          <table:table-cell office:value-type="float" office:value="401672" calcext:value-type="float">
            <text:p>401672</text:p>
          </table:table-cell>
          <table:table-cell office:value-type="float" office:value="15489536" calcext:value-type="float">
            <text:p>15489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80" calcext:value-type="float">
            <text:p>2980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525" calcext:value-type="float">
            <text:p>1610516722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320" calcext:value-type="float">
            <text:p>247320</text:p>
          </table:table-cell>
          <table:table-cell office:value-type="float" office:value="1130" calcext:value-type="float">
            <text:p>1130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2776" calcext:value-type="float">
            <text:p>15502776</text:p>
          </table:table-cell>
          <table:table-cell office:value-type="float" office:value="10973184" calcext:value-type="float">
            <text:p>10973184</text:p>
          </table:table-cell>
          <table:table-cell office:value-type="float" office:value="4529592" calcext:value-type="float">
            <text:p>4529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93" calcext:value-type="float">
            <text:p>2993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629" calcext:value-type="float">
            <text:p>1610516722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824" calcext:value-type="float">
            <text:p>246824</text:p>
          </table:table-cell>
          <table:table-cell office:value-type="float" office:value="1130" calcext:value-type="float">
            <text:p>1130</text:p>
          </table:table-cell>
          <table:table-cell office:value-type="float" office:value="910368" calcext:value-type="float">
            <text:p>9103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2776" calcext:value-type="float">
            <text:p>15502776</text:p>
          </table:table-cell>
          <table:table-cell office:value-type="float" office:value="10375168" calcext:value-type="float">
            <text:p>10375168</text:p>
          </table:table-cell>
          <table:table-cell office:value-type="float" office:value="5127608" calcext:value-type="float">
            <text:p>5127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03" calcext:value-type="float">
            <text:p>3003</text:p>
          </table:table-cell>
          <table:table-cell office:value-type="float" office:value="-814" calcext:value-type="float">
            <text:p>-814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2733" calcext:value-type="float">
            <text:p>1610516722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120" calcext:value-type="float">
            <text:p>242120</text:p>
          </table:table-cell>
          <table:table-cell office:value-type="float" office:value="1125" calcext:value-type="float">
            <text:p>1125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02776" calcext:value-type="float">
            <text:p>15502776</text:p>
          </table:table-cell>
          <table:table-cell office:value-type="float" office:value="5283728" calcext:value-type="float">
            <text:p>5283728</text:p>
          </table:table-cell>
          <table:table-cell office:value-type="float" office:value="10219048" calcext:value-type="float">
            <text:p>10219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11" calcext:value-type="float">
            <text:p>3011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307" calcext:value-type="float">
            <text:p>1610516727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480" calcext:value-type="float">
            <text:p>235480</text:p>
          </table:table-cell>
          <table:table-cell office:value-type="float" office:value="1118" calcext:value-type="float">
            <text:p>1118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48816" calcext:value-type="float">
            <text:p>17948816</text:p>
          </table:table-cell>
          <table:table-cell office:value-type="float" office:value="1312968" calcext:value-type="float">
            <text:p>1312968</text:p>
          </table:table-cell>
          <table:table-cell office:value-type="float" office:value="16635848" calcext:value-type="float">
            <text:p>16635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25" calcext:value-type="float">
            <text:p>3025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412" calcext:value-type="float">
            <text:p>1610516727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796" calcext:value-type="float">
            <text:p>233796</text:p>
          </table:table-cell>
          <table:table-cell office:value-type="float" office:value="1117" calcext:value-type="float">
            <text:p>1117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5864" calcext:value-type="float">
            <text:p>17935864</text:p>
          </table:table-cell>
          <table:table-cell office:value-type="float" office:value="0" calcext:value-type="float">
            <text:p>0</text:p>
          </table:table-cell>
          <table:table-cell office:value-type="float" office:value="17935864" calcext:value-type="float">
            <text:p>17935864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3039" calcext:value-type="float">
            <text:p>3039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516" calcext:value-type="float">
            <text:p>1610516727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1856" calcext:value-type="float">
            <text:p>231856</text:p>
          </table:table-cell>
          <table:table-cell office:value-type="float" office:value="1114" calcext:value-type="float">
            <text:p>1114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71672" calcext:value-type="float">
            <text:p>19971672</text:p>
          </table:table-cell>
          <table:table-cell office:value-type="float" office:value="0" calcext:value-type="float">
            <text:p>0</text:p>
          </table:table-cell>
          <table:table-cell office:value-type="float" office:value="19971672" calcext:value-type="float">
            <text:p>19971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53" calcext:value-type="float">
            <text:p>3053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621" calcext:value-type="float">
            <text:p>1610516727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832" calcext:value-type="float">
            <text:p>234832</text:p>
          </table:table-cell>
          <table:table-cell office:value-type="float" office:value="1118" calcext:value-type="float">
            <text:p>1118</text:p>
          </table:table-cell>
          <table:table-cell office:value-type="float" office:value="910376" calcext:value-type="float">
            <text:p>9103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85504" calcext:value-type="float">
            <text:p>17985504</text:p>
          </table:table-cell>
          <table:table-cell office:value-type="float" office:value="126976" calcext:value-type="float">
            <text:p>126976</text:p>
          </table:table-cell>
          <table:table-cell office:value-type="float" office:value="17858528" calcext:value-type="float">
            <text:p>17858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67" calcext:value-type="float">
            <text:p>3067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726" calcext:value-type="float">
            <text:p>1610516727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088" calcext:value-type="float">
            <text:p>234088</text:p>
          </table:table-cell>
          <table:table-cell office:value-type="float" office:value="1117" calcext:value-type="float">
            <text:p>111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27256" calcext:value-type="float">
            <text:p>18827256</text:p>
          </table:table-cell>
          <table:table-cell office:value-type="float" office:value="0" calcext:value-type="float">
            <text:p>0</text:p>
          </table:table-cell>
          <table:table-cell office:value-type="float" office:value="18827256" calcext:value-type="float">
            <text:p>18827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81" calcext:value-type="float">
            <text:p>3081</text:p>
          </table:table-cell>
          <table:table-cell office:value-type="float" office:value="-229" calcext:value-type="float">
            <text:p>-22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830" calcext:value-type="float">
            <text:p>16105167278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132" calcext:value-type="float">
            <text:p>244132</text:p>
          </table:table-cell>
          <table:table-cell office:value-type="float" office:value="1127" calcext:value-type="float">
            <text:p>112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2472" calcext:value-type="float">
            <text:p>17392472</text:p>
          </table:table-cell>
          <table:table-cell office:value-type="float" office:value="9678848" calcext:value-type="float">
            <text:p>9678848</text:p>
          </table:table-cell>
          <table:table-cell office:value-type="float" office:value="7713624" calcext:value-type="float">
            <text:p>7713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96" calcext:value-type="float">
            <text:p>3096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7934" calcext:value-type="float">
            <text:p>1610516727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784" calcext:value-type="float">
            <text:p>240784</text:p>
          </table:table-cell>
          <table:table-cell office:value-type="float" office:value="1123" calcext:value-type="float">
            <text:p>1123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85104" calcext:value-type="float">
            <text:p>17185104</text:p>
          </table:table-cell>
          <table:table-cell office:value-type="float" office:value="6282856" calcext:value-type="float">
            <text:p>6282856</text:p>
          </table:table-cell>
          <table:table-cell office:value-type="float" office:value="10902248" calcext:value-type="float">
            <text:p>10902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09" calcext:value-type="float">
            <text:p>3109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039" calcext:value-type="float">
            <text:p>1610516728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272" calcext:value-type="float">
            <text:p>242272</text:p>
          </table:table-cell>
          <table:table-cell office:value-type="float" office:value="1125" calcext:value-type="float">
            <text:p>1125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8392" calcext:value-type="float">
            <text:p>17278392</text:p>
          </table:table-cell>
          <table:table-cell office:value-type="float" office:value="7434240" calcext:value-type="float">
            <text:p>7434240</text:p>
          </table:table-cell>
          <table:table-cell office:value-type="float" office:value="9844152" calcext:value-type="float">
            <text:p>9844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23" calcext:value-type="float">
            <text:p>3123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144" calcext:value-type="float">
            <text:p>1610516728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660" calcext:value-type="float">
            <text:p>240660</text:p>
          </table:table-cell>
          <table:table-cell office:value-type="float" office:value="1123" calcext:value-type="float">
            <text:p>1123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29856" calcext:value-type="float">
            <text:p>17529856</text:p>
          </table:table-cell>
          <table:table-cell office:value-type="float" office:value="5863256" calcext:value-type="float">
            <text:p>5863256</text:p>
          </table:table-cell>
          <table:table-cell office:value-type="float" office:value="11666600" calcext:value-type="float">
            <text:p>11666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36" calcext:value-type="float">
            <text:p>3136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249" calcext:value-type="float">
            <text:p>1610516728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260" calcext:value-type="float">
            <text:p>243260</text:p>
          </table:table-cell>
          <table:table-cell office:value-type="float" office:value="1126" calcext:value-type="float">
            <text:p>1126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4376" calcext:value-type="float">
            <text:p>17294376</text:p>
          </table:table-cell>
          <table:table-cell office:value-type="float" office:value="7974912" calcext:value-type="float">
            <text:p>7974912</text:p>
          </table:table-cell>
          <table:table-cell office:value-type="float" office:value="9319464" calcext:value-type="float">
            <text:p>9319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50" calcext:value-type="float">
            <text:p>3150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354" calcext:value-type="float">
            <text:p>1610516728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284" calcext:value-type="float">
            <text:p>242284</text:p>
          </table:table-cell>
          <table:table-cell office:value-type="float" office:value="1125" calcext:value-type="float">
            <text:p>1125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1648" calcext:value-type="float">
            <text:p>17201648</text:p>
          </table:table-cell>
          <table:table-cell office:value-type="float" office:value="7868728" calcext:value-type="float">
            <text:p>7868728</text:p>
          </table:table-cell>
          <table:table-cell office:value-type="float" office:value="9332920" calcext:value-type="float">
            <text:p>9332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64" calcext:value-type="float">
            <text:p>3164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459" calcext:value-type="float">
            <text:p>1610516728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88" calcext:value-type="float">
            <text:p>246188</text:p>
          </table:table-cell>
          <table:table-cell office:value-type="float" office:value="1128" calcext:value-type="float">
            <text:p>112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6648" calcext:value-type="float">
            <text:p>17146648</text:p>
          </table:table-cell>
          <table:table-cell office:value-type="float" office:value="10792960" calcext:value-type="float">
            <text:p>10792960</text:p>
          </table:table-cell>
          <table:table-cell office:value-type="float" office:value="6353688" calcext:value-type="float">
            <text:p>6353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77" calcext:value-type="float">
            <text:p>3177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563" calcext:value-type="float">
            <text:p>1610516728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404" calcext:value-type="float">
            <text:p>246404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0704" calcext:value-type="float">
            <text:p>17200704</text:p>
          </table:table-cell>
          <table:table-cell office:value-type="float" office:value="12218648" calcext:value-type="float">
            <text:p>12218648</text:p>
          </table:table-cell>
          <table:table-cell office:value-type="float" office:value="4982056" calcext:value-type="float">
            <text:p>4982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91" calcext:value-type="float">
            <text:p>3191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669" calcext:value-type="float">
            <text:p>1610516728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3676" calcext:value-type="float">
            <text:p>233676</text:p>
          </table:table-cell>
          <table:table-cell office:value-type="float" office:value="1117" calcext:value-type="float">
            <text:p>111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18352" calcext:value-type="float">
            <text:p>18018352</text:p>
          </table:table-cell>
          <table:table-cell office:value-type="float" office:value="0" calcext:value-type="float">
            <text:p>0</text:p>
          </table:table-cell>
          <table:table-cell office:value-type="float" office:value="18018352" calcext:value-type="float">
            <text:p>18018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04" calcext:value-type="float">
            <text:p>3204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774" calcext:value-type="float">
            <text:p>16105167287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04" calcext:value-type="float">
            <text:p>240104</text:p>
          </table:table-cell>
          <table:table-cell office:value-type="float" office:value="1123" calcext:value-type="float">
            <text:p>1123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2016" calcext:value-type="float">
            <text:p>17282016</text:p>
          </table:table-cell>
          <table:table-cell office:value-type="float" office:value="5730304" calcext:value-type="float">
            <text:p>5730304</text:p>
          </table:table-cell>
          <table:table-cell office:value-type="float" office:value="11551712" calcext:value-type="float">
            <text:p>11551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18" calcext:value-type="float">
            <text:p>3218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879" calcext:value-type="float">
            <text:p>1610516728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4812" calcext:value-type="float">
            <text:p>244812</text:p>
          </table:table-cell>
          <table:table-cell office:value-type="float" office:value="1127" calcext:value-type="float">
            <text:p>112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4136" calcext:value-type="float">
            <text:p>16894136</text:p>
          </table:table-cell>
          <table:table-cell office:value-type="float" office:value="9833016" calcext:value-type="float">
            <text:p>9833016</text:p>
          </table:table-cell>
          <table:table-cell office:value-type="float" office:value="7061120" calcext:value-type="float">
            <text:p>7061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31" calcext:value-type="float">
            <text:p>3231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8984" calcext:value-type="float">
            <text:p>1610516728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2908" calcext:value-type="float">
            <text:p>232908</text:p>
          </table:table-cell>
          <table:table-cell office:value-type="float" office:value="1116" calcext:value-type="float">
            <text:p>1116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88424" calcext:value-type="float">
            <text:p>18688424</text:p>
          </table:table-cell>
          <table:table-cell office:value-type="float" office:value="0" calcext:value-type="float">
            <text:p>0</text:p>
          </table:table-cell>
          <table:table-cell office:value-type="float" office:value="18688424" calcext:value-type="float">
            <text:p>18688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45" calcext:value-type="float">
            <text:p>3245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089" calcext:value-type="float">
            <text:p>1610516729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896" calcext:value-type="float">
            <text:p>245896</text:p>
          </table:table-cell>
          <table:table-cell office:value-type="float" office:value="1128" calcext:value-type="float">
            <text:p>112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89752" calcext:value-type="float">
            <text:p>19289752</text:p>
          </table:table-cell>
          <table:table-cell office:value-type="float" office:value="14630656" calcext:value-type="float">
            <text:p>14630656</text:p>
          </table:table-cell>
          <table:table-cell office:value-type="float" office:value="4659096" calcext:value-type="float">
            <text:p>4659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60" calcext:value-type="float">
            <text:p>3260</text:p>
          </table:table-cell>
          <table:table-cell office:value-type="float" office:value="-769" calcext:value-type="float">
            <text:p>-76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195" calcext:value-type="float">
            <text:p>1610516729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764" calcext:value-type="float">
            <text:p>236764</text:p>
          </table:table-cell>
          <table:table-cell office:value-type="float" office:value="1120" calcext:value-type="float">
            <text:p>1120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2048" calcext:value-type="float">
            <text:p>17112048</text:p>
          </table:table-cell>
          <table:table-cell office:value-type="float" office:value="2174976" calcext:value-type="float">
            <text:p>2174976</text:p>
          </table:table-cell>
          <table:table-cell office:value-type="float" office:value="14937072" calcext:value-type="float">
            <text:p>14937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72" calcext:value-type="float">
            <text:p>3272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300" calcext:value-type="float">
            <text:p>1610516729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804" calcext:value-type="float">
            <text:p>245804</text:p>
          </table:table-cell>
          <table:table-cell office:value-type="float" office:value="1128" calcext:value-type="float">
            <text:p>112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5016" calcext:value-type="float">
            <text:p>17265016</text:p>
          </table:table-cell>
          <table:table-cell office:value-type="float" office:value="11508616" calcext:value-type="float">
            <text:p>11508616</text:p>
          </table:table-cell>
          <table:table-cell office:value-type="float" office:value="5756400" calcext:value-type="float">
            <text:p>5756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86" calcext:value-type="float">
            <text:p>3286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404" calcext:value-type="float">
            <text:p>1610516729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224" calcext:value-type="float">
            <text:p>236224</text:p>
          </table:table-cell>
          <table:table-cell office:value-type="float" office:value="1119" calcext:value-type="float">
            <text:p>111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2944" calcext:value-type="float">
            <text:p>17142944</text:p>
          </table:table-cell>
          <table:table-cell office:value-type="float" office:value="2019752" calcext:value-type="float">
            <text:p>2019752</text:p>
          </table:table-cell>
          <table:table-cell office:value-type="float" office:value="15123192" calcext:value-type="float">
            <text:p>15123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99" calcext:value-type="float">
            <text:p>3299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509" calcext:value-type="float">
            <text:p>1610516729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400" calcext:value-type="float">
            <text:p>246400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2136" calcext:value-type="float">
            <text:p>17002136</text:p>
          </table:table-cell>
          <table:table-cell office:value-type="float" office:value="12021760" calcext:value-type="float">
            <text:p>12021760</text:p>
          </table:table-cell>
          <table:table-cell office:value-type="float" office:value="4980376" calcext:value-type="float">
            <text:p>4980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13" calcext:value-type="float">
            <text:p>3313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615" calcext:value-type="float">
            <text:p>1610516729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480" calcext:value-type="float">
            <text:p>239480</text:p>
          </table:table-cell>
          <table:table-cell office:value-type="float" office:value="1122" calcext:value-type="float">
            <text:p>1122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2176" calcext:value-type="float">
            <text:p>16892176</text:p>
          </table:table-cell>
          <table:table-cell office:value-type="float" office:value="4583424" calcext:value-type="float">
            <text:p>4583424</text:p>
          </table:table-cell>
          <table:table-cell office:value-type="float" office:value="12308752" calcext:value-type="float">
            <text:p>12308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25" calcext:value-type="float">
            <text:p>3325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719" calcext:value-type="float">
            <text:p>1610516729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364" calcext:value-type="float">
            <text:p>246364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8472" calcext:value-type="float">
            <text:p>17208472</text:p>
          </table:table-cell>
          <table:table-cell office:value-type="float" office:value="12532264" calcext:value-type="float">
            <text:p>12532264</text:p>
          </table:table-cell>
          <table:table-cell office:value-type="float" office:value="4676208" calcext:value-type="float">
            <text:p>4676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39" calcext:value-type="float">
            <text:p>3339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825" calcext:value-type="float">
            <text:p>1610516729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036" calcext:value-type="float">
            <text:p>241036</text:p>
          </table:table-cell>
          <table:table-cell office:value-type="float" office:value="1124" calcext:value-type="float">
            <text:p>1124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5648" calcext:value-type="float">
            <text:p>17085648</text:p>
          </table:table-cell>
          <table:table-cell office:value-type="float" office:value="5895336" calcext:value-type="float">
            <text:p>5895336</text:p>
          </table:table-cell>
          <table:table-cell office:value-type="float" office:value="11190312" calcext:value-type="float">
            <text:p>11190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52" calcext:value-type="float">
            <text:p>3352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29930" calcext:value-type="float">
            <text:p>16105167299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560" calcext:value-type="float">
            <text:p>234560</text:p>
          </table:table-cell>
          <table:table-cell office:value-type="float" office:value="1117" calcext:value-type="float">
            <text:p>111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0720" calcext:value-type="float">
            <text:p>17110720</text:p>
          </table:table-cell>
          <table:table-cell office:value-type="float" office:value="0" calcext:value-type="float">
            <text:p>0</text:p>
          </table:table-cell>
          <table:table-cell office:value-type="float" office:value="17110720" calcext:value-type="float">
            <text:p>17110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65" calcext:value-type="float">
            <text:p>3365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034" calcext:value-type="float">
            <text:p>1610516730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892" calcext:value-type="float">
            <text:p>243892</text:p>
          </table:table-cell>
          <table:table-cell office:value-type="float" office:value="1127" calcext:value-type="float">
            <text:p>112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43528" calcext:value-type="float">
            <text:p>19443528</text:p>
          </table:table-cell>
          <table:table-cell office:value-type="float" office:value="0" calcext:value-type="float">
            <text:p>0</text:p>
          </table:table-cell>
          <table:table-cell office:value-type="float" office:value="19443528" calcext:value-type="float">
            <text:p>19443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79" calcext:value-type="float">
            <text:p>3379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138" calcext:value-type="float">
            <text:p>1610516730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344" calcext:value-type="float">
            <text:p>243344</text:p>
          </table:table-cell>
          <table:table-cell office:value-type="float" office:value="1126" calcext:value-type="float">
            <text:p>1126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9128" calcext:value-type="float">
            <text:p>16759128</text:p>
          </table:table-cell>
          <table:table-cell office:value-type="float" office:value="9302016" calcext:value-type="float">
            <text:p>9302016</text:p>
          </table:table-cell>
          <table:table-cell office:value-type="float" office:value="7457112" calcext:value-type="float">
            <text:p>7457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92" calcext:value-type="float">
            <text:p>3392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244" calcext:value-type="float">
            <text:p>1610516730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728" calcext:value-type="float">
            <text:p>239728</text:p>
          </table:table-cell>
          <table:table-cell office:value-type="float" office:value="1122" calcext:value-type="float">
            <text:p>1122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8336" calcext:value-type="float">
            <text:p>16568336</text:p>
          </table:table-cell>
          <table:table-cell office:value-type="float" office:value="4976640" calcext:value-type="float">
            <text:p>4976640</text:p>
          </table:table-cell>
          <table:table-cell office:value-type="float" office:value="11591696" calcext:value-type="float">
            <text:p>11591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05" calcext:value-type="float">
            <text:p>3405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349" calcext:value-type="float">
            <text:p>1610516730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348" calcext:value-type="float">
            <text:p>236348</text:p>
          </table:table-cell>
          <table:table-cell office:value-type="float" office:value="1119" calcext:value-type="float">
            <text:p>111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00904" calcext:value-type="float">
            <text:p>16900904</text:p>
          </table:table-cell>
          <table:table-cell office:value-type="float" office:value="1798144" calcext:value-type="float">
            <text:p>1798144</text:p>
          </table:table-cell>
          <table:table-cell office:value-type="float" office:value="15102760" calcext:value-type="float">
            <text:p>15102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17" calcext:value-type="float">
            <text:p>3417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453" calcext:value-type="float">
            <text:p>1610516730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552" calcext:value-type="float">
            <text:p>234552</text:p>
          </table:table-cell>
          <table:table-cell office:value-type="float" office:value="1117" calcext:value-type="float">
            <text:p>1117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3312" calcext:value-type="float">
            <text:p>17053312</text:p>
          </table:table-cell>
          <table:table-cell office:value-type="float" office:value="290816" calcext:value-type="float">
            <text:p>290816</text:p>
          </table:table-cell>
          <table:table-cell office:value-type="float" office:value="16762496" calcext:value-type="float">
            <text:p>16762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31" calcext:value-type="float">
            <text:p>3431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557" calcext:value-type="float">
            <text:p>1610516730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584" calcext:value-type="float">
            <text:p>234584</text:p>
          </table:table-cell>
          <table:table-cell office:value-type="float" office:value="1118" calcext:value-type="float">
            <text:p>111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2312" calcext:value-type="float">
            <text:p>16652312</text:p>
          </table:table-cell>
          <table:table-cell office:value-type="float" office:value="110560" calcext:value-type="float">
            <text:p>110560</text:p>
          </table:table-cell>
          <table:table-cell office:value-type="float" office:value="16541752" calcext:value-type="float">
            <text:p>16541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43" calcext:value-type="float">
            <text:p>3443</text:p>
          </table:table-cell>
          <table:table-cell office:value-type="float" office:value="-799" calcext:value-type="float">
            <text:p>-799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661" calcext:value-type="float">
            <text:p>1610516730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584" calcext:value-type="float">
            <text:p>234584</text:p>
          </table:table-cell>
          <table:table-cell office:value-type="float" office:value="1118" calcext:value-type="float">
            <text:p>111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3120" calcext:value-type="float">
            <text:p>16773120</text:p>
          </table:table-cell>
          <table:table-cell office:value-type="float" office:value="159744" calcext:value-type="float">
            <text:p>159744</text:p>
          </table:table-cell>
          <table:table-cell office:value-type="float" office:value="16613376" calcext:value-type="float">
            <text:p>16613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56" calcext:value-type="float">
            <text:p>3456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765" calcext:value-type="float">
            <text:p>1610516730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4708" calcext:value-type="float">
            <text:p>234708</text:p>
          </table:table-cell>
          <table:table-cell office:value-type="float" office:value="1118" calcext:value-type="float">
            <text:p>111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8984" calcext:value-type="float">
            <text:p>16778984</text:p>
          </table:table-cell>
          <table:table-cell office:value-type="float" office:value="126848" calcext:value-type="float">
            <text:p>126848</text:p>
          </table:table-cell>
          <table:table-cell office:value-type="float" office:value="16652136" calcext:value-type="float">
            <text:p>16652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69" calcext:value-type="float">
            <text:p>3469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871" calcext:value-type="float">
            <text:p>1610516730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444" calcext:value-type="float">
            <text:p>236444</text:p>
          </table:table-cell>
          <table:table-cell office:value-type="float" office:value="1119" calcext:value-type="float">
            <text:p>111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7136" calcext:value-type="float">
            <text:p>1663713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15002832" calcext:value-type="float">
            <text:p>15002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82" calcext:value-type="float">
            <text:p>3482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0975" calcext:value-type="float">
            <text:p>1610516730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296" calcext:value-type="float">
            <text:p>239296</text:p>
          </table:table-cell>
          <table:table-cell office:value-type="float" office:value="1122" calcext:value-type="float">
            <text:p>1122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2632" calcext:value-type="float">
            <text:p>16622632</text:p>
          </table:table-cell>
          <table:table-cell office:value-type="float" office:value="3764224" calcext:value-type="float">
            <text:p>3764224</text:p>
          </table:table-cell>
          <table:table-cell office:value-type="float" office:value="12858408" calcext:value-type="float">
            <text:p>12858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95" calcext:value-type="float">
            <text:p>3495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079" calcext:value-type="float">
            <text:p>16105167310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776" calcext:value-type="float">
            <text:p>241776</text:p>
          </table:table-cell>
          <table:table-cell office:value-type="float" office:value="1124" calcext:value-type="float">
            <text:p>1124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2928" calcext:value-type="float">
            <text:p>16562928</text:p>
          </table:table-cell>
          <table:table-cell office:value-type="float" office:value="6795264" calcext:value-type="float">
            <text:p>6795264</text:p>
          </table:table-cell>
          <table:table-cell office:value-type="float" office:value="9767664" calcext:value-type="float">
            <text:p>9767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08" calcext:value-type="float">
            <text:p>3508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183" calcext:value-type="float">
            <text:p>161051673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240" calcext:value-type="float">
            <text:p>246240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7640" calcext:value-type="float">
            <text:p>16537640</text:p>
          </table:table-cell>
          <table:table-cell office:value-type="float" office:value="10760192" calcext:value-type="float">
            <text:p>10760192</text:p>
          </table:table-cell>
          <table:table-cell office:value-type="float" office:value="5777448" calcext:value-type="float">
            <text:p>5777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21" calcext:value-type="float">
            <text:p>3521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287" calcext:value-type="float">
            <text:p>16105167312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5080" calcext:value-type="float">
            <text:p>235080</text:p>
          </table:table-cell>
          <table:table-cell office:value-type="float" office:value="1118" calcext:value-type="float">
            <text:p>1118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7640" calcext:value-type="float">
            <text:p>16537640</text:p>
          </table:table-cell>
          <table:table-cell office:value-type="float" office:value="321640" calcext:value-type="float">
            <text:p>321640</text:p>
          </table:table-cell>
          <table:table-cell office:value-type="float" office:value="16216000" calcext:value-type="float">
            <text:p>16216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32" calcext:value-type="float">
            <text:p>3532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391" calcext:value-type="float">
            <text:p>1610516731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920" calcext:value-type="float">
            <text:p>242920</text:p>
          </table:table-cell>
          <table:table-cell office:value-type="float" office:value="1126" calcext:value-type="float">
            <text:p>1126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6248" calcext:value-type="float">
            <text:p>16596248</text:p>
          </table:table-cell>
          <table:table-cell office:value-type="float" office:value="7471064" calcext:value-type="float">
            <text:p>7471064</text:p>
          </table:table-cell>
          <table:table-cell office:value-type="float" office:value="9125184" calcext:value-type="float">
            <text:p>9125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44" calcext:value-type="float">
            <text:p>3544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495" calcext:value-type="float">
            <text:p>1610516731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7432" calcext:value-type="float">
            <text:p>237432</text:p>
          </table:table-cell>
          <table:table-cell office:value-type="float" office:value="1120" calcext:value-type="float">
            <text:p>1120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76080" calcext:value-type="float">
            <text:p>16276080</text:p>
          </table:table-cell>
          <table:table-cell office:value-type="float" office:value="1273856" calcext:value-type="float">
            <text:p>1273856</text:p>
          </table:table-cell>
          <table:table-cell office:value-type="float" office:value="15002224" calcext:value-type="float">
            <text:p>15002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57" calcext:value-type="float">
            <text:p>3557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599" calcext:value-type="float">
            <text:p>1610516731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44" calcext:value-type="float">
            <text:p>246144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8088" calcext:value-type="float">
            <text:p>16148088</text:p>
          </table:table-cell>
          <table:table-cell office:value-type="float" office:value="9908224" calcext:value-type="float">
            <text:p>9908224</text:p>
          </table:table-cell>
          <table:table-cell office:value-type="float" office:value="6239864" calcext:value-type="float">
            <text:p>6239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70" calcext:value-type="float">
            <text:p>3570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703" calcext:value-type="float">
            <text:p>1610516731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1744" calcext:value-type="float">
            <text:p>241744</text:p>
          </table:table-cell>
          <table:table-cell office:value-type="float" office:value="1124" calcext:value-type="float">
            <text:p>1124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8088" calcext:value-type="float">
            <text:p>16148088</text:p>
          </table:table-cell>
          <table:table-cell office:value-type="float" office:value="5543464" calcext:value-type="float">
            <text:p>5543464</text:p>
          </table:table-cell>
          <table:table-cell office:value-type="float" office:value="10604624" calcext:value-type="float">
            <text:p>10604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81" calcext:value-type="float">
            <text:p>3581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808" calcext:value-type="float">
            <text:p>1610516731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148" calcext:value-type="float">
            <text:p>240148</text:p>
          </table:table-cell>
          <table:table-cell office:value-type="float" office:value="1123" calcext:value-type="float">
            <text:p>1123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5448" calcext:value-type="float">
            <text:p>16175448</text:p>
          </table:table-cell>
          <table:table-cell office:value-type="float" office:value="3911680" calcext:value-type="float">
            <text:p>3911680</text:p>
          </table:table-cell>
          <table:table-cell office:value-type="float" office:value="12263768" calcext:value-type="float">
            <text:p>12263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93" calcext:value-type="float">
            <text:p>3593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1912" calcext:value-type="float">
            <text:p>1610516731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9304" calcext:value-type="float">
            <text:p>239304</text:p>
          </table:table-cell>
          <table:table-cell office:value-type="float" office:value="1122" calcext:value-type="float">
            <text:p>1122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5448" calcext:value-type="float">
            <text:p>16175448</text:p>
          </table:table-cell>
          <table:table-cell office:value-type="float" office:value="3339624" calcext:value-type="float">
            <text:p>3339624</text:p>
          </table:table-cell>
          <table:table-cell office:value-type="float" office:value="12835824" calcext:value-type="float">
            <text:p>12835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04" calcext:value-type="float">
            <text:p>3604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016" calcext:value-type="float">
            <text:p>161051673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2336" calcext:value-type="float">
            <text:p>242336</text:p>
          </table:table-cell>
          <table:table-cell office:value-type="float" office:value="1125" calcext:value-type="float">
            <text:p>1125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6664" calcext:value-type="float">
            <text:p>15856664</text:p>
          </table:table-cell>
          <table:table-cell office:value-type="float" office:value="5926912" calcext:value-type="float">
            <text:p>5926912</text:p>
          </table:table-cell>
          <table:table-cell office:value-type="float" office:value="9929752" calcext:value-type="float">
            <text:p>9929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17" calcext:value-type="float">
            <text:p>3617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120" calcext:value-type="float">
            <text:p>1610516732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24" calcext:value-type="float">
            <text:p>246124</text:p>
          </table:table-cell>
          <table:table-cell office:value-type="float" office:value="1129" calcext:value-type="float">
            <text:p>1129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6664" calcext:value-type="float">
            <text:p>15856664</text:p>
          </table:table-cell>
          <table:table-cell office:value-type="float" office:value="10346968" calcext:value-type="float">
            <text:p>10346968</text:p>
          </table:table-cell>
          <table:table-cell office:value-type="float" office:value="5509696" calcext:value-type="float">
            <text:p>5509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29" calcext:value-type="float">
            <text:p>3629</text:p>
          </table:table-cell>
          <table:table-cell office:value-type="float" office:value="-865" calcext:value-type="float">
            <text:p>-865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225" calcext:value-type="float">
            <text:p>1610516732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0420" calcext:value-type="float">
            <text:p>240420</text:p>
          </table:table-cell>
          <table:table-cell office:value-type="float" office:value="1123" calcext:value-type="float">
            <text:p>1123</text:p>
          </table:table-cell>
          <table:table-cell office:value-type="float" office:value="910380" calcext:value-type="float">
            <text:p>9103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6664" calcext:value-type="float">
            <text:p>15856664</text:p>
          </table:table-cell>
          <table:table-cell office:value-type="float" office:value="4260312" calcext:value-type="float">
            <text:p>4260312</text:p>
          </table:table-cell>
          <table:table-cell office:value-type="float" office:value="11596352" calcext:value-type="float">
            <text:p>11596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40" calcext:value-type="float">
            <text:p>3640</text:p>
          </table:table-cell>
          <table:table-cell office:value-type="float" office:value="-810" calcext:value-type="float">
            <text:p>-81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328" calcext:value-type="float">
            <text:p>1610516732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36844" calcext:value-type="float">
            <text:p>236844</text:p>
          </table:table-cell>
          <table:table-cell office:value-type="float" office:value="1120" calcext:value-type="float">
            <text:p>1120</text:p>
          </table:table-cell>
          <table:table-cell office:value-type="float" office:value="910396" calcext:value-type="float">
            <text:p>9103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6664" calcext:value-type="float">
            <text:p>15856664</text:p>
          </table:table-cell>
          <table:table-cell office:value-type="float" office:value="614872" calcext:value-type="float">
            <text:p>614872</text:p>
          </table:table-cell>
          <table:table-cell office:value-type="float" office:value="15241792" calcext:value-type="float">
            <text:p>15241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50" calcext:value-type="float">
            <text:p>3650</text:p>
          </table:table-cell>
          <table:table-cell office:value-type="float" office:value="-810" calcext:value-type="float">
            <text:p>-81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432" calcext:value-type="float">
            <text:p>1610516732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144" calcext:value-type="float">
            <text:p>246144</text:p>
          </table:table-cell>
          <table:table-cell office:value-type="float" office:value="1129" calcext:value-type="float">
            <text:p>1129</text:p>
          </table:table-cell>
          <table:table-cell office:value-type="float" office:value="910396" calcext:value-type="float">
            <text:p>9103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80704" calcext:value-type="float">
            <text:p>15580704</text:p>
          </table:table-cell>
          <table:table-cell office:value-type="float" office:value="10989568" calcext:value-type="float">
            <text:p>10989568</text:p>
          </table:table-cell>
          <table:table-cell office:value-type="float" office:value="4591136" calcext:value-type="float">
            <text:p>4591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62" calcext:value-type="float">
            <text:p>3662</text:p>
          </table:table-cell>
          <table:table-cell office:value-type="float" office:value="-810" calcext:value-type="float">
            <text:p>-81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537" calcext:value-type="float">
            <text:p>1610516732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276" calcext:value-type="float">
            <text:p>245276</text:p>
          </table:table-cell>
          <table:table-cell office:value-type="float" office:value="1128" calcext:value-type="float">
            <text:p>1128</text:p>
          </table:table-cell>
          <table:table-cell office:value-type="float" office:value="910396" calcext:value-type="float">
            <text:p>9103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80704" calcext:value-type="float">
            <text:p>15580704</text:p>
          </table:table-cell>
          <table:table-cell office:value-type="float" office:value="10293248" calcext:value-type="float">
            <text:p>10293248</text:p>
          </table:table-cell>
          <table:table-cell office:value-type="float" office:value="5287456" calcext:value-type="float">
            <text:p>5287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73" calcext:value-type="float">
            <text:p>3673</text:p>
          </table:table-cell>
          <table:table-cell office:value-type="float" office:value="-810" calcext:value-type="float">
            <text:p>-810</text:p>
          </table:table-cell>
          <table:table-cell office:value-type="float" office:value="4061" calcext:value-type="float">
            <text:p>4061</text:p>
          </table:table-cell>
          <table:table-cell office:value-type="float" office:value="1610516732640" calcext:value-type="float">
            <text:p>1610516732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284" calcext:value-type="float">
            <text:p>254284</text:p>
          </table:table-cell>
          <table:table-cell office:value-type="float" office:value="1137" calcext:value-type="float">
            <text:p>1137</text:p>
          </table:table-cell>
          <table:table-cell office:value-type="float" office:value="910400" calcext:value-type="float">
            <text:p>9104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80704" calcext:value-type="float">
            <text:p>15580704</text:p>
          </table:table-cell>
          <table:table-cell office:value-type="float" office:value="5250960" calcext:value-type="float">
            <text:p>5250960</text:p>
          </table:table-cell>
          <table:table-cell office:value-type="float" office:value="10329744" calcext:value-type="float">
            <text:p>1032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82" calcext:value-type="float">
            <text:p>3682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314" calcext:value-type="float">
            <text:p>1610516737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872" calcext:value-type="float">
            <text:p>248872</text:p>
          </table:table-cell>
          <table:table-cell office:value-type="float" office:value="1131" calcext:value-type="float">
            <text:p>1131</text:p>
          </table:table-cell>
          <table:table-cell office:value-type="float" office:value="910400" calcext:value-type="float">
            <text:p>9104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12552" calcext:value-type="float">
            <text:p>18212552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16129552" calcext:value-type="float">
            <text:p>16129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96" calcext:value-type="float">
            <text:p>3696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418" calcext:value-type="float">
            <text:p>1610516737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6880" calcext:value-type="float">
            <text:p>246880</text:p>
          </table:table-cell>
          <table:table-cell office:value-type="float" office:value="1129" calcext:value-type="float">
            <text:p>1129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06408" calcext:value-type="float">
            <text:p>18706408</text:p>
          </table:table-cell>
          <table:table-cell office:value-type="float" office:value="0" calcext:value-type="float">
            <text:p>0</text:p>
          </table:table-cell>
          <table:table-cell office:value-type="float" office:value="18706408" calcext:value-type="float">
            <text:p>18706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09" calcext:value-type="float">
            <text:p>3709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522" calcext:value-type="float">
            <text:p>1610516737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664" calcext:value-type="float">
            <text:p>247664</text:p>
          </table:table-cell>
          <table:table-cell office:value-type="float" office:value="1130" calcext:value-type="float">
            <text:p>1130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47432" calcext:value-type="float">
            <text:p>17747432</text:p>
          </table:table-cell>
          <table:table-cell office:value-type="float" office:value="94208" calcext:value-type="float">
            <text:p>94208</text:p>
          </table:table-cell>
          <table:table-cell office:value-type="float" office:value="17653224" calcext:value-type="float">
            <text:p>17653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23" calcext:value-type="float">
            <text:p>3723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626" calcext:value-type="float">
            <text:p>16105167376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680" calcext:value-type="float">
            <text:p>245680</text:p>
          </table:table-cell>
          <table:table-cell office:value-type="float" office:value="1128" calcext:value-type="float">
            <text:p>1128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13112" calcext:value-type="float">
            <text:p>19713112</text:p>
          </table:table-cell>
          <table:table-cell office:value-type="float" office:value="0" calcext:value-type="float">
            <text:p>0</text:p>
          </table:table-cell>
          <table:table-cell office:value-type="float" office:value="19713112" calcext:value-type="float">
            <text:p>19713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37" calcext:value-type="float">
            <text:p>3737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730" calcext:value-type="float">
            <text:p>16105167377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492" calcext:value-type="float">
            <text:p>253492</text:p>
          </table:table-cell>
          <table:table-cell office:value-type="float" office:value="1136" calcext:value-type="float">
            <text:p>1136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9624" calcext:value-type="float">
            <text:p>17639624</text:p>
          </table:table-cell>
          <table:table-cell office:value-type="float" office:value="4976640" calcext:value-type="float">
            <text:p>4976640</text:p>
          </table:table-cell>
          <table:table-cell office:value-type="float" office:value="12662984" calcext:value-type="float">
            <text:p>12662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51" calcext:value-type="float">
            <text:p>3751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835" calcext:value-type="float">
            <text:p>16105167378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640" calcext:value-type="float">
            <text:p>250640</text:p>
          </table:table-cell>
          <table:table-cell office:value-type="float" office:value="1133" calcext:value-type="float">
            <text:p>1133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47408" calcext:value-type="float">
            <text:p>17547408</text:p>
          </table:table-cell>
          <table:table-cell office:value-type="float" office:value="2716920" calcext:value-type="float">
            <text:p>2716920</text:p>
          </table:table-cell>
          <table:table-cell office:value-type="float" office:value="14830488" calcext:value-type="float">
            <text:p>14830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65" calcext:value-type="float">
            <text:p>3765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7941" calcext:value-type="float">
            <text:p>1610516737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384" calcext:value-type="float">
            <text:p>251384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40792" calcext:value-type="float">
            <text:p>17640792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14925144" calcext:value-type="float">
            <text:p>14925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78" calcext:value-type="float">
            <text:p>3778</text:p>
          </table:table-cell>
          <table:table-cell office:value-type="float" office:value="-231" calcext:value-type="float">
            <text:p>-23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045" calcext:value-type="float">
            <text:p>1610516738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656" calcext:value-type="float">
            <text:p>248656</text:p>
          </table:table-cell>
          <table:table-cell office:value-type="float" office:value="1131" calcext:value-type="float">
            <text:p>1131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2560" calcext:value-type="float">
            <text:p>17122560</text:p>
          </table:table-cell>
          <table:table-cell office:value-type="float" office:value="199480" calcext:value-type="float">
            <text:p>199480</text:p>
          </table:table-cell>
          <table:table-cell office:value-type="float" office:value="16923080" calcext:value-type="float">
            <text:p>16923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92" calcext:value-type="float">
            <text:p>3792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150" calcext:value-type="float">
            <text:p>1610516738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756" calcext:value-type="float">
            <text:p>251756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2408" calcext:value-type="float">
            <text:p>16822408</text:p>
          </table:table-cell>
          <table:table-cell office:value-type="float" office:value="2322432" calcext:value-type="float">
            <text:p>2322432</text:p>
          </table:table-cell>
          <table:table-cell office:value-type="float" office:value="14499976" calcext:value-type="float">
            <text:p>14499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06" calcext:value-type="float">
            <text:p>3806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254" calcext:value-type="float">
            <text:p>1610516738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152" calcext:value-type="float">
            <text:p>249152</text:p>
          </table:table-cell>
          <table:table-cell office:value-type="float" office:value="1132" calcext:value-type="float">
            <text:p>1132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6352" calcext:value-type="float">
            <text:p>17286352</text:p>
          </table:table-cell>
          <table:table-cell office:value-type="float" office:value="1828200" calcext:value-type="float">
            <text:p>1828200</text:p>
          </table:table-cell>
          <table:table-cell office:value-type="float" office:value="15458152" calcext:value-type="float">
            <text:p>15458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19" calcext:value-type="float">
            <text:p>3819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358" calcext:value-type="float">
            <text:p>1610516738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908" calcext:value-type="float">
            <text:p>252908</text:p>
          </table:table-cell>
          <table:table-cell office:value-type="float" office:value="1135" calcext:value-type="float">
            <text:p>1135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1880" calcext:value-type="float">
            <text:p>17411880</text:p>
          </table:table-cell>
          <table:table-cell office:value-type="float" office:value="4763648" calcext:value-type="float">
            <text:p>4763648</text:p>
          </table:table-cell>
          <table:table-cell office:value-type="float" office:value="12648232" calcext:value-type="float">
            <text:p>12648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33" calcext:value-type="float">
            <text:p>3833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462" calcext:value-type="float">
            <text:p>1610516738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968" calcext:value-type="float">
            <text:p>252968</text:p>
          </table:table-cell>
          <table:table-cell office:value-type="float" office:value="1135" calcext:value-type="float">
            <text:p>1135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8800" calcext:value-type="float">
            <text:p>17138800</text:p>
          </table:table-cell>
          <table:table-cell office:value-type="float" office:value="5260152" calcext:value-type="float">
            <text:p>5260152</text:p>
          </table:table-cell>
          <table:table-cell office:value-type="float" office:value="11878648" calcext:value-type="float">
            <text:p>11878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46" calcext:value-type="float">
            <text:p>3846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566" calcext:value-type="float">
            <text:p>16105167385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416" calcext:value-type="float">
            <text:p>262416</text:p>
          </table:table-cell>
          <table:table-cell office:value-type="float" office:value="1144" calcext:value-type="float">
            <text:p>114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0264" calcext:value-type="float">
            <text:p>17460264</text:p>
          </table:table-cell>
          <table:table-cell office:value-type="float" office:value="10448896" calcext:value-type="float">
            <text:p>10448896</text:p>
          </table:table-cell>
          <table:table-cell office:value-type="float" office:value="7011368" calcext:value-type="float">
            <text:p>7011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60" calcext:value-type="float">
            <text:p>3860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671" calcext:value-type="float">
            <text:p>1610516738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716" calcext:value-type="float">
            <text:p>263716</text:p>
          </table:table-cell>
          <table:table-cell office:value-type="float" office:value="1146" calcext:value-type="float">
            <text:p>1146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2368" calcext:value-type="float">
            <text:p>17252368</text:p>
          </table:table-cell>
          <table:table-cell office:value-type="float" office:value="12330280" calcext:value-type="float">
            <text:p>12330280</text:p>
          </table:table-cell>
          <table:table-cell office:value-type="float" office:value="4922088" calcext:value-type="float">
            <text:p>4922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74" calcext:value-type="float">
            <text:p>3874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775" calcext:value-type="float">
            <text:p>1610516738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92" calcext:value-type="float">
            <text:p>250392</text:p>
          </table:table-cell>
          <table:table-cell office:value-type="float" office:value="1133" calcext:value-type="float">
            <text:p>1133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46960" calcext:value-type="float">
            <text:p>18646960</text:p>
          </table:table-cell>
          <table:table-cell office:value-type="float" office:value="0" calcext:value-type="float">
            <text:p>0</text:p>
          </table:table-cell>
          <table:table-cell office:value-type="float" office:value="18646960" calcext:value-type="float">
            <text:p>18646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87" calcext:value-type="float">
            <text:p>3887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879" calcext:value-type="float">
            <text:p>1610516738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216" calcext:value-type="float">
            <text:p>256216</text:p>
          </table:table-cell>
          <table:table-cell office:value-type="float" office:value="1139" calcext:value-type="float">
            <text:p>1139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0216" calcext:value-type="float">
            <text:p>17170216</text:p>
          </table:table-cell>
          <table:table-cell office:value-type="float" office:value="4354048" calcext:value-type="float">
            <text:p>4354048</text:p>
          </table:table-cell>
          <table:table-cell office:value-type="float" office:value="12816168" calcext:value-type="float">
            <text:p>12816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00" calcext:value-type="float">
            <text:p>3900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8984" calcext:value-type="float">
            <text:p>1610516738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48" calcext:value-type="float">
            <text:p>261548</text:p>
          </table:table-cell>
          <table:table-cell office:value-type="float" office:value="1144" calcext:value-type="float">
            <text:p>114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4168" calcext:value-type="float">
            <text:p>17224168</text:p>
          </table:table-cell>
          <table:table-cell office:value-type="float" office:value="9206968" calcext:value-type="float">
            <text:p>9206968</text:p>
          </table:table-cell>
          <table:table-cell office:value-type="float" office:value="8017200" calcext:value-type="float">
            <text:p>8017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14" calcext:value-type="float">
            <text:p>3914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089" calcext:value-type="float">
            <text:p>1610516739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020" calcext:value-type="float">
            <text:p>251020</text:p>
          </table:table-cell>
          <table:table-cell office:value-type="float" office:value="1133" calcext:value-type="float">
            <text:p>1133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51976" calcext:value-type="float">
            <text:p>18251976</text:p>
          </table:table-cell>
          <table:table-cell office:value-type="float" office:value="0" calcext:value-type="float">
            <text:p>0</text:p>
          </table:table-cell>
          <table:table-cell office:value-type="float" office:value="18251976" calcext:value-type="float">
            <text:p>18251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26" calcext:value-type="float">
            <text:p>3926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193" calcext:value-type="float">
            <text:p>1610516739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284" calcext:value-type="float">
            <text:p>263284</text:p>
          </table:table-cell>
          <table:table-cell office:value-type="float" office:value="1145" calcext:value-type="float">
            <text:p>1145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3608" calcext:value-type="float">
            <text:p>17223608</text:p>
          </table:table-cell>
          <table:table-cell office:value-type="float" office:value="11153408" calcext:value-type="float">
            <text:p>11153408</text:p>
          </table:table-cell>
          <table:table-cell office:value-type="float" office:value="6070200" calcext:value-type="float">
            <text:p>6070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41" calcext:value-type="float">
            <text:p>3941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297" calcext:value-type="float">
            <text:p>1610516739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728" calcext:value-type="float">
            <text:p>254728</text:p>
          </table:table-cell>
          <table:table-cell office:value-type="float" office:value="1137" calcext:value-type="float">
            <text:p>1137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8304" calcext:value-type="float">
            <text:p>17098304</text:p>
          </table:table-cell>
          <table:table-cell office:value-type="float" office:value="2813952" calcext:value-type="float">
            <text:p>2813952</text:p>
          </table:table-cell>
          <table:table-cell office:value-type="float" office:value="14284352" calcext:value-type="float">
            <text:p>14284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53" calcext:value-type="float">
            <text:p>3953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401" calcext:value-type="float">
            <text:p>1610516739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736" calcext:value-type="float">
            <text:p>261736</text:p>
          </table:table-cell>
          <table:table-cell office:value-type="float" office:value="1144" calcext:value-type="float">
            <text:p>114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57944" calcext:value-type="float">
            <text:p>16857944</text:p>
          </table:table-cell>
          <table:table-cell office:value-type="float" office:value="9916712" calcext:value-type="float">
            <text:p>9916712</text:p>
          </table:table-cell>
          <table:table-cell office:value-type="float" office:value="6941232" calcext:value-type="float">
            <text:p>6941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66" calcext:value-type="float">
            <text:p>3966</text:p>
          </table:table-cell>
          <table:table-cell office:value-type="float" office:value="-809" calcext:value-type="float">
            <text:p>-809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505" calcext:value-type="float">
            <text:p>1610516739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976" calcext:value-type="float">
            <text:p>253976</text:p>
          </table:table-cell>
          <table:table-cell office:value-type="float" office:value="1136" calcext:value-type="float">
            <text:p>1136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2016" calcext:value-type="float">
            <text:p>17112016</text:p>
          </table:table-cell>
          <table:table-cell office:value-type="float" office:value="2246616" calcext:value-type="float">
            <text:p>2246616</text:p>
          </table:table-cell>
          <table:table-cell office:value-type="float" office:value="14865400" calcext:value-type="float">
            <text:p>1486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80" calcext:value-type="float">
            <text:p>3980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609" calcext:value-type="float">
            <text:p>16105167396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740" calcext:value-type="float">
            <text:p>263740</text:p>
          </table:table-cell>
          <table:table-cell office:value-type="float" office:value="1146" calcext:value-type="float">
            <text:p>1146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3432" calcext:value-type="float">
            <text:p>17133432</text:p>
          </table:table-cell>
          <table:table-cell office:value-type="float" office:value="12724160" calcext:value-type="float">
            <text:p>12724160</text:p>
          </table:table-cell>
          <table:table-cell office:value-type="float" office:value="4409272" calcext:value-type="float">
            <text:p>4409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94" calcext:value-type="float">
            <text:p>3994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715" calcext:value-type="float">
            <text:p>1610516739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328" calcext:value-type="float">
            <text:p>258328</text:p>
          </table:table-cell>
          <table:table-cell office:value-type="float" office:value="1141" calcext:value-type="float">
            <text:p>1141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3232" calcext:value-type="float">
            <text:p>17173232</text:p>
          </table:table-cell>
          <table:table-cell office:value-type="float" office:value="5861376" calcext:value-type="float">
            <text:p>5861376</text:p>
          </table:table-cell>
          <table:table-cell office:value-type="float" office:value="11311856" calcext:value-type="float">
            <text:p>11311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07" calcext:value-type="float">
            <text:p>4007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820" calcext:value-type="float">
            <text:p>16105167398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980" calcext:value-type="float">
            <text:p>251980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3448" calcext:value-type="float">
            <text:p>1706344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6805400" calcext:value-type="float">
            <text:p>1680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20" calcext:value-type="float">
            <text:p>4020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39925" calcext:value-type="float">
            <text:p>1610516739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44" calcext:value-type="float">
            <text:p>262544</text:p>
          </table:table-cell>
          <table:table-cell office:value-type="float" office:value="1145" calcext:value-type="float">
            <text:p>1145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2160" calcext:value-type="float">
            <text:p>17072160</text:p>
          </table:table-cell>
          <table:table-cell office:value-type="float" office:value="10940632" calcext:value-type="float">
            <text:p>10940632</text:p>
          </table:table-cell>
          <table:table-cell office:value-type="float" office:value="6131528" calcext:value-type="float">
            <text:p>6131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33" calcext:value-type="float">
            <text:p>4033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029" calcext:value-type="float">
            <text:p>1610516740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204" calcext:value-type="float">
            <text:p>259204</text:p>
          </table:table-cell>
          <table:table-cell office:value-type="float" office:value="1141" calcext:value-type="float">
            <text:p>1141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7160" calcext:value-type="float">
            <text:p>17077160</text:p>
          </table:table-cell>
          <table:table-cell office:value-type="float" office:value="6762520" calcext:value-type="float">
            <text:p>6762520</text:p>
          </table:table-cell>
          <table:table-cell office:value-type="float" office:value="10314640" calcext:value-type="float">
            <text:p>10314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46" calcext:value-type="float">
            <text:p>4046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133" calcext:value-type="float">
            <text:p>1610516740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360" calcext:value-type="float">
            <text:p>254360</text:p>
          </table:table-cell>
          <table:table-cell office:value-type="float" office:value="1137" calcext:value-type="float">
            <text:p>1137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9200" calcext:value-type="float">
            <text:p>17049200</text:p>
          </table:table-cell>
          <table:table-cell office:value-type="float" office:value="2386728" calcext:value-type="float">
            <text:p>2386728</text:p>
          </table:table-cell>
          <table:table-cell office:value-type="float" office:value="14662472" calcext:value-type="float">
            <text:p>14662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59" calcext:value-type="float">
            <text:p>4059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238" calcext:value-type="float">
            <text:p>16105167402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384" calcext:value-type="float">
            <text:p>251384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46048" calcext:value-type="float">
            <text:p>17946048</text:p>
          </table:table-cell>
          <table:table-cell office:value-type="float" office:value="0" calcext:value-type="float">
            <text:p>0</text:p>
          </table:table-cell>
          <table:table-cell office:value-type="float" office:value="17946048" calcext:value-type="float">
            <text:p>17946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72" calcext:value-type="float">
            <text:p>4072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342" calcext:value-type="float">
            <text:p>1610516740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924" calcext:value-type="float">
            <text:p>250924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86760" calcext:value-type="float">
            <text:p>17886760</text:p>
          </table:table-cell>
          <table:table-cell office:value-type="float" office:value="0" calcext:value-type="float">
            <text:p>0</text:p>
          </table:table-cell>
          <table:table-cell office:value-type="float" office:value="17886760" calcext:value-type="float">
            <text:p>17886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85" calcext:value-type="float">
            <text:p>4085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445" calcext:value-type="float">
            <text:p>1610516740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92" calcext:value-type="float">
            <text:p>250392</text:p>
          </table:table-cell>
          <table:table-cell office:value-type="float" office:value="1133" calcext:value-type="float">
            <text:p>1133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63320" calcext:value-type="float">
            <text:p>18563320</text:p>
          </table:table-cell>
          <table:table-cell office:value-type="float" office:value="0" calcext:value-type="float">
            <text:p>0</text:p>
          </table:table-cell>
          <table:table-cell office:value-type="float" office:value="18563320" calcext:value-type="float">
            <text:p>18563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99" calcext:value-type="float">
            <text:p>4099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550" calcext:value-type="float">
            <text:p>1610516740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736" calcext:value-type="float">
            <text:p>250736</text:p>
          </table:table-cell>
          <table:table-cell office:value-type="float" office:value="1133" calcext:value-type="float">
            <text:p>1133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07504" calcext:value-type="float">
            <text:p>18307504</text:p>
          </table:table-cell>
          <table:table-cell office:value-type="float" office:value="0" calcext:value-type="float">
            <text:p>0</text:p>
          </table:table-cell>
          <table:table-cell office:value-type="float" office:value="18307504" calcext:value-type="float">
            <text:p>18307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11" calcext:value-type="float">
            <text:p>4111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653" calcext:value-type="float">
            <text:p>16105167406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128" calcext:value-type="float">
            <text:p>251128</text:p>
          </table:table-cell>
          <table:table-cell office:value-type="float" office:value="1134" calcext:value-type="float">
            <text:p>1134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1296" calcext:value-type="float">
            <text:p>17511296</text:p>
          </table:table-cell>
          <table:table-cell office:value-type="float" office:value="0" calcext:value-type="float">
            <text:p>0</text:p>
          </table:table-cell>
          <table:table-cell office:value-type="float" office:value="17511296" calcext:value-type="float">
            <text:p>17511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24" calcext:value-type="float">
            <text:p>4124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757" calcext:value-type="float">
            <text:p>1610516740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144" calcext:value-type="float">
            <text:p>257144</text:p>
          </table:table-cell>
          <table:table-cell office:value-type="float" office:value="1140" calcext:value-type="float">
            <text:p>1140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8928" calcext:value-type="float">
            <text:p>16918928</text:p>
          </table:table-cell>
          <table:table-cell office:value-type="float" office:value="4235256" calcext:value-type="float">
            <text:p>4235256</text:p>
          </table:table-cell>
          <table:table-cell office:value-type="float" office:value="12683672" calcext:value-type="float">
            <text:p>12683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37" calcext:value-type="float">
            <text:p>4137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862" calcext:value-type="float">
            <text:p>1610516740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888" calcext:value-type="float">
            <text:p>257888</text:p>
          </table:table-cell>
          <table:table-cell office:value-type="float" office:value="1140" calcext:value-type="float">
            <text:p>1140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3928" calcext:value-type="float">
            <text:p>16563928</text:p>
          </table:table-cell>
          <table:table-cell office:value-type="float" office:value="5382968" calcext:value-type="float">
            <text:p>5382968</text:p>
          </table:table-cell>
          <table:table-cell office:value-type="float" office:value="11180960" calcext:value-type="float">
            <text:p>11180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49" calcext:value-type="float">
            <text:p>4149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0966" calcext:value-type="float">
            <text:p>1610516740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872" calcext:value-type="float">
            <text:p>259872</text:p>
          </table:table-cell>
          <table:table-cell office:value-type="float" office:value="1142" calcext:value-type="float">
            <text:p>1142</text:p>
          </table:table-cell>
          <table:table-cell office:value-type="float" office:value="910404" calcext:value-type="float">
            <text:p>9104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1680" calcext:value-type="float">
            <text:p>16651680</text:p>
          </table:table-cell>
          <table:table-cell office:value-type="float" office:value="7481224" calcext:value-type="float">
            <text:p>7481224</text:p>
          </table:table-cell>
          <table:table-cell office:value-type="float" office:value="9170456" calcext:value-type="float">
            <text:p>9170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63" calcext:value-type="float">
            <text:p>4163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070" calcext:value-type="float">
            <text:p>16105167410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944" calcext:value-type="float">
            <text:p>263944</text:p>
          </table:table-cell>
          <table:table-cell office:value-type="float" office:value="1146" calcext:value-type="float">
            <text:p>1146</text:p>
          </table:table-cell>
          <table:table-cell office:value-type="float" office:value="910064" calcext:value-type="float">
            <text:p>9100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8776" calcext:value-type="float">
            <text:p>16608776</text:p>
          </table:table-cell>
          <table:table-cell office:value-type="float" office:value="10775688" calcext:value-type="float">
            <text:p>10775688</text:p>
          </table:table-cell>
          <table:table-cell office:value-type="float" office:value="5833088" calcext:value-type="float">
            <text:p>5833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75" calcext:value-type="float">
            <text:p>4175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174" calcext:value-type="float">
            <text:p>1610516741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288" calcext:value-type="float">
            <text:p>253288</text:p>
          </table:table-cell>
          <table:table-cell office:value-type="float" office:value="1135" calcext:value-type="float">
            <text:p>1135</text:p>
          </table:table-cell>
          <table:table-cell office:value-type="float" office:value="909904" calcext:value-type="float">
            <text:p>9099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8160" calcext:value-type="float">
            <text:p>16598160</text:p>
          </table:table-cell>
          <table:table-cell office:value-type="float" office:value="389120" calcext:value-type="float">
            <text:p>389120</text:p>
          </table:table-cell>
          <table:table-cell office:value-type="float" office:value="16209040" calcext:value-type="float">
            <text:p>16209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88" calcext:value-type="float">
            <text:p>4188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278" calcext:value-type="float">
            <text:p>1610516741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148" calcext:value-type="float">
            <text:p>259148</text:p>
          </table:table-cell>
          <table:table-cell office:value-type="float" office:value="1141" calcext:value-type="float">
            <text:p>1141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8520" calcext:value-type="float">
            <text:p>16568520</text:p>
          </table:table-cell>
          <table:table-cell office:value-type="float" office:value="6156288" calcext:value-type="float">
            <text:p>6156288</text:p>
          </table:table-cell>
          <table:table-cell office:value-type="float" office:value="10412232" calcext:value-type="float">
            <text:p>10412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00" calcext:value-type="float">
            <text:p>4200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382" calcext:value-type="float">
            <text:p>16105167413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5128" calcext:value-type="float">
            <text:p>265128</text:p>
          </table:table-cell>
          <table:table-cell office:value-type="float" office:value="1147" calcext:value-type="float">
            <text:p>1147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7072" calcext:value-type="float">
            <text:p>16547072</text:p>
          </table:table-cell>
          <table:table-cell office:value-type="float" office:value="12533760" calcext:value-type="float">
            <text:p>12533760</text:p>
          </table:table-cell>
          <table:table-cell office:value-type="float" office:value="4013312" calcext:value-type="float">
            <text:p>4013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14" calcext:value-type="float">
            <text:p>4214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488" calcext:value-type="float">
            <text:p>1610516741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444" calcext:value-type="float">
            <text:p>257444</text:p>
          </table:table-cell>
          <table:table-cell office:value-type="float" office:value="1139" calcext:value-type="float">
            <text:p>1139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7072" calcext:value-type="float">
            <text:p>16547072</text:p>
          </table:table-cell>
          <table:table-cell office:value-type="float" office:value="4885336" calcext:value-type="float">
            <text:p>4885336</text:p>
          </table:table-cell>
          <table:table-cell office:value-type="float" office:value="11661736" calcext:value-type="float">
            <text:p>11661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24" calcext:value-type="float">
            <text:p>4224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592" calcext:value-type="float">
            <text:p>1610516741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400" calcext:value-type="float">
            <text:p>253400</text:p>
          </table:table-cell>
          <table:table-cell office:value-type="float" office:value="1136" calcext:value-type="float">
            <text:p>1136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25984" calcext:value-type="float">
            <text:p>16225984</text:p>
          </table:table-cell>
          <table:table-cell office:value-type="float" office:value="339968" calcext:value-type="float">
            <text:p>339968</text:p>
          </table:table-cell>
          <table:table-cell office:value-type="float" office:value="15886016" calcext:value-type="float">
            <text:p>15886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37" calcext:value-type="float">
            <text:p>4237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695" calcext:value-type="float">
            <text:p>1610516741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692" calcext:value-type="float">
            <text:p>263692</text:p>
          </table:table-cell>
          <table:table-cell office:value-type="float" office:value="1146" calcext:value-type="float">
            <text:p>1146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84216" calcext:value-type="float">
            <text:p>16184216</text:p>
          </table:table-cell>
          <table:table-cell office:value-type="float" office:value="10661888" calcext:value-type="float">
            <text:p>10661888</text:p>
          </table:table-cell>
          <table:table-cell office:value-type="float" office:value="5522328" calcext:value-type="float">
            <text:p>5522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50" calcext:value-type="float">
            <text:p>4250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800" calcext:value-type="float">
            <text:p>1610516741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964" calcext:value-type="float">
            <text:p>260964</text:p>
          </table:table-cell>
          <table:table-cell office:value-type="float" office:value="1143" calcext:value-type="float">
            <text:p>1143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84216" calcext:value-type="float">
            <text:p>16184216</text:p>
          </table:table-cell>
          <table:table-cell office:value-type="float" office:value="7973560" calcext:value-type="float">
            <text:p>7973560</text:p>
          </table:table-cell>
          <table:table-cell office:value-type="float" office:value="8210656" calcext:value-type="float">
            <text:p>8210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61" calcext:value-type="float">
            <text:p>4261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1904" calcext:value-type="float">
            <text:p>1610516741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460" calcext:value-type="float">
            <text:p>261460</text:p>
          </table:table-cell>
          <table:table-cell office:value-type="float" office:value="1143" calcext:value-type="float">
            <text:p>1143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7592" calcext:value-type="float">
            <text:p>16077592</text:p>
          </table:table-cell>
          <table:table-cell office:value-type="float" office:value="8187904" calcext:value-type="float">
            <text:p>8187904</text:p>
          </table:table-cell>
          <table:table-cell office:value-type="float" office:value="7889688" calcext:value-type="float">
            <text:p>7889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73" calcext:value-type="float">
            <text:p>4273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008" calcext:value-type="float">
            <text:p>1610516742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196" calcext:value-type="float">
            <text:p>263196</text:p>
          </table:table-cell>
          <table:table-cell office:value-type="float" office:value="1145" calcext:value-type="float">
            <text:p>1145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7592" calcext:value-type="float">
            <text:p>16077592</text:p>
          </table:table-cell>
          <table:table-cell office:value-type="float" office:value="10211272" calcext:value-type="float">
            <text:p>10211272</text:p>
          </table:table-cell>
          <table:table-cell office:value-type="float" office:value="5866320" calcext:value-type="float">
            <text:p>5866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84" calcext:value-type="float">
            <text:p>4284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112" calcext:value-type="float">
            <text:p>1610516742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260" calcext:value-type="float">
            <text:p>255260</text:p>
          </table:table-cell>
          <table:table-cell office:value-type="float" office:value="1137" calcext:value-type="float">
            <text:p>1137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7592" calcext:value-type="float">
            <text:p>16077592</text:p>
          </table:table-cell>
          <table:table-cell office:value-type="float" office:value="1978312" calcext:value-type="float">
            <text:p>1978312</text:p>
          </table:table-cell>
          <table:table-cell office:value-type="float" office:value="14099280" calcext:value-type="float">
            <text:p>14099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94" calcext:value-type="float">
            <text:p>4294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217" calcext:value-type="float">
            <text:p>1610516742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360" calcext:value-type="float">
            <text:p>262360</text:p>
          </table:table-cell>
          <table:table-cell office:value-type="float" office:value="1144" calcext:value-type="float">
            <text:p>1144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584" calcext:value-type="float">
            <text:p>15715584</text:p>
          </table:table-cell>
          <table:table-cell office:value-type="float" office:value="8925184" calcext:value-type="float">
            <text:p>8925184</text:p>
          </table:table-cell>
          <table:table-cell office:value-type="float" office:value="6790400" calcext:value-type="float">
            <text:p>6790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07" calcext:value-type="float">
            <text:p>4307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321" calcext:value-type="float">
            <text:p>1610516742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452" calcext:value-type="float">
            <text:p>258452</text:p>
          </table:table-cell>
          <table:table-cell office:value-type="float" office:value="1140" calcext:value-type="float">
            <text:p>1140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584" calcext:value-type="float">
            <text:p>15715584</text:p>
          </table:table-cell>
          <table:table-cell office:value-type="float" office:value="5099520" calcext:value-type="float">
            <text:p>5099520</text:p>
          </table:table-cell>
          <table:table-cell office:value-type="float" office:value="10616064" calcext:value-type="float">
            <text:p>10616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17" calcext:value-type="float">
            <text:p>4317</text:p>
          </table:table-cell>
          <table:table-cell office:value-type="float" office:value="-822" calcext:value-type="float">
            <text:p>-82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425" calcext:value-type="float">
            <text:p>1610516742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964" calcext:value-type="float">
            <text:p>256964</text:p>
          </table:table-cell>
          <table:table-cell office:value-type="float" office:value="1139" calcext:value-type="float">
            <text:p>1139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584" calcext:value-type="float">
            <text:p>15715584</text:p>
          </table:table-cell>
          <table:table-cell office:value-type="float" office:value="3305472" calcext:value-type="float">
            <text:p>3305472</text:p>
          </table:table-cell>
          <table:table-cell office:value-type="float" office:value="12410112" calcext:value-type="float">
            <text:p>12410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29" calcext:value-type="float">
            <text:p>4329</text:p>
          </table:table-cell>
          <table:table-cell office:value-type="float" office:value="-794" calcext:value-type="float">
            <text:p>-79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529" calcext:value-type="float">
            <text:p>1610516742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468" calcext:value-type="float">
            <text:p>256468</text:p>
          </table:table-cell>
          <table:table-cell office:value-type="float" office:value="1139" calcext:value-type="float">
            <text:p>1139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584" calcext:value-type="float">
            <text:p>15715584</text:p>
          </table:table-cell>
          <table:table-cell office:value-type="float" office:value="2707456" calcext:value-type="float">
            <text:p>2707456</text:p>
          </table:table-cell>
          <table:table-cell office:value-type="float" office:value="13008128" calcext:value-type="float">
            <text:p>13008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39" calcext:value-type="float">
            <text:p>4339</text:p>
          </table:table-cell>
          <table:table-cell office:value-type="float" office:value="-794" calcext:value-type="float">
            <text:p>-79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2632" calcext:value-type="float">
            <text:p>1610516742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084" calcext:value-type="float">
            <text:p>262084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584" calcext:value-type="float">
            <text:p>15715584</text:p>
          </table:table-cell>
          <table:table-cell office:value-type="float" office:value="9166704" calcext:value-type="float">
            <text:p>9166704</text:p>
          </table:table-cell>
          <table:table-cell office:value-type="float" office:value="6548880" calcext:value-type="float">
            <text:p>6548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53" calcext:value-type="float">
            <text:p>4353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347" calcext:value-type="float">
            <text:p>1610516747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656" calcext:value-type="float">
            <text:p>255656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01424" calcext:value-type="float">
            <text:p>16901424</text:p>
          </table:table-cell>
          <table:table-cell office:value-type="float" office:value="3321856" calcext:value-type="float">
            <text:p>3321856</text:p>
          </table:table-cell>
          <table:table-cell office:value-type="float" office:value="13579568" calcext:value-type="float">
            <text:p>13579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67" calcext:value-type="float">
            <text:p>4367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451" calcext:value-type="float">
            <text:p>1610516747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588" calcext:value-type="float">
            <text:p>249588</text:p>
          </table:table-cell>
          <table:table-cell office:value-type="float" office:value="1132" calcext:value-type="float">
            <text:p>113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53512" calcext:value-type="float">
            <text:p>19553512</text:p>
          </table:table-cell>
          <table:table-cell office:value-type="float" office:value="0" calcext:value-type="float">
            <text:p>0</text:p>
          </table:table-cell>
          <table:table-cell office:value-type="float" office:value="19553512" calcext:value-type="float">
            <text:p>19553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81" calcext:value-type="float">
            <text:p>4381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556" calcext:value-type="float">
            <text:p>1610516747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924" calcext:value-type="float">
            <text:p>251924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9096" calcext:value-type="float">
            <text:p>17709096</text:p>
          </table:table-cell>
          <table:table-cell office:value-type="float" office:value="290816" calcext:value-type="float">
            <text:p>290816</text:p>
          </table:table-cell>
          <table:table-cell office:value-type="float" office:value="17418280" calcext:value-type="float">
            <text:p>17418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95" calcext:value-type="float">
            <text:p>4395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661" calcext:value-type="float">
            <text:p>1610516747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980" calcext:value-type="float">
            <text:p>248980</text:p>
          </table:table-cell>
          <table:table-cell office:value-type="float" office:value="1131" calcext:value-type="float">
            <text:p>1131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26296" calcext:value-type="float">
            <text:p>19426296</text:p>
          </table:table-cell>
          <table:table-cell office:value-type="float" office:value="0" calcext:value-type="float">
            <text:p>0</text:p>
          </table:table-cell>
          <table:table-cell office:value-type="float" office:value="19426296" calcext:value-type="float">
            <text:p>19426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08" calcext:value-type="float">
            <text:p>4408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765" calcext:value-type="float">
            <text:p>1610516747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584" calcext:value-type="float">
            <text:p>251584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5128" calcext:value-type="float">
            <text:p>17635128</text:p>
          </table:table-cell>
          <table:table-cell office:value-type="float" office:value="0" calcext:value-type="float">
            <text:p>0</text:p>
          </table:table-cell>
          <table:table-cell office:value-type="float" office:value="17635128" calcext:value-type="float">
            <text:p>17635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22" calcext:value-type="float">
            <text:p>4422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869" calcext:value-type="float">
            <text:p>16105167478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592" calcext:value-type="float">
            <text:p>250592</text:p>
          </table:table-cell>
          <table:table-cell office:value-type="float" office:value="1133" calcext:value-type="float">
            <text:p>1133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88264" calcext:value-type="float">
            <text:p>18888264</text:p>
          </table:table-cell>
          <table:table-cell office:value-type="float" office:value="0" calcext:value-type="float">
            <text:p>0</text:p>
          </table:table-cell>
          <table:table-cell office:value-type="float" office:value="18888264" calcext:value-type="float">
            <text:p>18888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36" calcext:value-type="float">
            <text:p>4436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7973" calcext:value-type="float">
            <text:p>16105167479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832" calcext:value-type="float">
            <text:p>251832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3832" calcext:value-type="float">
            <text:p>17353832</text:p>
          </table:table-cell>
          <table:table-cell office:value-type="float" office:value="405504" calcext:value-type="float">
            <text:p>405504</text:p>
          </table:table-cell>
          <table:table-cell office:value-type="float" office:value="16948328" calcext:value-type="float">
            <text:p>16948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50" calcext:value-type="float">
            <text:p>4450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078" calcext:value-type="float">
            <text:p>1610516748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816" calcext:value-type="float">
            <text:p>252816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4000" calcext:value-type="float">
            <text:p>17344000</text:p>
          </table:table-cell>
          <table:table-cell office:value-type="float" office:value="936680" calcext:value-type="float">
            <text:p>936680</text:p>
          </table:table-cell>
          <table:table-cell office:value-type="float" office:value="16407320" calcext:value-type="float">
            <text:p>16407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63" calcext:value-type="float">
            <text:p>4463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183" calcext:value-type="float">
            <text:p>16105167481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676" calcext:value-type="float">
            <text:p>255676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2840" calcext:value-type="float">
            <text:p>16862840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13901432" calcext:value-type="float">
            <text:p>13901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77" calcext:value-type="float">
            <text:p>4477</text:p>
          </table:table-cell>
          <table:table-cell office:value-type="float" office:value="-224" calcext:value-type="float">
            <text:p>-22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287" calcext:value-type="float">
            <text:p>1610516748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496" calcext:value-type="float">
            <text:p>254496</text:p>
          </table:table-cell>
          <table:table-cell office:value-type="float" office:value="1136" calcext:value-type="float">
            <text:p>1136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6560" calcext:value-type="float">
            <text:p>17146560</text:p>
          </table:table-cell>
          <table:table-cell office:value-type="float" office:value="2991432" calcext:value-type="float">
            <text:p>2991432</text:p>
          </table:table-cell>
          <table:table-cell office:value-type="float" office:value="14155128" calcext:value-type="float">
            <text:p>14155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90" calcext:value-type="float">
            <text:p>4490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392" calcext:value-type="float">
            <text:p>1610516748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208" calcext:value-type="float">
            <text:p>259208</text:p>
          </table:table-cell>
          <table:table-cell office:value-type="float" office:value="1141" calcext:value-type="float">
            <text:p>1141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8456" calcext:value-type="float">
            <text:p>17108456</text:p>
          </table:table-cell>
          <table:table-cell office:value-type="float" office:value="6860800" calcext:value-type="float">
            <text:p>6860800</text:p>
          </table:table-cell>
          <table:table-cell office:value-type="float" office:value="10247656" calcext:value-type="float">
            <text:p>10247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04" calcext:value-type="float">
            <text:p>4504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496" calcext:value-type="float">
            <text:p>1610516748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952" calcext:value-type="float">
            <text:p>259952</text:p>
          </table:table-cell>
          <table:table-cell office:value-type="float" office:value="1142" calcext:value-type="float">
            <text:p>114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0016" calcext:value-type="float">
            <text:p>17130016</text:p>
          </table:table-cell>
          <table:table-cell office:value-type="float" office:value="8012696" calcext:value-type="float">
            <text:p>8012696</text:p>
          </table:table-cell>
          <table:table-cell office:value-type="float" office:value="9117320" calcext:value-type="float">
            <text:p>9117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17" calcext:value-type="float">
            <text:p>4517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600" calcext:value-type="float">
            <text:p>1610516748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288" calcext:value-type="float">
            <text:p>263288</text:p>
          </table:table-cell>
          <table:table-cell office:value-type="float" office:value="1145" calcext:value-type="float">
            <text:p>114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87496" calcext:value-type="float">
            <text:p>17187496</text:p>
          </table:table-cell>
          <table:table-cell office:value-type="float" office:value="12249472" calcext:value-type="float">
            <text:p>12249472</text:p>
          </table:table-cell>
          <table:table-cell office:value-type="float" office:value="4938024" calcext:value-type="float">
            <text:p>4938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32" calcext:value-type="float">
            <text:p>4532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705" calcext:value-type="float">
            <text:p>1610516748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676" calcext:value-type="float">
            <text:p>251676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1344" calcext:value-type="float">
            <text:p>17231344</text:p>
          </table:table-cell>
          <table:table-cell office:value-type="float" office:value="0" calcext:value-type="float">
            <text:p>0</text:p>
          </table:table-cell>
          <table:table-cell office:value-type="float" office:value="17231344" calcext:value-type="float">
            <text:p>17231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44" calcext:value-type="float">
            <text:p>4544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809" calcext:value-type="float">
            <text:p>1610516748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280" calcext:value-type="float">
            <text:p>254280</text:p>
          </table:table-cell>
          <table:table-cell office:value-type="float" office:value="1136" calcext:value-type="float">
            <text:p>1136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8376" calcext:value-type="float">
            <text:p>17088376</text:p>
          </table:table-cell>
          <table:table-cell office:value-type="float" office:value="2169192" calcext:value-type="float">
            <text:p>2169192</text:p>
          </table:table-cell>
          <table:table-cell office:value-type="float" office:value="14919184" calcext:value-type="float">
            <text:p>14919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57" calcext:value-type="float">
            <text:p>4557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8914" calcext:value-type="float">
            <text:p>1610516748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848" calcext:value-type="float">
            <text:p>260848</text:p>
          </table:table-cell>
          <table:table-cell office:value-type="float" office:value="1143" calcext:value-type="float">
            <text:p>1143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0384" calcext:value-type="float">
            <text:p>17030384</text:p>
          </table:table-cell>
          <table:table-cell office:value-type="float" office:value="8761344" calcext:value-type="float">
            <text:p>8761344</text:p>
          </table:table-cell>
          <table:table-cell office:value-type="float" office:value="8269040" calcext:value-type="float">
            <text:p>8269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71" calcext:value-type="float">
            <text:p>4571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018" calcext:value-type="float">
            <text:p>1610516749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580" calcext:value-type="float">
            <text:p>263580</text:p>
          </table:table-cell>
          <table:table-cell office:value-type="float" office:value="1145" calcext:value-type="float">
            <text:p>114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2344" calcext:value-type="float">
            <text:p>17002344</text:p>
          </table:table-cell>
          <table:table-cell office:value-type="float" office:value="12385736" calcext:value-type="float">
            <text:p>12385736</text:p>
          </table:table-cell>
          <table:table-cell office:value-type="float" office:value="4616608" calcext:value-type="float">
            <text:p>4616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85" calcext:value-type="float">
            <text:p>4585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123" calcext:value-type="float">
            <text:p>1610516749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20" calcext:value-type="float">
            <text:p>252420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0752" calcext:value-type="float">
            <text:p>17190752</text:p>
          </table:table-cell>
          <table:table-cell office:value-type="float" office:value="1094424" calcext:value-type="float">
            <text:p>1094424</text:p>
          </table:table-cell>
          <table:table-cell office:value-type="float" office:value="16096328" calcext:value-type="float">
            <text:p>16096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98" calcext:value-type="float">
            <text:p>4598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228" calcext:value-type="float">
            <text:p>1610516749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088" calcext:value-type="float">
            <text:p>262088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4760" calcext:value-type="float">
            <text:p>16984760</text:p>
          </table:table-cell>
          <table:table-cell office:value-type="float" office:value="10235904" calcext:value-type="float">
            <text:p>10235904</text:p>
          </table:table-cell>
          <table:table-cell office:value-type="float" office:value="6748856" calcext:value-type="float">
            <text:p>6748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11" calcext:value-type="float">
            <text:p>4611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332" calcext:value-type="float">
            <text:p>1610516749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288" calcext:value-type="float">
            <text:p>253288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0976" calcext:value-type="float">
            <text:p>16760976</text:p>
          </table:table-cell>
          <table:table-cell office:value-type="float" office:value="897024" calcext:value-type="float">
            <text:p>897024</text:p>
          </table:table-cell>
          <table:table-cell office:value-type="float" office:value="15863952" calcext:value-type="float">
            <text:p>15863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24" calcext:value-type="float">
            <text:p>4624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436" calcext:value-type="float">
            <text:p>16105167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124" calcext:value-type="float">
            <text:p>258124</text:p>
          </table:table-cell>
          <table:table-cell office:value-type="float" office:value="1140" calcext:value-type="float">
            <text:p>1140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3880" calcext:value-type="float">
            <text:p>16733880</text:p>
          </table:table-cell>
          <table:table-cell office:value-type="float" office:value="7098888" calcext:value-type="float">
            <text:p>7098888</text:p>
          </table:table-cell>
          <table:table-cell office:value-type="float" office:value="9634992" calcext:value-type="float">
            <text:p>9634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37" calcext:value-type="float">
            <text:p>4637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540" calcext:value-type="float">
            <text:p>16105167495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800" calcext:value-type="float">
            <text:p>251800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0776" calcext:value-type="float">
            <text:p>17460776</text:p>
          </table:table-cell>
          <table:table-cell office:value-type="float" office:value="0" calcext:value-type="float">
            <text:p>0</text:p>
          </table:table-cell>
          <table:table-cell office:value-type="float" office:value="17460776" calcext:value-type="float">
            <text:p>17460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50" calcext:value-type="float">
            <text:p>4650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644" calcext:value-type="float">
            <text:p>1610516749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084" calcext:value-type="float">
            <text:p>263084</text:p>
          </table:table-cell>
          <table:table-cell office:value-type="float" office:value="1145" calcext:value-type="float">
            <text:p>114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83520" calcext:value-type="float">
            <text:p>19383520</text:p>
          </table:table-cell>
          <table:table-cell office:value-type="float" office:value="0" calcext:value-type="float">
            <text:p>0</text:p>
          </table:table-cell>
          <table:table-cell office:value-type="float" office:value="19383520" calcext:value-type="float">
            <text:p>19383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65" calcext:value-type="float">
            <text:p>4665</text:p>
          </table:table-cell>
          <table:table-cell office:value-type="float" office:value="-782" calcext:value-type="float">
            <text:p>-78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748" calcext:value-type="float">
            <text:p>16105167497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992" calcext:value-type="float">
            <text:p>258992</text:p>
          </table:table-cell>
          <table:table-cell office:value-type="float" office:value="1141" calcext:value-type="float">
            <text:p>1141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1376" calcext:value-type="float">
            <text:p>17081376</text:p>
          </table:table-cell>
          <table:table-cell office:value-type="float" office:value="7417856" calcext:value-type="float">
            <text:p>7417856</text:p>
          </table:table-cell>
          <table:table-cell office:value-type="float" office:value="9663520" calcext:value-type="float">
            <text:p>9663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77" calcext:value-type="float">
            <text:p>4677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854" calcext:value-type="float">
            <text:p>1610516749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656" calcext:value-type="float">
            <text:p>253656</text:p>
          </table:table-cell>
          <table:table-cell office:value-type="float" office:value="1136" calcext:value-type="float">
            <text:p>1136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5640" calcext:value-type="float">
            <text:p>16775640</text:p>
          </table:table-cell>
          <table:table-cell office:value-type="float" office:value="1683456" calcext:value-type="float">
            <text:p>1683456</text:p>
          </table:table-cell>
          <table:table-cell office:value-type="float" office:value="15092184" calcext:value-type="float">
            <text:p>15092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90" calcext:value-type="float">
            <text:p>4690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49958" calcext:value-type="float">
            <text:p>1610516749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340" calcext:value-type="float">
            <text:p>262340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1248" calcext:value-type="float">
            <text:p>16731248</text:p>
          </table:table-cell>
          <table:table-cell office:value-type="float" office:value="11366856" calcext:value-type="float">
            <text:p>11366856</text:p>
          </table:table-cell>
          <table:table-cell office:value-type="float" office:value="5364392" calcext:value-type="float">
            <text:p>5364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03" calcext:value-type="float">
            <text:p>4703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063" calcext:value-type="float">
            <text:p>1610516750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380" calcext:value-type="float">
            <text:p>257380</text:p>
          </table:table-cell>
          <table:table-cell office:value-type="float" office:value="1139" calcext:value-type="float">
            <text:p>1139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9112" calcext:value-type="float">
            <text:p>16789112</text:p>
          </table:table-cell>
          <table:table-cell office:value-type="float" office:value="6008536" calcext:value-type="float">
            <text:p>6008536</text:p>
          </table:table-cell>
          <table:table-cell office:value-type="float" office:value="10780576" calcext:value-type="float">
            <text:p>10780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16" calcext:value-type="float">
            <text:p>4716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167" calcext:value-type="float">
            <text:p>1610516750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668" calcext:value-type="float">
            <text:p>252668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338648" calcext:value-type="float">
            <text:p>1338648</text:p>
          </table:table-cell>
          <table:table-cell office:value-type="float" office:value="15438568" calcext:value-type="float">
            <text:p>15438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29" calcext:value-type="float">
            <text:p>4729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271" calcext:value-type="float">
            <text:p>1610516750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948" calcext:value-type="float">
            <text:p>248948</text:p>
          </table:table-cell>
          <table:table-cell office:value-type="float" office:value="1131" calcext:value-type="float">
            <text:p>1131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81024" calcext:value-type="float">
            <text:p>19181024</text:p>
          </table:table-cell>
          <table:table-cell office:value-type="float" office:value="0" calcext:value-type="float">
            <text:p>0</text:p>
          </table:table-cell>
          <table:table-cell office:value-type="float" office:value="19181024" calcext:value-type="float">
            <text:p>19181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42" calcext:value-type="float">
            <text:p>4742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375" calcext:value-type="float">
            <text:p>1610516750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892" calcext:value-type="float">
            <text:p>255892</text:p>
          </table:table-cell>
          <table:table-cell office:value-type="float" office:value="1138" calcext:value-type="float">
            <text:p>1138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08912" calcext:value-type="float">
            <text:p>17608912</text:p>
          </table:table-cell>
          <table:table-cell office:value-type="float" office:value="5497176" calcext:value-type="float">
            <text:p>5497176</text:p>
          </table:table-cell>
          <table:table-cell office:value-type="float" office:value="12111736" calcext:value-type="float">
            <text:p>12111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57" calcext:value-type="float">
            <text:p>4757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480" calcext:value-type="float">
            <text:p>16105167504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024" calcext:value-type="float">
            <text:p>255024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0872" calcext:value-type="float">
            <text:p>16810872</text:p>
          </table:table-cell>
          <table:table-cell office:value-type="float" office:value="3843304" calcext:value-type="float">
            <text:p>3843304</text:p>
          </table:table-cell>
          <table:table-cell office:value-type="float" office:value="12967568" calcext:value-type="float">
            <text:p>12967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69" calcext:value-type="float">
            <text:p>4769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584" calcext:value-type="float">
            <text:p>1610516750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156" calcext:value-type="float">
            <text:p>254156</text:p>
          </table:table-cell>
          <table:table-cell office:value-type="float" office:value="1136" calcext:value-type="float">
            <text:p>1136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7968" calcext:value-type="float">
            <text:p>16717968</text:p>
          </table:table-cell>
          <table:table-cell office:value-type="float" office:value="2810200" calcext:value-type="float">
            <text:p>2810200</text:p>
          </table:table-cell>
          <table:table-cell office:value-type="float" office:value="13907768" calcext:value-type="float">
            <text:p>13907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82" calcext:value-type="float">
            <text:p>4782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688" calcext:value-type="float">
            <text:p>1610516750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396" calcext:value-type="float">
            <text:p>255396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7032" calcext:value-type="float">
            <text:p>16757032</text:p>
          </table:table-cell>
          <table:table-cell office:value-type="float" office:value="3382824" calcext:value-type="float">
            <text:p>3382824</text:p>
          </table:table-cell>
          <table:table-cell office:value-type="float" office:value="13374208" calcext:value-type="float">
            <text:p>13374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95" calcext:value-type="float">
            <text:p>4795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792" calcext:value-type="float">
            <text:p>1610516750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132" calcext:value-type="float">
            <text:p>255132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7200" calcext:value-type="float">
            <text:p>16697200</text:p>
          </table:table-cell>
          <table:table-cell office:value-type="float" office:value="3891320" calcext:value-type="float">
            <text:p>3891320</text:p>
          </table:table-cell>
          <table:table-cell office:value-type="float" office:value="12805880" calcext:value-type="float">
            <text:p>12805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07" calcext:value-type="float">
            <text:p>4807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0896" calcext:value-type="float">
            <text:p>1610516750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260" calcext:value-type="float">
            <text:p>257260</text:p>
          </table:table-cell>
          <table:table-cell office:value-type="float" office:value="1139" calcext:value-type="float">
            <text:p>1139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1720" calcext:value-type="float">
            <text:p>16701720</text:p>
          </table:table-cell>
          <table:table-cell office:value-type="float" office:value="6152888" calcext:value-type="float">
            <text:p>6152888</text:p>
          </table:table-cell>
          <table:table-cell office:value-type="float" office:value="10548832" calcext:value-type="float">
            <text:p>10548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21" calcext:value-type="float">
            <text:p>4821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000" calcext:value-type="float">
            <text:p>161051675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448" calcext:value-type="float">
            <text:p>260448</text:p>
          </table:table-cell>
          <table:table-cell office:value-type="float" office:value="1142" calcext:value-type="float">
            <text:p>1142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30336" calcext:value-type="float">
            <text:p>16430336</text:p>
          </table:table-cell>
          <table:table-cell office:value-type="float" office:value="8300408" calcext:value-type="float">
            <text:p>8300408</text:p>
          </table:table-cell>
          <table:table-cell office:value-type="float" office:value="8129928" calcext:value-type="float">
            <text:p>8129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33" calcext:value-type="float">
            <text:p>4833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104" calcext:value-type="float">
            <text:p>1610516751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084" calcext:value-type="float">
            <text:p>263084</text:p>
          </table:table-cell>
          <table:table-cell office:value-type="float" office:value="1145" calcext:value-type="float">
            <text:p>1145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8184" calcext:value-type="float">
            <text:p>16468184</text:p>
          </table:table-cell>
          <table:table-cell office:value-type="float" office:value="11611000" calcext:value-type="float">
            <text:p>11611000</text:p>
          </table:table-cell>
          <table:table-cell office:value-type="float" office:value="4857184" calcext:value-type="float">
            <text:p>4857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46" calcext:value-type="float">
            <text:p>4846</text:p>
          </table:table-cell>
          <table:table-cell office:value-type="float" office:value="-796" calcext:value-type="float">
            <text:p>-79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208" calcext:value-type="float">
            <text:p>1610516751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288" calcext:value-type="float">
            <text:p>253288</text:p>
          </table:table-cell>
          <table:table-cell office:value-type="float" office:value="1135" calcext:value-type="float">
            <text:p>1135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1872" calcext:value-type="float">
            <text:p>16391872</text:p>
          </table:table-cell>
          <table:table-cell office:value-type="float" office:value="1093632" calcext:value-type="float">
            <text:p>1093632</text:p>
          </table:table-cell>
          <table:table-cell office:value-type="float" office:value="15298240" calcext:value-type="float">
            <text:p>15298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58" calcext:value-type="float">
            <text:p>4858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313" calcext:value-type="float">
            <text:p>1610516751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992" calcext:value-type="float">
            <text:p>258992</text:p>
          </table:table-cell>
          <table:table-cell office:value-type="float" office:value="1141" calcext:value-type="float">
            <text:p>1141</text:p>
          </table:table-cell>
          <table:table-cell office:value-type="float" office:value="909912" calcext:value-type="float">
            <text:p>9099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2920" calcext:value-type="float">
            <text:p>16362920</text:p>
          </table:table-cell>
          <table:table-cell office:value-type="float" office:value="6729728" calcext:value-type="float">
            <text:p>6729728</text:p>
          </table:table-cell>
          <table:table-cell office:value-type="float" office:value="9633192" calcext:value-type="float">
            <text:p>9633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71" calcext:value-type="float">
            <text:p>4871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417" calcext:value-type="float">
            <text:p>1610516751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00" calcext:value-type="float">
            <text:p>250000</text:p>
          </table:table-cell>
          <table:table-cell office:value-type="float" office:value="1132" calcext:value-type="float">
            <text:p>113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45296" calcext:value-type="float">
            <text:p>17745296</text:p>
          </table:table-cell>
          <table:table-cell office:value-type="float" office:value="0" calcext:value-type="float">
            <text:p>0</text:p>
          </table:table-cell>
          <table:table-cell office:value-type="float" office:value="17745296" calcext:value-type="float">
            <text:p>17745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84" calcext:value-type="float">
            <text:p>4884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520" calcext:value-type="float">
            <text:p>1610516751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460" calcext:value-type="float">
            <text:p>256460</text:p>
          </table:table-cell>
          <table:table-cell office:value-type="float" office:value="1139" calcext:value-type="float">
            <text:p>1139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51712" calcext:value-type="float">
            <text:p>16951712</text:p>
          </table:table-cell>
          <table:table-cell office:value-type="float" office:value="5936984" calcext:value-type="float">
            <text:p>5936984</text:p>
          </table:table-cell>
          <table:table-cell office:value-type="float" office:value="11014728" calcext:value-type="float">
            <text:p>11014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96" calcext:value-type="float">
            <text:p>4896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630" calcext:value-type="float">
            <text:p>1610516751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172" calcext:value-type="float">
            <text:p>252172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4576" calcext:value-type="float">
            <text:p>16314576</text:p>
          </table:table-cell>
          <table:table-cell office:value-type="float" office:value="716800" calcext:value-type="float">
            <text:p>716800</text:p>
          </table:table-cell>
          <table:table-cell office:value-type="float" office:value="15597776" calcext:value-type="float">
            <text:p>15597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08" calcext:value-type="float">
            <text:p>4908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734" calcext:value-type="float">
            <text:p>1610516751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712" calcext:value-type="float">
            <text:p>262712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6056" calcext:value-type="float">
            <text:p>16056056</text:p>
          </table:table-cell>
          <table:table-cell office:value-type="float" office:value="10956800" calcext:value-type="float">
            <text:p>10956800</text:p>
          </table:table-cell>
          <table:table-cell office:value-type="float" office:value="5099256" calcext:value-type="float">
            <text:p>5099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21" calcext:value-type="float">
            <text:p>4921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839" calcext:value-type="float">
            <text:p>1610516751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736" calcext:value-type="float">
            <text:p>259736</text:p>
          </table:table-cell>
          <table:table-cell office:value-type="float" office:value="1142" calcext:value-type="float">
            <text:p>114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6056" calcext:value-type="float">
            <text:p>16056056</text:p>
          </table:table-cell>
          <table:table-cell office:value-type="float" office:value="8218312" calcext:value-type="float">
            <text:p>8218312</text:p>
          </table:table-cell>
          <table:table-cell office:value-type="float" office:value="7837744" calcext:value-type="float">
            <text:p>7837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32" calcext:value-type="float">
            <text:p>4932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1943" calcext:value-type="float">
            <text:p>1610516751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860" calcext:value-type="float">
            <text:p>259860</text:p>
          </table:table-cell>
          <table:table-cell office:value-type="float" office:value="1142" calcext:value-type="float">
            <text:p>114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00952" calcext:value-type="float">
            <text:p>16000952</text:p>
          </table:table-cell>
          <table:table-cell office:value-type="float" office:value="8155136" calcext:value-type="float">
            <text:p>8155136</text:p>
          </table:table-cell>
          <table:table-cell office:value-type="float" office:value="7845816" calcext:value-type="float">
            <text:p>7845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44" calcext:value-type="float">
            <text:p>4944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047" calcext:value-type="float">
            <text:p>1610516752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976" calcext:value-type="float">
            <text:p>260976</text:p>
          </table:table-cell>
          <table:table-cell office:value-type="float" office:value="1143" calcext:value-type="float">
            <text:p>1143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00952" calcext:value-type="float">
            <text:p>16000952</text:p>
          </table:table-cell>
          <table:table-cell office:value-type="float" office:value="9488712" calcext:value-type="float">
            <text:p>9488712</text:p>
          </table:table-cell>
          <table:table-cell office:value-type="float" office:value="6512240" calcext:value-type="float">
            <text:p>6512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56" calcext:value-type="float">
            <text:p>4956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151" calcext:value-type="float">
            <text:p>1610516752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296" calcext:value-type="float">
            <text:p>252296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00952" calcext:value-type="float">
            <text:p>16000952</text:p>
          </table:table-cell>
          <table:table-cell office:value-type="float" office:value="534856" calcext:value-type="float">
            <text:p>534856</text:p>
          </table:table-cell>
          <table:table-cell office:value-type="float" office:value="15466096" calcext:value-type="float">
            <text:p>15466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66" calcext:value-type="float">
            <text:p>4966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254" calcext:value-type="float">
            <text:p>1610516752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868" calcext:value-type="float">
            <text:p>258868</text:p>
          </table:table-cell>
          <table:table-cell office:value-type="float" office:value="1141" calcext:value-type="float">
            <text:p>1141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9936" calcext:value-type="float">
            <text:p>15719936</text:p>
          </table:table-cell>
          <table:table-cell office:value-type="float" office:value="7041024" calcext:value-type="float">
            <text:p>7041024</text:p>
          </table:table-cell>
          <table:table-cell office:value-type="float" office:value="8678912" calcext:value-type="float">
            <text:p>8678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78" calcext:value-type="float">
            <text:p>4978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358" calcext:value-type="float">
            <text:p>1610516752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808" calcext:value-type="float">
            <text:p>254808</text:p>
          </table:table-cell>
          <table:table-cell office:value-type="float" office:value="1137" calcext:value-type="float">
            <text:p>1137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9936" calcext:value-type="float">
            <text:p>15719936</text:p>
          </table:table-cell>
          <table:table-cell office:value-type="float" office:value="2723840" calcext:value-type="float">
            <text:p>2723840</text:p>
          </table:table-cell>
          <table:table-cell office:value-type="float" office:value="12996096" calcext:value-type="float">
            <text:p>12996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89" calcext:value-type="float">
            <text:p>4989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462" calcext:value-type="float">
            <text:p>1610516752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608" calcext:value-type="float">
            <text:p>252608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9936" calcext:value-type="float">
            <text:p>15719936</text:p>
          </table:table-cell>
          <table:table-cell office:value-type="float" office:value="471040" calcext:value-type="float">
            <text:p>471040</text:p>
          </table:table-cell>
          <table:table-cell office:value-type="float" office:value="15248896" calcext:value-type="float">
            <text:p>15248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00" calcext:value-type="float">
            <text:p>5000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567" calcext:value-type="float">
            <text:p>1610516752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424" calcext:value-type="float">
            <text:p>263424</text:p>
          </table:table-cell>
          <table:table-cell office:value-type="float" office:value="1145" calcext:value-type="float">
            <text:p>114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9936" calcext:value-type="float">
            <text:p>15719936</text:p>
          </table:table-cell>
          <table:table-cell office:value-type="float" office:value="11755088" calcext:value-type="float">
            <text:p>11755088</text:p>
          </table:table-cell>
          <table:table-cell office:value-type="float" office:value="3964848" calcext:value-type="float">
            <text:p>3964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12" calcext:value-type="float">
            <text:p>5012</text:p>
          </table:table-cell>
          <table:table-cell office:value-type="float" office:value="-811" calcext:value-type="float">
            <text:p>-811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2671" calcext:value-type="float">
            <text:p>1610516752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152" calcext:value-type="float">
            <text:p>259152</text:p>
          </table:table-cell>
          <table:table-cell office:value-type="float" office:value="1141" calcext:value-type="float">
            <text:p>1141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9936" calcext:value-type="float">
            <text:p>15719936</text:p>
          </table:table-cell>
          <table:table-cell office:value-type="float" office:value="6647264" calcext:value-type="float">
            <text:p>6647264</text:p>
          </table:table-cell>
          <table:table-cell office:value-type="float" office:value="9072672" calcext:value-type="float">
            <text:p>9072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24" calcext:value-type="float">
            <text:p>5024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332" calcext:value-type="float">
            <text:p>1610516757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828" calcext:value-type="float">
            <text:p>260828</text:p>
          </table:table-cell>
          <table:table-cell office:value-type="float" office:value="1142" calcext:value-type="float">
            <text:p>1142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1536" calcext:value-type="float">
            <text:p>17391536</text:p>
          </table:table-cell>
          <table:table-cell office:value-type="float" office:value="10366976" calcext:value-type="float">
            <text:p>10366976</text:p>
          </table:table-cell>
          <table:table-cell office:value-type="float" office:value="7024560" calcext:value-type="float">
            <text:p>7024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38" calcext:value-type="float">
            <text:p>5038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436" calcext:value-type="float">
            <text:p>1610516757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832" calcext:value-type="float">
            <text:p>252832</text:p>
          </table:table-cell>
          <table:table-cell office:value-type="float" office:value="1135" calcext:value-type="float">
            <text:p>113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75776" calcext:value-type="float">
            <text:p>17775776</text:p>
          </table:table-cell>
          <table:table-cell office:value-type="float" office:value="3122024" calcext:value-type="float">
            <text:p>3122024</text:p>
          </table:table-cell>
          <table:table-cell office:value-type="float" office:value="14653752" calcext:value-type="float">
            <text:p>14653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51" calcext:value-type="float">
            <text:p>5051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541" calcext:value-type="float">
            <text:p>16105167575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796" calcext:value-type="float">
            <text:p>250796</text:p>
          </table:table-cell>
          <table:table-cell office:value-type="float" office:value="1133" calcext:value-type="float">
            <text:p>1133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0680" calcext:value-type="float">
            <text:p>17330680</text:p>
          </table:table-cell>
          <table:table-cell office:value-type="float" office:value="61440" calcext:value-type="float">
            <text:p>61440</text:p>
          </table:table-cell>
          <table:table-cell office:value-type="float" office:value="17269240" calcext:value-type="float">
            <text:p>17269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65" calcext:value-type="float">
            <text:p>5065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645" calcext:value-type="float">
            <text:p>1610516757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912" calcext:value-type="float">
            <text:p>247912</text:p>
          </table:table-cell>
          <table:table-cell office:value-type="float" office:value="1130" calcext:value-type="float">
            <text:p>1130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85176" calcext:value-type="float">
            <text:p>19785176</text:p>
          </table:table-cell>
          <table:table-cell office:value-type="float" office:value="0" calcext:value-type="float">
            <text:p>0</text:p>
          </table:table-cell>
          <table:table-cell office:value-type="float" office:value="19785176" calcext:value-type="float">
            <text:p>19785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79" calcext:value-type="float">
            <text:p>5079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749" calcext:value-type="float">
            <text:p>16105167577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828" calcext:value-type="float">
            <text:p>253828</text:p>
          </table:table-cell>
          <table:table-cell office:value-type="float" office:value="1143" calcext:value-type="float">
            <text:p>1143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00472" calcext:value-type="float">
            <text:p>18600472</text:p>
          </table:table-cell>
          <table:table-cell office:value-type="float" office:value="0" calcext:value-type="float">
            <text:p>0</text:p>
          </table:table-cell>
          <table:table-cell office:value-type="float" office:value="18600472" calcext:value-type="float">
            <text:p>18600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93" calcext:value-type="float">
            <text:p>5093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854" calcext:value-type="float">
            <text:p>1610516757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788" calcext:value-type="float">
            <text:p>247788</text:p>
          </table:table-cell>
          <table:table-cell office:value-type="float" office:value="1130" calcext:value-type="float">
            <text:p>1130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475768" calcext:value-type="float">
            <text:p>20475768</text:p>
          </table:table-cell>
          <table:table-cell office:value-type="float" office:value="0" calcext:value-type="float">
            <text:p>0</text:p>
          </table:table-cell>
          <table:table-cell office:value-type="float" office:value="20475768" calcext:value-type="float">
            <text:p>20475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07" calcext:value-type="float">
            <text:p>5107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7960" calcext:value-type="float">
            <text:p>16105167579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640" calcext:value-type="float">
            <text:p>250640</text:p>
          </table:table-cell>
          <table:table-cell office:value-type="float" office:value="1133" calcext:value-type="float">
            <text:p>1133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53368" calcext:value-type="float">
            <text:p>17553368</text:p>
          </table:table-cell>
          <table:table-cell office:value-type="float" office:value="0" calcext:value-type="float">
            <text:p>0</text:p>
          </table:table-cell>
          <table:table-cell office:value-type="float" office:value="17553368" calcext:value-type="float">
            <text:p>17553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20" calcext:value-type="float">
            <text:p>5120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064" calcext:value-type="float">
            <text:p>1610516758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152" calcext:value-type="float">
            <text:p>249152</text:p>
          </table:table-cell>
          <table:table-cell office:value-type="float" office:value="1131" calcext:value-type="float">
            <text:p>1131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49976" calcext:value-type="float">
            <text:p>18849976</text:p>
          </table:table-cell>
          <table:table-cell office:value-type="float" office:value="0" calcext:value-type="float">
            <text:p>0</text:p>
          </table:table-cell>
          <table:table-cell office:value-type="float" office:value="18849976" calcext:value-type="float">
            <text:p>18849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34" calcext:value-type="float">
            <text:p>5134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168" calcext:value-type="float">
            <text:p>1610516758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492" calcext:value-type="float">
            <text:p>253492</text:p>
          </table:table-cell>
          <table:table-cell office:value-type="float" office:value="1135" calcext:value-type="float">
            <text:p>113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9272" calcext:value-type="float">
            <text:p>17419272</text:p>
          </table:table-cell>
          <table:table-cell office:value-type="float" office:value="3158016" calcext:value-type="float">
            <text:p>3158016</text:p>
          </table:table-cell>
          <table:table-cell office:value-type="float" office:value="14261256" calcext:value-type="float">
            <text:p>14261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47" calcext:value-type="float">
            <text:p>5147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273" calcext:value-type="float">
            <text:p>1610516758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120" calcext:value-type="float">
            <text:p>253120</text:p>
          </table:table-cell>
          <table:table-cell office:value-type="float" office:value="1135" calcext:value-type="float">
            <text:p>113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6064" calcext:value-type="float">
            <text:p>17146064</text:p>
          </table:table-cell>
          <table:table-cell office:value-type="float" office:value="2434392" calcext:value-type="float">
            <text:p>2434392</text:p>
          </table:table-cell>
          <table:table-cell office:value-type="float" office:value="14711672" calcext:value-type="float">
            <text:p>14711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60" calcext:value-type="float">
            <text:p>5160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377" calcext:value-type="float">
            <text:p>1610516758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740" calcext:value-type="float">
            <text:p>257740</text:p>
          </table:table-cell>
          <table:table-cell office:value-type="float" office:value="1140" calcext:value-type="float">
            <text:p>1140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7928" calcext:value-type="float">
            <text:p>17107928</text:p>
          </table:table-cell>
          <table:table-cell office:value-type="float" office:value="6991872" calcext:value-type="float">
            <text:p>6991872</text:p>
          </table:table-cell>
          <table:table-cell office:value-type="float" office:value="10116056" calcext:value-type="float">
            <text:p>10116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74" calcext:value-type="float">
            <text:p>5174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482" calcext:value-type="float">
            <text:p>1610516758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220" calcext:value-type="float">
            <text:p>260220</text:p>
          </table:table-cell>
          <table:table-cell office:value-type="float" office:value="1142" calcext:value-type="float">
            <text:p>1142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3456" calcext:value-type="float">
            <text:p>17293456</text:p>
          </table:table-cell>
          <table:table-cell office:value-type="float" office:value="9995048" calcext:value-type="float">
            <text:p>9995048</text:p>
          </table:table-cell>
          <table:table-cell office:value-type="float" office:value="7298408" calcext:value-type="float">
            <text:p>7298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88" calcext:value-type="float">
            <text:p>5188</text:p>
          </table:table-cell>
          <table:table-cell office:value-type="float" office:value="-234" calcext:value-type="float">
            <text:p>-234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586" calcext:value-type="float">
            <text:p>1610516758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440" calcext:value-type="float">
            <text:p>248440</text:p>
          </table:table-cell>
          <table:table-cell office:value-type="float" office:value="1130" calcext:value-type="float">
            <text:p>1130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14176" calcext:value-type="float">
            <text:p>19614176</text:p>
          </table:table-cell>
          <table:table-cell office:value-type="float" office:value="0" calcext:value-type="float">
            <text:p>0</text:p>
          </table:table-cell>
          <table:table-cell office:value-type="float" office:value="19614176" calcext:value-type="float">
            <text:p>19614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02" calcext:value-type="float">
            <text:p>5202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690" calcext:value-type="float">
            <text:p>16105167586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524" calcext:value-type="float">
            <text:p>253524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6016" calcext:value-type="float">
            <text:p>17276016</text:p>
          </table:table-cell>
          <table:table-cell office:value-type="float" office:value="2207744" calcext:value-type="float">
            <text:p>2207744</text:p>
          </table:table-cell>
          <table:table-cell office:value-type="float" office:value="15068272" calcext:value-type="float">
            <text:p>15068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15" calcext:value-type="float">
            <text:p>5215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795" calcext:value-type="float">
            <text:p>1610516758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880" calcext:value-type="float">
            <text:p>255880</text:p>
          </table:table-cell>
          <table:table-cell office:value-type="float" office:value="1138" calcext:value-type="float">
            <text:p>1138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3880" calcext:value-type="float">
            <text:p>17133880</text:p>
          </table:table-cell>
          <table:table-cell office:value-type="float" office:value="5150952" calcext:value-type="float">
            <text:p>5150952</text:p>
          </table:table-cell>
          <table:table-cell office:value-type="float" office:value="11982928" calcext:value-type="float">
            <text:p>11982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28" calcext:value-type="float">
            <text:p>5228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8899" calcext:value-type="float">
            <text:p>1610516758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328" calcext:value-type="float">
            <text:p>262328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3200" calcext:value-type="float">
            <text:p>17243200</text:p>
          </table:table-cell>
          <table:table-cell office:value-type="float" office:value="11890688" calcext:value-type="float">
            <text:p>11890688</text:p>
          </table:table-cell>
          <table:table-cell office:value-type="float" office:value="5352512" calcext:value-type="float">
            <text:p>5352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42" calcext:value-type="float">
            <text:p>5242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003" calcext:value-type="float">
            <text:p>1610516759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664" calcext:value-type="float">
            <text:p>251664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5848" calcext:value-type="float">
            <text:p>17165848</text:p>
          </table:table-cell>
          <table:table-cell office:value-type="float" office:value="159744" calcext:value-type="float">
            <text:p>159744</text:p>
          </table:table-cell>
          <table:table-cell office:value-type="float" office:value="17006104" calcext:value-type="float">
            <text:p>17006104</text:p>
          </table:table-cell>
          <table:table-cell office:value-type="float" office:value="8" calcext:value-type="float">
            <text:p>8</text:p>
          </table:table-cell>
          <table:table-cell office:value-type="float" office:value="2246400" calcext:value-type="float">
            <text:p>2246400</text:p>
          </table:table-cell>
          <table:table-cell office:value-type="float" office:value="5255" calcext:value-type="float">
            <text:p>5255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107" calcext:value-type="float">
            <text:p>1610516759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76" calcext:value-type="float">
            <text:p>262576</text:p>
          </table:table-cell>
          <table:table-cell office:value-type="float" office:value="1144" calcext:value-type="float">
            <text:p>114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6976" calcext:value-type="float">
            <text:p>17056976</text:p>
          </table:table-cell>
          <table:table-cell office:value-type="float" office:value="11432696" calcext:value-type="float">
            <text:p>11432696</text:p>
          </table:table-cell>
          <table:table-cell office:value-type="float" office:value="5624280" calcext:value-type="float">
            <text:p>5624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70" calcext:value-type="float">
            <text:p>5270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212" calcext:value-type="float">
            <text:p>1610516759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292" calcext:value-type="float">
            <text:p>251292</text:p>
          </table:table-cell>
          <table:table-cell office:value-type="float" office:value="1133" calcext:value-type="float">
            <text:p>1133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6296" calcext:value-type="float">
            <text:p>17196296</text:p>
          </table:table-cell>
          <table:table-cell office:value-type="float" office:value="829640" calcext:value-type="float">
            <text:p>829640</text:p>
          </table:table-cell>
          <table:table-cell office:value-type="float" office:value="16366656" calcext:value-type="float">
            <text:p>16366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82" calcext:value-type="float">
            <text:p>5282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316" calcext:value-type="float">
            <text:p>1610516759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120" calcext:value-type="float">
            <text:p>261120</text:p>
          </table:table-cell>
          <table:table-cell office:value-type="float" office:value="1143" calcext:value-type="float">
            <text:p>1143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4128" calcext:value-type="float">
            <text:p>16794128</text:p>
          </table:table-cell>
          <table:table-cell office:value-type="float" office:value="10399744" calcext:value-type="float">
            <text:p>10399744</text:p>
          </table:table-cell>
          <table:table-cell office:value-type="float" office:value="6394384" calcext:value-type="float">
            <text:p>6394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97" calcext:value-type="float">
            <text:p>5297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421" calcext:value-type="float">
            <text:p>1610516759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40" calcext:value-type="float">
            <text:p>252440</text:p>
          </table:table-cell>
          <table:table-cell office:value-type="float" office:value="1134" calcext:value-type="float">
            <text:p>1134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2056" calcext:value-type="float">
            <text:p>16832056</text:p>
          </table:table-cell>
          <table:table-cell office:value-type="float" office:value="1454080" calcext:value-type="float">
            <text:p>1454080</text:p>
          </table:table-cell>
          <table:table-cell office:value-type="float" office:value="15377976" calcext:value-type="float">
            <text:p>15377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10" calcext:value-type="float">
            <text:p>5310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525" calcext:value-type="float">
            <text:p>1610516759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376" calcext:value-type="float">
            <text:p>260376</text:p>
          </table:table-cell>
          <table:table-cell office:value-type="float" office:value="1142" calcext:value-type="float">
            <text:p>1142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1600" calcext:value-type="float">
            <text:p>16771600</text:p>
          </table:table-cell>
          <table:table-cell office:value-type="float" office:value="9340968" calcext:value-type="float">
            <text:p>9340968</text:p>
          </table:table-cell>
          <table:table-cell office:value-type="float" office:value="7430632" calcext:value-type="float">
            <text:p>7430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23" calcext:value-type="float">
            <text:p>5323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629" calcext:value-type="float">
            <text:p>1610516759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308" calcext:value-type="float">
            <text:p>253308</text:p>
          </table:table-cell>
          <table:table-cell office:value-type="float" office:value="1135" calcext:value-type="float">
            <text:p>1135</text:p>
          </table:table-cell>
          <table:table-cell office:value-type="float" office:value="909920" calcext:value-type="float">
            <text:p>9099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6824" calcext:value-type="float">
            <text:p>17156824</text:p>
          </table:table-cell>
          <table:table-cell office:value-type="float" office:value="2114744" calcext:value-type="float">
            <text:p>2114744</text:p>
          </table:table-cell>
          <table:table-cell office:value-type="float" office:value="15042080" calcext:value-type="float">
            <text:p>15042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36" calcext:value-type="float">
            <text:p>5336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733" calcext:value-type="float">
            <text:p>16105167597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348" calcext:value-type="float">
            <text:p>248348</text:p>
          </table:table-cell>
          <table:table-cell office:value-type="float" office:value="1130" calcext:value-type="float">
            <text:p>1130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25960" calcext:value-type="float">
            <text:p>19325960</text:p>
          </table:table-cell>
          <table:table-cell office:value-type="float" office:value="0" calcext:value-type="float">
            <text:p>0</text:p>
          </table:table-cell>
          <table:table-cell office:value-type="float" office:value="19325960" calcext:value-type="float">
            <text:p>19325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50" calcext:value-type="float">
            <text:p>5350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837" calcext:value-type="float">
            <text:p>1610516759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244" calcext:value-type="float">
            <text:p>261244</text:p>
          </table:table-cell>
          <table:table-cell office:value-type="float" office:value="1143" calcext:value-type="float">
            <text:p>1143</text:p>
          </table:table-cell>
          <table:table-cell office:value-type="float" office:value="909916" calcext:value-type="float">
            <text:p>9099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1912" calcext:value-type="float">
            <text:p>16791912</text:p>
          </table:table-cell>
          <table:table-cell office:value-type="float" office:value="10563584" calcext:value-type="float">
            <text:p>10563584</text:p>
          </table:table-cell>
          <table:table-cell office:value-type="float" office:value="6228328" calcext:value-type="float">
            <text:p>6228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63" calcext:value-type="float">
            <text:p>5363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59941" calcext:value-type="float">
            <text:p>1610516759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144" calcext:value-type="float">
            <text:p>258144</text:p>
          </table:table-cell>
          <table:table-cell office:value-type="float" office:value="1140" calcext:value-type="float">
            <text:p>1140</text:p>
          </table:table-cell>
          <table:table-cell office:value-type="float" office:value="909900" calcext:value-type="float">
            <text:p>9099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3776" calcext:value-type="float">
            <text:p>17223776</text:p>
          </table:table-cell>
          <table:table-cell office:value-type="float" office:value="7254016" calcext:value-type="float">
            <text:p>7254016</text:p>
          </table:table-cell>
          <table:table-cell office:value-type="float" office:value="9969760" calcext:value-type="float">
            <text:p>9969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75" calcext:value-type="float">
            <text:p>5375</text:p>
          </table:table-cell>
          <table:table-cell office:value-type="float" office:value="-783" calcext:value-type="float">
            <text:p>-78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045" calcext:value-type="float">
            <text:p>1610516760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556" calcext:value-type="float">
            <text:p>253556</text:p>
          </table:table-cell>
          <table:table-cell office:value-type="float" office:value="1135" calcext:value-type="float">
            <text:p>1135</text:p>
          </table:table-cell>
          <table:table-cell office:value-type="float" office:value="909900" calcext:value-type="float">
            <text:p>9099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4840" calcext:value-type="float">
            <text:p>16834840</text:p>
          </table:table-cell>
          <table:table-cell office:value-type="float" office:value="2191360" calcext:value-type="float">
            <text:p>2191360</text:p>
          </table:table-cell>
          <table:table-cell office:value-type="float" office:value="14643480" calcext:value-type="float">
            <text:p>14643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88" calcext:value-type="float">
            <text:p>5388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149" calcext:value-type="float">
            <text:p>1610516760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32" calcext:value-type="float">
            <text:p>250332</text:p>
          </table:table-cell>
          <table:table-cell office:value-type="float" office:value="1133" calcext:value-type="float">
            <text:p>1133</text:p>
          </table:table-cell>
          <table:table-cell office:value-type="float" office:value="909900" calcext:value-type="float">
            <text:p>9099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0720" calcext:value-type="float">
            <text:p>17040720</text:p>
          </table:table-cell>
          <table:table-cell office:value-type="float" office:value="0" calcext:value-type="float">
            <text:p>0</text:p>
          </table:table-cell>
          <table:table-cell office:value-type="float" office:value="17040720" calcext:value-type="float">
            <text:p>17040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02" calcext:value-type="float">
            <text:p>5402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253" calcext:value-type="float">
            <text:p>1610516760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872" calcext:value-type="float">
            <text:p>260872</text:p>
          </table:table-cell>
          <table:table-cell office:value-type="float" office:value="1143" calcext:value-type="float">
            <text:p>1143</text:p>
          </table:table-cell>
          <table:table-cell office:value-type="float" office:value="909900" calcext:value-type="float">
            <text:p>9099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5800" calcext:value-type="float">
            <text:p>16815800</text:p>
          </table:table-cell>
          <table:table-cell office:value-type="float" office:value="10921192" calcext:value-type="float">
            <text:p>10921192</text:p>
          </table:table-cell>
          <table:table-cell office:value-type="float" office:value="5894608" calcext:value-type="float">
            <text:p>5894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15" calcext:value-type="float">
            <text:p>5415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358" calcext:value-type="float">
            <text:p>16105167603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048" calcext:value-type="float">
            <text:p>258048</text:p>
          </table:table-cell>
          <table:table-cell office:value-type="float" office:value="1140" calcext:value-type="float">
            <text:p>1140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5360" calcext:value-type="float">
            <text:p>16755360</text:p>
          </table:table-cell>
          <table:table-cell office:value-type="float" office:value="7692872" calcext:value-type="float">
            <text:p>7692872</text:p>
          </table:table-cell>
          <table:table-cell office:value-type="float" office:value="9062488" calcext:value-type="float">
            <text:p>9062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28" calcext:value-type="float">
            <text:p>5428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463" calcext:value-type="float">
            <text:p>1610516760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040" calcext:value-type="float">
            <text:p>256040</text:p>
          </table:table-cell>
          <table:table-cell office:value-type="float" office:value="1138" calcext:value-type="float">
            <text:p>1138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6152" calcext:value-type="float">
            <text:p>16826152</text:p>
          </table:table-cell>
          <table:table-cell office:value-type="float" office:value="5743400" calcext:value-type="float">
            <text:p>5743400</text:p>
          </table:table-cell>
          <table:table-cell office:value-type="float" office:value="11082752" calcext:value-type="float">
            <text:p>11082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41" calcext:value-type="float">
            <text:p>5441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567" calcext:value-type="float">
            <text:p>1610516760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108" calcext:value-type="float">
            <text:p>256108</text:p>
          </table:table-cell>
          <table:table-cell office:value-type="float" office:value="1138" calcext:value-type="float">
            <text:p>1138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2160" calcext:value-type="float">
            <text:p>16832160</text:p>
          </table:table-cell>
          <table:table-cell office:value-type="float" office:value="5005288" calcext:value-type="float">
            <text:p>5005288</text:p>
          </table:table-cell>
          <table:table-cell office:value-type="float" office:value="11826872" calcext:value-type="float">
            <text:p>11826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53" calcext:value-type="float">
            <text:p>5453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671" calcext:value-type="float">
            <text:p>1610516760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764" calcext:value-type="float">
            <text:p>254764</text:p>
          </table:table-cell>
          <table:table-cell office:value-type="float" office:value="1137" calcext:value-type="float">
            <text:p>1137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1384" calcext:value-type="float">
            <text:p>16821384</text:p>
          </table:table-cell>
          <table:table-cell office:value-type="float" office:value="4333096" calcext:value-type="float">
            <text:p>4333096</text:p>
          </table:table-cell>
          <table:table-cell office:value-type="float" office:value="12488288" calcext:value-type="float">
            <text:p>12488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66" calcext:value-type="float">
            <text:p>5466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775" calcext:value-type="float">
            <text:p>1610516760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508" calcext:value-type="float">
            <text:p>255508</text:p>
          </table:table-cell>
          <table:table-cell office:value-type="float" office:value="1137" calcext:value-type="float">
            <text:p>1137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1440" calcext:value-type="float">
            <text:p>16761440</text:p>
          </table:table-cell>
          <table:table-cell office:value-type="float" office:value="4907032" calcext:value-type="float">
            <text:p>4907032</text:p>
          </table:table-cell>
          <table:table-cell office:value-type="float" office:value="11854408" calcext:value-type="float">
            <text:p>11854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79" calcext:value-type="float">
            <text:p>5479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880" calcext:value-type="float">
            <text:p>16105167608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500" calcext:value-type="float">
            <text:p>256500</text:p>
          </table:table-cell>
          <table:table-cell office:value-type="float" office:value="1139" calcext:value-type="float">
            <text:p>1139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7992" calcext:value-type="float">
            <text:p>16667992</text:p>
          </table:table-cell>
          <table:table-cell office:value-type="float" office:value="5841640" calcext:value-type="float">
            <text:p>5841640</text:p>
          </table:table-cell>
          <table:table-cell office:value-type="float" office:value="10826352" calcext:value-type="float">
            <text:p>10826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91" calcext:value-type="float">
            <text:p>5491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0984" calcext:value-type="float">
            <text:p>1610516760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220" calcext:value-type="float">
            <text:p>259220</text:p>
          </table:table-cell>
          <table:table-cell office:value-type="float" office:value="1141" calcext:value-type="float">
            <text:p>1141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3920" calcext:value-type="float">
            <text:p>16673920</text:p>
          </table:table-cell>
          <table:table-cell office:value-type="float" office:value="7644872" calcext:value-type="float">
            <text:p>7644872</text:p>
          </table:table-cell>
          <table:table-cell office:value-type="float" office:value="9029048" calcext:value-type="float">
            <text:p>9029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05" calcext:value-type="float">
            <text:p>5505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088" calcext:value-type="float">
            <text:p>1610516761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704" calcext:value-type="float">
            <text:p>260704</text:p>
          </table:table-cell>
          <table:table-cell office:value-type="float" office:value="1142" calcext:value-type="float">
            <text:p>1142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1064" calcext:value-type="float">
            <text:p>16401064</text:p>
          </table:table-cell>
          <table:table-cell office:value-type="float" office:value="9874296" calcext:value-type="float">
            <text:p>9874296</text:p>
          </table:table-cell>
          <table:table-cell office:value-type="float" office:value="6526768" calcext:value-type="float">
            <text:p>6526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17" calcext:value-type="float">
            <text:p>5517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193" calcext:value-type="float">
            <text:p>1610516761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040" calcext:value-type="float">
            <text:p>251040</text:p>
          </table:table-cell>
          <table:table-cell office:value-type="float" office:value="1133" calcext:value-type="float">
            <text:p>1133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40096" calcext:value-type="float">
            <text:p>16440096</text:p>
          </table:table-cell>
          <table:table-cell office:value-type="float" office:value="225280" calcext:value-type="float">
            <text:p>225280</text:p>
          </table:table-cell>
          <table:table-cell office:value-type="float" office:value="16214816" calcext:value-type="float">
            <text:p>16214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30" calcext:value-type="float">
            <text:p>5530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297" calcext:value-type="float">
            <text:p>1610516761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748" calcext:value-type="float">
            <text:p>256748</text:p>
          </table:table-cell>
          <table:table-cell office:value-type="float" office:value="1139" calcext:value-type="float">
            <text:p>1139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5576" calcext:value-type="float">
            <text:p>16365576</text:p>
          </table:table-cell>
          <table:table-cell office:value-type="float" office:value="5550080" calcext:value-type="float">
            <text:p>5550080</text:p>
          </table:table-cell>
          <table:table-cell office:value-type="float" office:value="10815496" calcext:value-type="float">
            <text:p>10815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43" calcext:value-type="float">
            <text:p>5543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401" calcext:value-type="float">
            <text:p>1610516761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576" calcext:value-type="float">
            <text:p>262576</text:p>
          </table:table-cell>
          <table:table-cell office:value-type="float" office:value="1145" calcext:value-type="float">
            <text:p>114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1568" calcext:value-type="float">
            <text:p>16401568</text:p>
          </table:table-cell>
          <table:table-cell office:value-type="float" office:value="11677696" calcext:value-type="float">
            <text:p>11677696</text:p>
          </table:table-cell>
          <table:table-cell office:value-type="float" office:value="4723872" calcext:value-type="float">
            <text:p>4723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55" calcext:value-type="float">
            <text:p>5555</text:p>
          </table:table-cell>
          <table:table-cell office:value-type="float" office:value="-852" calcext:value-type="float">
            <text:p>-852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505" calcext:value-type="float">
            <text:p>1610516761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640" calcext:value-type="float">
            <text:p>254640</text:p>
          </table:table-cell>
          <table:table-cell office:value-type="float" office:value="1137" calcext:value-type="float">
            <text:p>1137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1568" calcext:value-type="float">
            <text:p>16401568</text:p>
          </table:table-cell>
          <table:table-cell office:value-type="float" office:value="3569272" calcext:value-type="float">
            <text:p>3569272</text:p>
          </table:table-cell>
          <table:table-cell office:value-type="float" office:value="12832296" calcext:value-type="float">
            <text:p>12832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67" calcext:value-type="float">
            <text:p>5567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609" calcext:value-type="float">
            <text:p>1610516761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3072" calcext:value-type="float">
            <text:p>263072</text:p>
          </table:table-cell>
          <table:table-cell office:value-type="float" office:value="1145" calcext:value-type="float">
            <text:p>114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2608" calcext:value-type="float">
            <text:p>16362608</text:p>
          </table:table-cell>
          <table:table-cell office:value-type="float" office:value="12277496" calcext:value-type="float">
            <text:p>12277496</text:p>
          </table:table-cell>
          <table:table-cell office:value-type="float" office:value="4085112" calcext:value-type="float">
            <text:p>4085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80" calcext:value-type="float">
            <text:p>5580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713" calcext:value-type="float">
            <text:p>1610516761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096" calcext:value-type="float">
            <text:p>260096</text:p>
          </table:table-cell>
          <table:table-cell office:value-type="float" office:value="1142" calcext:value-type="float">
            <text:p>1142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3944" calcext:value-type="float">
            <text:p>16073944</text:p>
          </table:table-cell>
          <table:table-cell office:value-type="float" office:value="8761344" calcext:value-type="float">
            <text:p>8761344</text:p>
          </table:table-cell>
          <table:table-cell office:value-type="float" office:value="7312600" calcext:value-type="float">
            <text:p>7312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91" calcext:value-type="float">
            <text:p>5591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817" calcext:value-type="float">
            <text:p>1610516761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996" calcext:value-type="float">
            <text:p>256996</text:p>
          </table:table-cell>
          <table:table-cell office:value-type="float" office:value="1139" calcext:value-type="float">
            <text:p>1139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3944" calcext:value-type="float">
            <text:p>16073944</text:p>
          </table:table-cell>
          <table:table-cell office:value-type="float" office:value="5677912" calcext:value-type="float">
            <text:p>5677912</text:p>
          </table:table-cell>
          <table:table-cell office:value-type="float" office:value="10396032" calcext:value-type="float">
            <text:p>10396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03" calcext:value-type="float">
            <text:p>5603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1922" calcext:value-type="float">
            <text:p>1610516761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120" calcext:value-type="float">
            <text:p>257120</text:p>
          </table:table-cell>
          <table:table-cell office:value-type="float" office:value="1139" calcext:value-type="float">
            <text:p>1139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8680" calcext:value-type="float">
            <text:p>16048680</text:p>
          </table:table-cell>
          <table:table-cell office:value-type="float" office:value="5582848" calcext:value-type="float">
            <text:p>5582848</text:p>
          </table:table-cell>
          <table:table-cell office:value-type="float" office:value="10465832" calcext:value-type="float">
            <text:p>10465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15" calcext:value-type="float">
            <text:p>5615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026" calcext:value-type="float">
            <text:p>1610516762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36" calcext:value-type="float">
            <text:p>258236</text:p>
          </table:table-cell>
          <table:table-cell office:value-type="float" office:value="1140" calcext:value-type="float">
            <text:p>1140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8680" calcext:value-type="float">
            <text:p>16048680</text:p>
          </table:table-cell>
          <table:table-cell office:value-type="float" office:value="6980968" calcext:value-type="float">
            <text:p>6980968</text:p>
          </table:table-cell>
          <table:table-cell office:value-type="float" office:value="9067712" calcext:value-type="float">
            <text:p>9067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27" calcext:value-type="float">
            <text:p>5627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130" calcext:value-type="float">
            <text:p>1610516762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948" calcext:value-type="float">
            <text:p>262948</text:p>
          </table:table-cell>
          <table:table-cell office:value-type="float" office:value="1145" calcext:value-type="float">
            <text:p>114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11382784" calcext:value-type="float">
            <text:p>11382784</text:p>
          </table:table-cell>
          <table:table-cell office:value-type="float" office:value="4315816" calcext:value-type="float">
            <text:p>4315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39" calcext:value-type="float">
            <text:p>5639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234" calcext:value-type="float">
            <text:p>1610516762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500" calcext:value-type="float">
            <text:p>256500</text:p>
          </table:table-cell>
          <table:table-cell office:value-type="float" office:value="1139" calcext:value-type="float">
            <text:p>1139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4706304" calcext:value-type="float">
            <text:p>4706304</text:p>
          </table:table-cell>
          <table:table-cell office:value-type="float" office:value="10992296" calcext:value-type="float">
            <text:p>10992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49" calcext:value-type="float">
            <text:p>5649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337" calcext:value-type="float">
            <text:p>1610516762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408" calcext:value-type="float">
            <text:p>252408</text:p>
          </table:table-cell>
          <table:table-cell office:value-type="float" office:value="1135" calcext:value-type="float">
            <text:p>1135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471040" calcext:value-type="float">
            <text:p>471040</text:p>
          </table:table-cell>
          <table:table-cell office:value-type="float" office:value="15227560" calcext:value-type="float">
            <text:p>15227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61" calcext:value-type="float">
            <text:p>5661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442" calcext:value-type="float">
            <text:p>1610516762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832" calcext:value-type="float">
            <text:p>261832</text:p>
          </table:table-cell>
          <table:table-cell office:value-type="float" office:value="1144" calcext:value-type="float">
            <text:p>1144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10298536" calcext:value-type="float">
            <text:p>10298536</text:p>
          </table:table-cell>
          <table:table-cell office:value-type="float" office:value="5400064" calcext:value-type="float">
            <text:p>5400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71" calcext:value-type="float">
            <text:p>5671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546" calcext:value-type="float">
            <text:p>1610516762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964" calcext:value-type="float">
            <text:p>260964</text:p>
          </table:table-cell>
          <table:table-cell office:value-type="float" office:value="1143" calcext:value-type="float">
            <text:p>1143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9307304" calcext:value-type="float">
            <text:p>9307304</text:p>
          </table:table-cell>
          <table:table-cell office:value-type="float" office:value="6391296" calcext:value-type="float">
            <text:p>6391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82" calcext:value-type="float">
            <text:p>5682</text:p>
          </table:table-cell>
          <table:table-cell office:value-type="float" office:value="-823" calcext:value-type="float">
            <text:p>-823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2649" calcext:value-type="float">
            <text:p>1610516762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160" calcext:value-type="float">
            <text:p>254160</text:p>
          </table:table-cell>
          <table:table-cell office:value-type="float" office:value="1136" calcext:value-type="float">
            <text:p>1136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98600" calcext:value-type="float">
            <text:p>15698600</text:p>
          </table:table-cell>
          <table:table-cell office:value-type="float" office:value="2036792" calcext:value-type="float">
            <text:p>2036792</text:p>
          </table:table-cell>
          <table:table-cell office:value-type="float" office:value="13661808" calcext:value-type="float">
            <text:p>13661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97" calcext:value-type="float">
            <text:p>5697</text:p>
          </table:table-cell>
          <table:table-cell office:value-type="float" office:value="-245" calcext:value-type="float">
            <text:p>-245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369" calcext:value-type="float">
            <text:p>1610516767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068" calcext:value-type="float">
            <text:p>248068</text:p>
          </table:table-cell>
          <table:table-cell office:value-type="float" office:value="1130" calcext:value-type="float">
            <text:p>1130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71272" calcext:value-type="float">
            <text:p>19771272</text:p>
          </table:table-cell>
          <table:table-cell office:value-type="float" office:value="0" calcext:value-type="float">
            <text:p>0</text:p>
          </table:table-cell>
          <table:table-cell office:value-type="float" office:value="19771272" calcext:value-type="float">
            <text:p>19771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11" calcext:value-type="float">
            <text:p>5711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474" calcext:value-type="float">
            <text:p>1610516767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508" calcext:value-type="float">
            <text:p>255508</text:p>
          </table:table-cell>
          <table:table-cell office:value-type="float" office:value="1137" calcext:value-type="float">
            <text:p>1137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60144" calcext:value-type="float">
            <text:p>17960144</text:p>
          </table:table-cell>
          <table:table-cell office:value-type="float" office:value="6336512" calcext:value-type="float">
            <text:p>6336512</text:p>
          </table:table-cell>
          <table:table-cell office:value-type="float" office:value="11623632" calcext:value-type="float">
            <text:p>11623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26" calcext:value-type="float">
            <text:p>5726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578" calcext:value-type="float">
            <text:p>1610516767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508" calcext:value-type="float">
            <text:p>251508</text:p>
          </table:table-cell>
          <table:table-cell office:value-type="float" office:value="1133" calcext:value-type="float">
            <text:p>1133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9256" calcext:value-type="float">
            <text:p>17049256</text:p>
          </table:table-cell>
          <table:table-cell office:value-type="float" office:value="1590504" calcext:value-type="float">
            <text:p>1590504</text:p>
          </table:table-cell>
          <table:table-cell office:value-type="float" office:value="15458752" calcext:value-type="float">
            <text:p>15458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39" calcext:value-type="float">
            <text:p>5739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682" calcext:value-type="float">
            <text:p>1610516767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112" calcext:value-type="float">
            <text:p>250112</text:p>
          </table:table-cell>
          <table:table-cell office:value-type="float" office:value="1132" calcext:value-type="float">
            <text:p>1132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3792" calcext:value-type="float">
            <text:p>1737379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7066592" calcext:value-type="float">
            <text:p>17066592</text:p>
          </table:table-cell>
          <table:table-cell office:value-type="float" office:value="8" calcext:value-type="float">
            <text:p>8</text:p>
          </table:table-cell>
          <table:table-cell office:value-type="float" office:value="2476800" calcext:value-type="float">
            <text:p>2476800</text:p>
          </table:table-cell>
          <table:table-cell office:value-type="float" office:value="5753" calcext:value-type="float">
            <text:p>5753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787" calcext:value-type="float">
            <text:p>1610516767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128" calcext:value-type="float">
            <text:p>248128</text:p>
          </table:table-cell>
          <table:table-cell office:value-type="float" office:value="1130" calcext:value-type="float">
            <text:p>1130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09552" calcext:value-type="float">
            <text:p>19409552</text:p>
          </table:table-cell>
          <table:table-cell office:value-type="float" office:value="0" calcext:value-type="float">
            <text:p>0</text:p>
          </table:table-cell>
          <table:table-cell office:value-type="float" office:value="19409552" calcext:value-type="float">
            <text:p>19409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66" calcext:value-type="float">
            <text:p>5766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891" calcext:value-type="float">
            <text:p>1610516767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900" calcext:value-type="float">
            <text:p>260900</text:p>
          </table:table-cell>
          <table:table-cell office:value-type="float" office:value="1143" calcext:value-type="float">
            <text:p>1143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5595112" calcext:value-type="float">
            <text:p>25595112</text:p>
          </table:table-cell>
          <table:table-cell office:value-type="float" office:value="0" calcext:value-type="float">
            <text:p>0</text:p>
          </table:table-cell>
          <table:table-cell office:value-type="float" office:value="25595112" calcext:value-type="float">
            <text:p>25595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82" calcext:value-type="float">
            <text:p>5782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7996" calcext:value-type="float">
            <text:p>1610516767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404" calcext:value-type="float">
            <text:p>260404</text:p>
          </table:table-cell>
          <table:table-cell office:value-type="float" office:value="1142" calcext:value-type="float">
            <text:p>1142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0920" calcext:value-type="float">
            <text:p>17350920</text:p>
          </table:table-cell>
          <table:table-cell office:value-type="float" office:value="10181704" calcext:value-type="float">
            <text:p>10181704</text:p>
          </table:table-cell>
          <table:table-cell office:value-type="float" office:value="7169216" calcext:value-type="float">
            <text:p>7169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95" calcext:value-type="float">
            <text:p>5795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103" calcext:value-type="float">
            <text:p>1610516768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60" calcext:value-type="float">
            <text:p>261560</text:p>
          </table:table-cell>
          <table:table-cell office:value-type="float" office:value="1143" calcext:value-type="float">
            <text:p>1143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7120" calcext:value-type="float">
            <text:p>17477120</text:p>
          </table:table-cell>
          <table:table-cell office:value-type="float" office:value="12316672" calcext:value-type="float">
            <text:p>12316672</text:p>
          </table:table-cell>
          <table:table-cell office:value-type="float" office:value="5160448" calcext:value-type="float">
            <text:p>5160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09" calcext:value-type="float">
            <text:p>5809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206" calcext:value-type="float">
            <text:p>1610516768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20" calcext:value-type="float">
            <text:p>261520</text:p>
          </table:table-cell>
          <table:table-cell office:value-type="float" office:value="1143" calcext:value-type="float">
            <text:p>1143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9656" calcext:value-type="float">
            <text:p>17089656</text:p>
          </table:table-cell>
          <table:table-cell office:value-type="float" office:value="11990424" calcext:value-type="float">
            <text:p>11990424</text:p>
          </table:table-cell>
          <table:table-cell office:value-type="float" office:value="5099232" calcext:value-type="float">
            <text:p>5099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22" calcext:value-type="float">
            <text:p>5822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310" calcext:value-type="float">
            <text:p>1610516768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632" calcext:value-type="float">
            <text:p>247632</text:p>
          </table:table-cell>
          <table:table-cell office:value-type="float" office:value="1130" calcext:value-type="float">
            <text:p>1130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32136" calcext:value-type="float">
            <text:p>19332136</text:p>
          </table:table-cell>
          <table:table-cell office:value-type="float" office:value="0" calcext:value-type="float">
            <text:p>0</text:p>
          </table:table-cell>
          <table:table-cell office:value-type="float" office:value="19332136" calcext:value-type="float">
            <text:p>19332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35" calcext:value-type="float">
            <text:p>5835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414" calcext:value-type="float">
            <text:p>1610516768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016" calcext:value-type="float">
            <text:p>257016</text:p>
          </table:table-cell>
          <table:table-cell office:value-type="float" office:value="1139" calcext:value-type="float">
            <text:p>1139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106344" calcext:value-type="float">
            <text:p>20106344</text:p>
          </table:table-cell>
          <table:table-cell office:value-type="float" office:value="10424064" calcext:value-type="float">
            <text:p>10424064</text:p>
          </table:table-cell>
          <table:table-cell office:value-type="float" office:value="9682280" calcext:value-type="float">
            <text:p>9682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50" calcext:value-type="float">
            <text:p>5850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518" calcext:value-type="float">
            <text:p>1610516768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7236" calcext:value-type="float">
            <text:p>247236</text:p>
          </table:table-cell>
          <table:table-cell office:value-type="float" office:value="1130" calcext:value-type="float">
            <text:p>1130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21528" calcext:value-type="float">
            <text:p>19421528</text:p>
          </table:table-cell>
          <table:table-cell office:value-type="float" office:value="0" calcext:value-type="float">
            <text:p>0</text:p>
          </table:table-cell>
          <table:table-cell office:value-type="float" office:value="19421528" calcext:value-type="float">
            <text:p>19421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63" calcext:value-type="float">
            <text:p>5863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622" calcext:value-type="float">
            <text:p>16105167686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632" calcext:value-type="float">
            <text:p>255632</text:p>
          </table:table-cell>
          <table:table-cell office:value-type="float" office:value="1137" calcext:value-type="float">
            <text:p>1137</text:p>
          </table:table-cell>
          <table:table-cell office:value-type="float" office:value="909924" calcext:value-type="float">
            <text:p>9099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4984" calcext:value-type="float">
            <text:p>17234984</text:p>
          </table:table-cell>
          <table:table-cell office:value-type="float" office:value="5697536" calcext:value-type="float">
            <text:p>5697536</text:p>
          </table:table-cell>
          <table:table-cell office:value-type="float" office:value="11537448" calcext:value-type="float">
            <text:p>11537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77" calcext:value-type="float">
            <text:p>5877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728" calcext:value-type="float">
            <text:p>1610516768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372" calcext:value-type="float">
            <text:p>257372</text:p>
          </table:table-cell>
          <table:table-cell office:value-type="float" office:value="1139" calcext:value-type="float">
            <text:p>1139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7728" calcext:value-type="float">
            <text:p>17027728</text:p>
          </table:table-cell>
          <table:table-cell office:value-type="float" office:value="7481608" calcext:value-type="float">
            <text:p>7481608</text:p>
          </table:table-cell>
          <table:table-cell office:value-type="float" office:value="9546120" calcext:value-type="float">
            <text:p>9546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90" calcext:value-type="float">
            <text:p>5890</text:p>
          </table:table-cell>
          <table:table-cell office:value-type="float" office:value="-438" calcext:value-type="float">
            <text:p>-43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835" calcext:value-type="float">
            <text:p>1610516768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644" calcext:value-type="float">
            <text:p>256644</text:p>
          </table:table-cell>
          <table:table-cell office:value-type="float" office:value="1143" calcext:value-type="float">
            <text:p>1143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93888" calcext:value-type="float">
            <text:p>19993888</text:p>
          </table:table-cell>
          <table:table-cell office:value-type="float" office:value="0" calcext:value-type="float">
            <text:p>0</text:p>
          </table:table-cell>
          <table:table-cell office:value-type="float" office:value="19993888" calcext:value-type="float">
            <text:p>19993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05" calcext:value-type="float">
            <text:p>5905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8939" calcext:value-type="float">
            <text:p>1610516768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688" calcext:value-type="float">
            <text:p>251688</text:p>
          </table:table-cell>
          <table:table-cell office:value-type="float" office:value="1134" calcext:value-type="float">
            <text:p>1134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6944" calcext:value-type="float">
            <text:p>170269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15196032" calcext:value-type="float">
            <text:p>15196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17" calcext:value-type="float">
            <text:p>5917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043" calcext:value-type="float">
            <text:p>1610516769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064" calcext:value-type="float">
            <text:p>258064</text:p>
          </table:table-cell>
          <table:table-cell office:value-type="float" office:value="1140" calcext:value-type="float">
            <text:p>1140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9448" calcext:value-type="float">
            <text:p>17179448</text:p>
          </table:table-cell>
          <table:table-cell office:value-type="float" office:value="8356056" calcext:value-type="float">
            <text:p>8356056</text:p>
          </table:table-cell>
          <table:table-cell office:value-type="float" office:value="8823392" calcext:value-type="float">
            <text:p>8823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31" calcext:value-type="float">
            <text:p>5931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147" calcext:value-type="float">
            <text:p>1610516769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9324" calcext:value-type="float">
            <text:p>249324</text:p>
          </table:table-cell>
          <table:table-cell office:value-type="float" office:value="1131" calcext:value-type="float">
            <text:p>1131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69160" calcext:value-type="float">
            <text:p>18369160</text:p>
          </table:table-cell>
          <table:table-cell office:value-type="float" office:value="0" calcext:value-type="float">
            <text:p>0</text:p>
          </table:table-cell>
          <table:table-cell office:value-type="float" office:value="18369160" calcext:value-type="float">
            <text:p>18369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44" calcext:value-type="float">
            <text:p>5944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251" calcext:value-type="float">
            <text:p>1610516769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728" calcext:value-type="float">
            <text:p>245728</text:p>
          </table:table-cell>
          <table:table-cell office:value-type="float" office:value="1128" calcext:value-type="float">
            <text:p>1128</text:p>
          </table:table-cell>
          <table:table-cell office:value-type="float" office:value="909928" calcext:value-type="float">
            <text:p>9099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315984" calcext:value-type="float">
            <text:p>21315984</text:p>
          </table:table-cell>
          <table:table-cell office:value-type="float" office:value="0" calcext:value-type="float">
            <text:p>0</text:p>
          </table:table-cell>
          <table:table-cell office:value-type="float" office:value="21315984" calcext:value-type="float">
            <text:p>21315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58" calcext:value-type="float">
            <text:p>5958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356" calcext:value-type="float">
            <text:p>1610516769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5560" calcext:value-type="float">
            <text:p>245560</text:p>
          </table:table-cell>
          <table:table-cell office:value-type="float" office:value="1128" calcext:value-type="float">
            <text:p>1128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070432" calcext:value-type="float">
            <text:p>21070432</text:p>
          </table:table-cell>
          <table:table-cell office:value-type="float" office:value="0" calcext:value-type="float">
            <text:p>0</text:p>
          </table:table-cell>
          <table:table-cell office:value-type="float" office:value="21070432" calcext:value-type="float">
            <text:p>21070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72" calcext:value-type="float">
            <text:p>5972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461" calcext:value-type="float">
            <text:p>16105167694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08" calcext:value-type="float">
            <text:p>258208</text:p>
          </table:table-cell>
          <table:table-cell office:value-type="float" office:value="1140" calcext:value-type="float">
            <text:p>1140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2344" calcext:value-type="float">
            <text:p>16732344</text:p>
          </table:table-cell>
          <table:table-cell office:value-type="float" office:value="7172096" calcext:value-type="float">
            <text:p>7172096</text:p>
          </table:table-cell>
          <table:table-cell office:value-type="float" office:value="9560248" calcext:value-type="float">
            <text:p>9560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86" calcext:value-type="float">
            <text:p>5986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566" calcext:value-type="float">
            <text:p>1610516769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396" calcext:value-type="float">
            <text:p>250396</text:p>
          </table:table-cell>
          <table:table-cell office:value-type="float" office:value="1132" calcext:value-type="float">
            <text:p>1132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83952" calcext:value-type="float">
            <text:p>17183952</text:p>
          </table:table-cell>
          <table:table-cell office:value-type="float" office:value="0" calcext:value-type="float">
            <text:p>0</text:p>
          </table:table-cell>
          <table:table-cell office:value-type="float" office:value="17183952" calcext:value-type="float">
            <text:p>17183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99" calcext:value-type="float">
            <text:p>5999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670" calcext:value-type="float">
            <text:p>16105167696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316" calcext:value-type="float">
            <text:p>260316</text:p>
          </table:table-cell>
          <table:table-cell office:value-type="float" office:value="1142" calcext:value-type="float">
            <text:p>1142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1224" calcext:value-type="float">
            <text:p>17041224</text:p>
          </table:table-cell>
          <table:table-cell office:value-type="float" office:value="9684520" calcext:value-type="float">
            <text:p>9684520</text:p>
          </table:table-cell>
          <table:table-cell office:value-type="float" office:value="7356704" calcext:value-type="float">
            <text:p>7356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12" calcext:value-type="float">
            <text:p>6012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774" calcext:value-type="float">
            <text:p>1610516769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496" calcext:value-type="float">
            <text:p>253496</text:p>
          </table:table-cell>
          <table:table-cell office:value-type="float" office:value="1135" calcext:value-type="float">
            <text:p>1135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2064" calcext:value-type="float">
            <text:p>16882064</text:p>
          </table:table-cell>
          <table:table-cell office:value-type="float" office:value="2653880" calcext:value-type="float">
            <text:p>2653880</text:p>
          </table:table-cell>
          <table:table-cell office:value-type="float" office:value="14228184" calcext:value-type="float">
            <text:p>14228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25" calcext:value-type="float">
            <text:p>6025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879" calcext:value-type="float">
            <text:p>1610516769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8296" calcext:value-type="float">
            <text:p>248296</text:p>
          </table:table-cell>
          <table:table-cell office:value-type="float" office:value="1131" calcext:value-type="float">
            <text:p>1131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54384" calcext:value-type="float">
            <text:p>18854384</text:p>
          </table:table-cell>
          <table:table-cell office:value-type="float" office:value="0" calcext:value-type="float">
            <text:p>0</text:p>
          </table:table-cell>
          <table:table-cell office:value-type="float" office:value="18854384" calcext:value-type="float">
            <text:p>18854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39" calcext:value-type="float">
            <text:p>6039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69983" calcext:value-type="float">
            <text:p>1610516769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068" calcext:value-type="float">
            <text:p>261068</text:p>
          </table:table-cell>
          <table:table-cell office:value-type="float" office:value="1143" calcext:value-type="float">
            <text:p>1143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9584" calcext:value-type="float">
            <text:p>16779584</text:p>
          </table:table-cell>
          <table:table-cell office:value-type="float" office:value="10498048" calcext:value-type="float">
            <text:p>10498048</text:p>
          </table:table-cell>
          <table:table-cell office:value-type="float" office:value="6281536" calcext:value-type="float">
            <text:p>6281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52" calcext:value-type="float">
            <text:p>6052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087" calcext:value-type="float">
            <text:p>1610516770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348" calcext:value-type="float">
            <text:p>257348</text:p>
          </table:table-cell>
          <table:table-cell office:value-type="float" office:value="1139" calcext:value-type="float">
            <text:p>1139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7896" calcext:value-type="float">
            <text:p>16767896</text:p>
          </table:table-cell>
          <table:table-cell office:value-type="float" office:value="6074368" calcext:value-type="float">
            <text:p>6074368</text:p>
          </table:table-cell>
          <table:table-cell office:value-type="float" office:value="10693528" calcext:value-type="float">
            <text:p>10693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65" calcext:value-type="float">
            <text:p>6065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192" calcext:value-type="float">
            <text:p>1610516770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760" calcext:value-type="float">
            <text:p>252760</text:p>
          </table:table-cell>
          <table:table-cell office:value-type="float" office:value="1135" calcext:value-type="float">
            <text:p>1135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6496" calcext:value-type="float">
            <text:p>16756496</text:p>
          </table:table-cell>
          <table:table-cell office:value-type="float" office:value="2158592" calcext:value-type="float">
            <text:p>2158592</text:p>
          </table:table-cell>
          <table:table-cell office:value-type="float" office:value="14597904" calcext:value-type="float">
            <text:p>14597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78" calcext:value-type="float">
            <text:p>6078</text:p>
          </table:table-cell>
          <table:table-cell office:value-type="float" office:value="-786" calcext:value-type="float">
            <text:p>-786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296" calcext:value-type="float">
            <text:p>1610516770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032" calcext:value-type="float">
            <text:p>250032</text:p>
          </table:table-cell>
          <table:table-cell office:value-type="float" office:value="1132" calcext:value-type="float">
            <text:p>1132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3096" calcext:value-type="float">
            <text:p>16913096</text:p>
          </table:table-cell>
          <table:table-cell office:value-type="float" office:value="0" calcext:value-type="float">
            <text:p>0</text:p>
          </table:table-cell>
          <table:table-cell office:value-type="float" office:value="16913096" calcext:value-type="float">
            <text:p>16913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91" calcext:value-type="float">
            <text:p>6091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400" calcext:value-type="float">
            <text:p>1610516770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516" calcext:value-type="float">
            <text:p>261516</text:p>
          </table:table-cell>
          <table:table-cell office:value-type="float" office:value="1143" calcext:value-type="float">
            <text:p>1143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1200" calcext:value-type="float">
            <text:p>16721200</text:p>
          </table:table-cell>
          <table:table-cell office:value-type="float" office:value="11248264" calcext:value-type="float">
            <text:p>11248264</text:p>
          </table:table-cell>
          <table:table-cell office:value-type="float" office:value="5472936" calcext:value-type="float">
            <text:p>5472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04" calcext:value-type="float">
            <text:p>6104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504" calcext:value-type="float">
            <text:p>1610516770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580" calcext:value-type="float">
            <text:p>259580</text:p>
          </table:table-cell>
          <table:table-cell office:value-type="float" office:value="1141" calcext:value-type="float">
            <text:p>1141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9096" calcext:value-type="float">
            <text:p>16759096</text:p>
          </table:table-cell>
          <table:table-cell office:value-type="float" office:value="9085176" calcext:value-type="float">
            <text:p>9085176</text:p>
          </table:table-cell>
          <table:table-cell office:value-type="float" office:value="7673920" calcext:value-type="float">
            <text:p>7673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17" calcext:value-type="float">
            <text:p>6117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608" calcext:value-type="float">
            <text:p>1610516770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16" calcext:value-type="float">
            <text:p>258216</text:p>
          </table:table-cell>
          <table:table-cell office:value-type="float" office:value="1140" calcext:value-type="float">
            <text:p>1140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9552" calcext:value-type="float">
            <text:p>16879552</text:p>
          </table:table-cell>
          <table:table-cell office:value-type="float" office:value="7855928" calcext:value-type="float">
            <text:p>7855928</text:p>
          </table:table-cell>
          <table:table-cell office:value-type="float" office:value="9023624" calcext:value-type="float">
            <text:p>9023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29" calcext:value-type="float">
            <text:p>6129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713" calcext:value-type="float">
            <text:p>1610516770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7348" calcext:value-type="float">
            <text:p>257348</text:p>
          </table:table-cell>
          <table:table-cell office:value-type="float" office:value="1139" calcext:value-type="float">
            <text:p>1139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4760" calcext:value-type="float">
            <text:p>16754760</text:p>
          </table:table-cell>
          <table:table-cell office:value-type="float" office:value="7265976" calcext:value-type="float">
            <text:p>7265976</text:p>
          </table:table-cell>
          <table:table-cell office:value-type="float" office:value="9488784" calcext:value-type="float">
            <text:p>9488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41" calcext:value-type="float">
            <text:p>6141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817" calcext:value-type="float">
            <text:p>1610516770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16" calcext:value-type="float">
            <text:p>258216</text:p>
          </table:table-cell>
          <table:table-cell office:value-type="float" office:value="1140" calcext:value-type="float">
            <text:p>1140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8752" calcext:value-type="float">
            <text:p>16398752</text:p>
          </table:table-cell>
          <table:table-cell office:value-type="float" office:value="7331640" calcext:value-type="float">
            <text:p>7331640</text:p>
          </table:table-cell>
          <table:table-cell office:value-type="float" office:value="9067112" calcext:value-type="float">
            <text:p>9067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55" calcext:value-type="float">
            <text:p>6155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0921" calcext:value-type="float">
            <text:p>1610516770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9944" calcext:value-type="float">
            <text:p>259944</text:p>
          </table:table-cell>
          <table:table-cell office:value-type="float" office:value="1142" calcext:value-type="float">
            <text:p>1142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3224" calcext:value-type="float">
            <text:p>16683224</text:p>
          </table:table-cell>
          <table:table-cell office:value-type="float" office:value="8790632" calcext:value-type="float">
            <text:p>8790632</text:p>
          </table:table-cell>
          <table:table-cell office:value-type="float" office:value="7892592" calcext:value-type="float">
            <text:p>7892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67" calcext:value-type="float">
            <text:p>6167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025" calcext:value-type="float">
            <text:p>1610516771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2184" calcext:value-type="float">
            <text:p>262184</text:p>
          </table:table-cell>
          <table:table-cell office:value-type="float" office:value="1144" calcext:value-type="float">
            <text:p>1144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9664" calcext:value-type="float">
            <text:p>16409664</text:p>
          </table:table-cell>
          <table:table-cell office:value-type="float" office:value="10904888" calcext:value-type="float">
            <text:p>10904888</text:p>
          </table:table-cell>
          <table:table-cell office:value-type="float" office:value="5504776" calcext:value-type="float">
            <text:p>5504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80" calcext:value-type="float">
            <text:p>6180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130" calcext:value-type="float">
            <text:p>1610516771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0404" calcext:value-type="float">
            <text:p>250404</text:p>
          </table:table-cell>
          <table:table-cell office:value-type="float" office:value="1133" calcext:value-type="float">
            <text:p>1133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4600" calcext:value-type="float">
            <text:p>16894600</text:p>
          </table:table-cell>
          <table:table-cell office:value-type="float" office:value="0" calcext:value-type="float">
            <text:p>0</text:p>
          </table:table-cell>
          <table:table-cell office:value-type="float" office:value="16894600" calcext:value-type="float">
            <text:p>16894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93" calcext:value-type="float">
            <text:p>6193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234" calcext:value-type="float">
            <text:p>16105167712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752" calcext:value-type="float">
            <text:p>253752</text:p>
          </table:table-cell>
          <table:table-cell office:value-type="float" office:value="1136" calcext:value-type="float">
            <text:p>1136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5888" calcext:value-type="float">
            <text:p>16405888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13444480" calcext:value-type="float">
            <text:p>13444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06" calcext:value-type="float">
            <text:p>6206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340" calcext:value-type="float">
            <text:p>16105167713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43724" calcext:value-type="float">
            <text:p>243724</text:p>
          </table:table-cell>
          <table:table-cell office:value-type="float" office:value="1126" calcext:value-type="float">
            <text:p>1126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703976" calcext:value-type="float">
            <text:p>22703976</text:p>
          </table:table-cell>
          <table:table-cell office:value-type="float" office:value="0" calcext:value-type="float">
            <text:p>0</text:p>
          </table:table-cell>
          <table:table-cell office:value-type="float" office:value="22703976" calcext:value-type="float">
            <text:p>22703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20" calcext:value-type="float">
            <text:p>6220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444" calcext:value-type="float">
            <text:p>1610516771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8232" calcext:value-type="float">
            <text:p>258232</text:p>
          </table:table-cell>
          <table:table-cell office:value-type="float" office:value="1140" calcext:value-type="float">
            <text:p>1140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08328" calcext:value-type="float">
            <text:p>18808328</text:p>
          </table:table-cell>
          <table:table-cell office:value-type="float" office:value="10045224" calcext:value-type="float">
            <text:p>10045224</text:p>
          </table:table-cell>
          <table:table-cell office:value-type="float" office:value="8763104" calcext:value-type="float">
            <text:p>8763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34" calcext:value-type="float">
            <text:p>6234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548" calcext:value-type="float">
            <text:p>1610516771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644" calcext:value-type="float">
            <text:p>253644</text:p>
          </table:table-cell>
          <table:table-cell office:value-type="float" office:value="1136" calcext:value-type="float">
            <text:p>1136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2968" calcext:value-type="float">
            <text:p>16452968</text:p>
          </table:table-cell>
          <table:table-cell office:value-type="float" office:value="2961408" calcext:value-type="float">
            <text:p>2961408</text:p>
          </table:table-cell>
          <table:table-cell office:value-type="float" office:value="13491560" calcext:value-type="float">
            <text:p>13491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46" calcext:value-type="float">
            <text:p>6246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653" calcext:value-type="float">
            <text:p>16105167716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952" calcext:value-type="float">
            <text:p>261952</text:p>
          </table:table-cell>
          <table:table-cell office:value-type="float" office:value="1144" calcext:value-type="float">
            <text:p>1144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5456" calcext:value-type="float">
            <text:p>16325456</text:p>
          </table:table-cell>
          <table:table-cell office:value-type="float" office:value="11382784" calcext:value-type="float">
            <text:p>11382784</text:p>
          </table:table-cell>
          <table:table-cell office:value-type="float" office:value="4942672" calcext:value-type="float">
            <text:p>4942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58" calcext:value-type="float">
            <text:p>6258</text:p>
          </table:table-cell>
          <table:table-cell office:value-type="float" office:value="-810" calcext:value-type="float">
            <text:p>-810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757" calcext:value-type="float">
            <text:p>1610516771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6496" calcext:value-type="float">
            <text:p>256496</text:p>
          </table:table-cell>
          <table:table-cell office:value-type="float" office:value="1139" calcext:value-type="float">
            <text:p>1139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5456" calcext:value-type="float">
            <text:p>16325456</text:p>
          </table:table-cell>
          <table:table-cell office:value-type="float" office:value="5999336" calcext:value-type="float">
            <text:p>5999336</text:p>
          </table:table-cell>
          <table:table-cell office:value-type="float" office:value="10326120" calcext:value-type="float">
            <text:p>10326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70" calcext:value-type="float">
            <text:p>6270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861" calcext:value-type="float">
            <text:p>16105167718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4140" calcext:value-type="float">
            <text:p>254140</text:p>
          </table:table-cell>
          <table:table-cell office:value-type="float" office:value="1136" calcext:value-type="float">
            <text:p>1136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8992" calcext:value-type="float">
            <text:p>16058992</text:p>
          </table:table-cell>
          <table:table-cell office:value-type="float" office:value="3207168" calcext:value-type="float">
            <text:p>3207168</text:p>
          </table:table-cell>
          <table:table-cell office:value-type="float" office:value="12851824" calcext:value-type="float">
            <text:p>12851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82" calcext:value-type="float">
            <text:p>6282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1965" calcext:value-type="float">
            <text:p>1610516771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1660" calcext:value-type="float">
            <text:p>251660</text:p>
          </table:table-cell>
          <table:table-cell office:value-type="float" office:value="1134" calcext:value-type="float">
            <text:p>1134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8992" calcext:value-type="float">
            <text:p>16058992</text:p>
          </table:table-cell>
          <table:table-cell office:value-type="float" office:value="976056" calcext:value-type="float">
            <text:p>976056</text:p>
          </table:table-cell>
          <table:table-cell office:value-type="float" office:value="15082936" calcext:value-type="float">
            <text:p>15082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94" calcext:value-type="float">
            <text:p>6294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070" calcext:value-type="float">
            <text:p>16105167720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3024" calcext:value-type="float">
            <text:p>253024</text:p>
          </table:table-cell>
          <table:table-cell office:value-type="float" office:value="1135" calcext:value-type="float">
            <text:p>1135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4352" calcext:value-type="float">
            <text:p>16034352</text:p>
          </table:table-cell>
          <table:table-cell office:value-type="float" office:value="1798144" calcext:value-type="float">
            <text:p>1798144</text:p>
          </table:table-cell>
          <table:table-cell office:value-type="float" office:value="14236208" calcext:value-type="float">
            <text:p>14236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05" calcext:value-type="float">
            <text:p>6305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174" calcext:value-type="float">
            <text:p>1610516772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008" calcext:value-type="float">
            <text:p>255008</text:p>
          </table:table-cell>
          <table:table-cell office:value-type="float" office:value="1137" calcext:value-type="float">
            <text:p>1137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4352" calcext:value-type="float">
            <text:p>16034352</text:p>
          </table:table-cell>
          <table:table-cell office:value-type="float" office:value="4080584" calcext:value-type="float">
            <text:p>4080584</text:p>
          </table:table-cell>
          <table:table-cell office:value-type="float" office:value="11953768" calcext:value-type="float">
            <text:p>11953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17" calcext:value-type="float">
            <text:p>6317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279" calcext:value-type="float">
            <text:p>1610516772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0712" calcext:value-type="float">
            <text:p>260712</text:p>
          </table:table-cell>
          <table:table-cell office:value-type="float" office:value="1143" calcext:value-type="float">
            <text:p>1143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056" calcext:value-type="float">
            <text:p>15715056</text:p>
          </table:table-cell>
          <table:table-cell office:value-type="float" office:value="9433088" calcext:value-type="float">
            <text:p>9433088</text:p>
          </table:table-cell>
          <table:table-cell office:value-type="float" office:value="6281968" calcext:value-type="float">
            <text:p>6281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29" calcext:value-type="float">
            <text:p>6329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383" calcext:value-type="float">
            <text:p>16105167723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5256" calcext:value-type="float">
            <text:p>255256</text:p>
          </table:table-cell>
          <table:table-cell office:value-type="float" office:value="1137" calcext:value-type="float">
            <text:p>1137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056" calcext:value-type="float">
            <text:p>15715056</text:p>
          </table:table-cell>
          <table:table-cell office:value-type="float" office:value="3723264" calcext:value-type="float">
            <text:p>3723264</text:p>
          </table:table-cell>
          <table:table-cell office:value-type="float" office:value="11991792" calcext:value-type="float">
            <text:p>11991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39" calcext:value-type="float">
            <text:p>6339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487" calcext:value-type="float">
            <text:p>1610516772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52032" calcext:value-type="float">
            <text:p>252032</text:p>
          </table:table-cell>
          <table:table-cell office:value-type="float" office:value="1134" calcext:value-type="float">
            <text:p>1134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056" calcext:value-type="float">
            <text:p>15715056</text:p>
          </table:table-cell>
          <table:table-cell office:value-type="float" office:value="438272" calcext:value-type="float">
            <text:p>438272</text:p>
          </table:table-cell>
          <table:table-cell office:value-type="float" office:value="15276784" calcext:value-type="float">
            <text:p>15276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51" calcext:value-type="float">
            <text:p>6351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591" calcext:value-type="float">
            <text:p>1610516772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692" calcext:value-type="float">
            <text:p>261692</text:p>
          </table:table-cell>
          <table:table-cell office:value-type="float" office:value="1144" calcext:value-type="float">
            <text:p>1144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056" calcext:value-type="float">
            <text:p>15715056</text:p>
          </table:table-cell>
          <table:table-cell office:value-type="float" office:value="10869456" calcext:value-type="float">
            <text:p>10869456</text:p>
          </table:table-cell>
          <table:table-cell office:value-type="float" office:value="4845600" calcext:value-type="float">
            <text:p>4845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61" calcext:value-type="float">
            <text:p>6361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695" calcext:value-type="float">
            <text:p>1610516772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261412" calcext:value-type="float">
            <text:p>261412</text:p>
          </table:table-cell>
          <table:table-cell office:value-type="float" office:value="1143" calcext:value-type="float">
            <text:p>1143</text:p>
          </table:table-cell>
          <table:table-cell office:value-type="float" office:value="909932" calcext:value-type="float">
            <text:p>9099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5056" calcext:value-type="float">
            <text:p>15715056</text:p>
          </table:table-cell>
          <table:table-cell office:value-type="float" office:value="10353360" calcext:value-type="float">
            <text:p>10353360</text:p>
          </table:table-cell>
          <table:table-cell office:value-type="float" office:value="5361696" calcext:value-type="float">
            <text:p>5361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73" calcext:value-type="float">
            <text:p>6373</text:p>
          </table:table-cell>
          <table:table-cell office:value-type="float" office:value="-818" calcext:value-type="float">
            <text:p>-818</text:p>
          </table:table-cell>
          <table:table-cell office:value-type="float" office:value="3890" calcext:value-type="float">
            <text:p>3890</text:p>
          </table:table-cell>
          <table:table-cell office:value-type="float" office:value="1610516772799" calcext:value-type="float">
            <text:p>1610516772799</text:p>
          </table:table-cell>
        </table:table-row>
      </table:table>
      <table:table table:name="filter" table:style-name="ta1"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formula="of:=AVERAGE([$devicedata.B1:.B71])" office:value-type="float" office:value="3736464" calcext:value-type="float">
            <text:p>3736464</text:p>
          </table:table-cell>
          <table:table-cell table:formula="of:=AVERAGE([$devicedata.C1:.C71])" office:value-type="float" office:value="198074.76056338" calcext:value-type="float">
            <text:p>198074.76056338</text:p>
          </table:table-cell>
          <table:table-cell table:formula="of:=AVERAGE([$devicedata.D1:.D71])" office:value-type="float" office:value="1080.43661971831" calcext:value-type="float">
            <text:p>1080.43661971831</text:p>
          </table:table-cell>
          <table:table-cell table:formula="of:=AVERAGE([$devicedata.E1:.E71])" office:value-type="float" office:value="909030.422535211" calcext:value-type="float">
            <text:p>909030.422535211</text:p>
          </table:table-cell>
          <table:table-cell table:formula="of:=AVERAGE([$devicedata.F1:.F71])" office:value-type="float" office:value="1849792" calcext:value-type="float">
            <text:p>1849792</text:p>
          </table:table-cell>
          <table:table-cell table:formula="of:=AVERAGE([$devicedata.G1:.G71])" office:value-type="float" office:value="16542456.2253521" calcext:value-type="float">
            <text:p>16542456.2253521</text:p>
          </table:table-cell>
          <table:table-cell table:formula="of:=AVERAGE([$devicedata.H1:.H71])" office:value-type="float" office:value="5499563.15492958" calcext:value-type="float">
            <text:p>5499563.15492958</text:p>
          </table:table-cell>
          <table:table-cell table:formula="of:=AVERAGE([$devicedata.I1:.I71])" office:value-type="float" office:value="11042893.0704225" calcext:value-type="float">
            <text:p>11042893.0704225</text:p>
          </table:table-cell>
          <table:table-cell table:formula="of:=AVERAGE([$devicedata.J1:.J71])" office:value-type="float" office:value="8" calcext:value-type="float">
            <text:p>8</text:p>
          </table:table-cell>
          <table:table-cell table:formula="of:=AVERAGE([$devicedata.K1:.K71])" office:value-type="float" office:value="2803200" calcext:value-type="float">
            <text:p>2803200</text:p>
          </table:table-cell>
          <table:table-cell table:formula="of:=AVERAGE([$devicedata.L1:.L71])" office:value-type="float" office:value="530.352112676056" calcext:value-type="float">
            <text:p>530.352112676056</text:p>
          </table:table-cell>
          <table:table-cell table:formula="of:=AVERAGE([$devicedata.M1:.M71])" office:value-type="float" office:value="-724.816901408451" calcext:value-type="float">
            <text:p>-724.816901408451</text:p>
          </table:table-cell>
          <table:table-cell table:formula="of:=AVERAGE([$devicedata.N1:.N71])" office:value-type="float" office:value="4061" calcext:value-type="float">
            <text:p>4061</text:p>
          </table:table-cell>
          <table:table-cell office:value-type="float" office:value="20" calcext:value-type="float">
            <text:p>20</text:p>
          </table:table-cell>
          <table:table-cell office:value-type="float" office:value="7540" calcext:value-type="float">
            <text:p>7540</text:p>
          </table:table-cell>
          <table:table-cell table:formula="of:=([.L2]*[.M2]*(-1)*[.O2])/(1000000)" office:value-type="float" office:value="22193.8500321127" calcext:value-type="float">
            <text:p>22193.8500321127</text:p>
          </table:table-cell>
        </table:table-row>
        <table:table-row table:style-name="ro1">
          <table:table-cell table:formula="of:=AVERAGE([$devicedata.B72:.B123])" office:value-type="float" office:value="3736464" calcext:value-type="float">
            <text:p>3736464</text:p>
          </table:table-cell>
          <table:table-cell table:formula="of:=AVERAGE([$devicedata.C72:.C123])" office:value-type="float" office:value="238073.461538462" calcext:value-type="float">
            <text:p>238073.461538462</text:p>
          </table:table-cell>
          <table:table-cell table:formula="of:=AVERAGE([$devicedata.D72:.D123])" office:value-type="float" office:value="1121.01923076923" calcext:value-type="float">
            <text:p>1121.01923076923</text:p>
          </table:table-cell>
          <table:table-cell table:formula="of:=AVERAGE([$devicedata.E72:.E123])" office:value-type="float" office:value="910508.769230769" calcext:value-type="float">
            <text:p>910508.769230769</text:p>
          </table:table-cell>
          <table:table-cell table:formula="of:=AVERAGE([$devicedata.F72:.F123])" office:value-type="float" office:value="1849792" calcext:value-type="float">
            <text:p>1849792</text:p>
          </table:table-cell>
          <table:table-cell table:formula="of:=AVERAGE([$devicedata.G72:.G123])" office:value-type="float" office:value="17106355.8461538" calcext:value-type="float">
            <text:p>17106355.8461538</text:p>
          </table:table-cell>
          <table:table-cell table:formula="of:=AVERAGE([$devicedata.H72:.H123])" office:value-type="float" office:value="5203985.53846154" calcext:value-type="float">
            <text:p>5203985.53846154</text:p>
          </table:table-cell>
          <table:table-cell table:formula="of:=AVERAGE([$devicedata.I72:.I123])" office:value-type="float" office:value="11902370.3076923" calcext:value-type="float">
            <text:p>11902370.3076923</text:p>
          </table:table-cell>
          <table:table-cell table:formula="of:=AVERAGE([$devicedata.J72:.J123])" office:value-type="float" office:value="8" calcext:value-type="float">
            <text:p>8</text:p>
          </table:table-cell>
          <table:table-cell table:formula="of:=AVERAGE([$devicedata.K72:.K123])" office:value-type="float" office:value="2803200" calcext:value-type="float">
            <text:p>2803200</text:p>
          </table:table-cell>
          <table:table-cell table:formula="of:=AVERAGE([$devicedata.L72:.L123])" office:value-type="float" office:value="1319.17307692308" calcext:value-type="float">
            <text:p>1319.17307692308</text:p>
          </table:table-cell>
          <table:table-cell table:formula="of:=AVERAGE([$devicedata.M72:.M123])" office:value-type="float" office:value="-670.807692307692" calcext:value-type="float">
            <text:p>-670.807692307692</text:p>
          </table:table-cell>
          <table:table-cell table:formula="of:=AVERAGE([$devicedata.N72:.N123])" office:value-type="float" office:value="4061" calcext:value-type="float">
            <text:p>4061</text:p>
          </table:table-cell>
          <table:table-cell office:value-type="float" office:value="21" calcext:value-type="float">
            <text:p>21</text:p>
          </table:table-cell>
          <table:table-cell office:value-type="float" office:value="5419" calcext:value-type="float">
            <text:p>5419</text:p>
          </table:table-cell>
          <table:table-cell table:formula="of:=([.L3]*[.M3]*(-1)*[.O3])/(1000000)" office:value-type="float" office:value="14762.1690584231" calcext:value-type="float">
            <text:p>14762.1690584231</text:p>
          </table:table-cell>
        </table:table-row>
        <table:table-row table:style-name="ro1">
          <table:table-cell table:formula="of:=AVERAGE([$devicedata.B124:.B175])" office:value-type="float" office:value="3736464" calcext:value-type="float">
            <text:p>3736464</text:p>
          </table:table-cell>
          <table:table-cell table:formula="of:=AVERAGE([$devicedata.C124:.C175])" office:value-type="float" office:value="239931.153846154" calcext:value-type="float">
            <text:p>239931.153846154</text:p>
          </table:table-cell>
          <table:table-cell table:formula="of:=AVERAGE([$devicedata.D124:.D175])" office:value-type="float" office:value="1122.75" calcext:value-type="float">
            <text:p>1122.75</text:p>
          </table:table-cell>
          <table:table-cell table:formula="of:=AVERAGE([$devicedata.E124:.E175])" office:value-type="float" office:value="910472.769230769" calcext:value-type="float">
            <text:p>910472.769230769</text:p>
          </table:table-cell>
          <table:table-cell table:formula="of:=AVERAGE([$devicedata.F124:.F175])" office:value-type="float" office:value="1849792" calcext:value-type="float">
            <text:p>1849792</text:p>
          </table:table-cell>
          <table:table-cell table:formula="of:=AVERAGE([$devicedata.G124:.G175])" office:value-type="float" office:value="17086217.2307692" calcext:value-type="float">
            <text:p>17086217.2307692</text:p>
          </table:table-cell>
          <table:table-cell table:formula="of:=AVERAGE([$devicedata.H124:.H175])" office:value-type="float" office:value="4544530.76923077" calcext:value-type="float">
            <text:p>4544530.76923077</text:p>
          </table:table-cell>
          <table:table-cell table:formula="of:=AVERAGE([$devicedata.I124:.I175])" office:value-type="float" office:value="12541686.4615385" calcext:value-type="float">
            <text:p>12541686.4615385</text:p>
          </table:table-cell>
          <table:table-cell table:formula="of:=AVERAGE([$devicedata.J124:.J175])" office:value-type="float" office:value="8" calcext:value-type="float">
            <text:p>8</text:p>
          </table:table-cell>
          <table:table-cell table:formula="of:=AVERAGE([$devicedata.K124:.K175])" office:value-type="float" office:value="2803200" calcext:value-type="float">
            <text:p>2803200</text:p>
          </table:table-cell>
          <table:table-cell table:formula="of:=AVERAGE([$devicedata.L124:.L175])" office:value-type="float" office:value="1994.46153846154" calcext:value-type="float">
            <text:p>1994.46153846154</text:p>
          </table:table-cell>
          <table:table-cell table:formula="of:=AVERAGE([$devicedata.M124:.M175])" office:value-type="float" office:value="-673.75" calcext:value-type="float">
            <text:p>-673.75</text:p>
          </table:table-cell>
          <table:table-cell table:formula="of:=AVERAGE([$devicedata.N124:.N175])" office:value-type="float" office:value="4061" calcext:value-type="float">
            <text:p>4061</text:p>
          </table:table-cell>
          <table:table-cell office:value-type="float" office:value="22" calcext:value-type="float">
            <text:p>22</text:p>
          </table:table-cell>
          <table:table-cell office:value-type="float" office:value="5412" calcext:value-type="float">
            <text:p>5412</text:p>
          </table:table-cell>
          <table:table-cell table:formula="of:=([.L4]*[.M4]*(-1)*[.O4])/(1000000)" office:value-type="float" office:value="14807.766435" calcext:value-type="float">
            <text:p>14807.766435</text:p>
          </table:table-cell>
        </table:table-row>
        <table:table-row table:style-name="ro1">
          <table:table-cell table:formula="of:=AVERAGE([$devicedata.B176:.B228])" office:value-type="float" office:value="3736464" calcext:value-type="float">
            <text:p>3736464</text:p>
          </table:table-cell>
          <table:table-cell table:formula="of:=AVERAGE([$devicedata.C176:.C228])" office:value-type="float" office:value="239728.830188679" calcext:value-type="float">
            <text:p>239728.830188679</text:p>
          </table:table-cell>
          <table:table-cell table:formula="of:=AVERAGE([$devicedata.D176:.D228])" office:value-type="float" office:value="1122.47169811321" calcext:value-type="float">
            <text:p>1122.47169811321</text:p>
          </table:table-cell>
          <table:table-cell table:formula="of:=AVERAGE([$devicedata.E176:.E228])" office:value-type="float" office:value="910364" calcext:value-type="float">
            <text:p>910364</text:p>
          </table:table-cell>
          <table:table-cell table:formula="of:=AVERAGE([$devicedata.F176:.F228])" office:value-type="float" office:value="1849792" calcext:value-type="float">
            <text:p>1849792</text:p>
          </table:table-cell>
          <table:table-cell table:formula="of:=AVERAGE([$devicedata.G176:.G228])" office:value-type="float" office:value="17223393.0566038" calcext:value-type="float">
            <text:p>17223393.0566038</text:p>
          </table:table-cell>
          <table:table-cell table:formula="of:=AVERAGE([$devicedata.H176:.H228])" office:value-type="float" office:value="4143866.41509434" calcext:value-type="float">
            <text:p>4143866.41509434</text:p>
          </table:table-cell>
          <table:table-cell table:formula="of:=AVERAGE([$devicedata.I176:.I228])" office:value-type="float" office:value="13079526.6415094" calcext:value-type="float">
            <text:p>13079526.6415094</text:p>
          </table:table-cell>
          <table:table-cell table:formula="of:=AVERAGE([$devicedata.J176:.J228])" office:value-type="float" office:value="8" calcext:value-type="float">
            <text:p>8</text:p>
          </table:table-cell>
          <table:table-cell table:formula="of:=AVERAGE([$devicedata.K176:.K228])" office:value-type="float" office:value="2783637.73584906" calcext:value-type="float">
            <text:p>2783637.73584906</text:p>
          </table:table-cell>
          <table:table-cell table:formula="of:=AVERAGE([$devicedata.L176:.L228])" office:value-type="float" office:value="2676.67924528302" calcext:value-type="float">
            <text:p>2676.67924528302</text:p>
          </table:table-cell>
          <table:table-cell table:formula="of:=AVERAGE([$devicedata.M176:.M228])" office:value-type="float" office:value="-782.11320754717" calcext:value-type="float">
            <text:p>-782.11320754717</text:p>
          </table:table-cell>
          <table:table-cell table:formula="of:=AVERAGE([$devicedata.N176:.N228])" office:value-type="float" office:value="4061" calcext:value-type="float">
            <text:p>4061</text:p>
          </table:table-cell>
          <table:table-cell office:value-type="float" office:value="23" calcext:value-type="float">
            <text:p>23</text:p>
          </table:table-cell>
          <table:table-cell office:value-type="float" office:value="5480" calcext:value-type="float">
            <text:p>5480</text:p>
          </table:table-cell>
          <table:table-cell table:formula="of:=([.L5]*[.M5]*(-1)*[.O5])/(1000000)" office:value-type="float" office:value="17405.3663124528" calcext:value-type="float">
            <text:p>17405.3663124528</text:p>
          </table:table-cell>
        </table:table-row>
        <table:table-row table:style-name="ro1">
          <table:table-cell table:formula="of:=AVERAGE([$devicedata.B229:.B280])" office:value-type="float" office:value="3736464" calcext:value-type="float">
            <text:p>3736464</text:p>
          </table:table-cell>
          <table:table-cell table:formula="of:=AVERAGE([$devicedata.C229:.C280])" office:value-type="float" office:value="240146.076923077" calcext:value-type="float">
            <text:p>240146.076923077</text:p>
          </table:table-cell>
          <table:table-cell table:formula="of:=AVERAGE([$devicedata.D229:.D280])" office:value-type="float" office:value="1122.86538461538" calcext:value-type="float">
            <text:p>1122.86538461538</text:p>
          </table:table-cell>
          <table:table-cell table:formula="of:=AVERAGE([$devicedata.E229:.E280])" office:value-type="float" office:value="910380.538461538" calcext:value-type="float">
            <text:p>910380.538461538</text:p>
          </table:table-cell>
          <table:table-cell table:formula="of:=AVERAGE([$devicedata.F229:.F280])" office:value-type="float" office:value="1849792" calcext:value-type="float">
            <text:p>1849792</text:p>
          </table:table-cell>
          <table:table-cell table:formula="of:=AVERAGE([$devicedata.G229:.G280])" office:value-type="float" office:value="17025538.3076923" calcext:value-type="float">
            <text:p>17025538.3076923</text:p>
          </table:table-cell>
          <table:table-cell table:formula="of:=AVERAGE([$devicedata.H229:.H280])" office:value-type="float" office:value="5186315.53846154" calcext:value-type="float">
            <text:p>5186315.53846154</text:p>
          </table:table-cell>
          <table:table-cell table:formula="of:=AVERAGE([$devicedata.I229:.I280])" office:value-type="float" office:value="11839222.7692308" calcext:value-type="float">
            <text:p>11839222.7692308</text:p>
          </table:table-cell>
          <table:table-cell table:formula="of:=AVERAGE([$devicedata.J229:.J280])" office:value-type="float" office:value="8" calcext:value-type="float">
            <text:p>8</text:p>
          </table:table-cell>
          <table:table-cell table:formula="of:=AVERAGE([$devicedata.K229:.K280])" office:value-type="float" office:value="2787692.30769231" calcext:value-type="float">
            <text:p>2787692.30769231</text:p>
          </table:table-cell>
          <table:table-cell table:formula="of:=AVERAGE([$devicedata.L229:.L280])" office:value-type="float" office:value="3353.48076923077" calcext:value-type="float">
            <text:p>3353.48076923077</text:p>
          </table:table-cell>
          <table:table-cell table:formula="of:=AVERAGE([$devicedata.M229:.M280])" office:value-type="float" office:value="-745.615384615385" calcext:value-type="float">
            <text:p>-745.615384615385</text:p>
          </table:table-cell>
          <table:table-cell table:formula="of:=AVERAGE([$devicedata.N229:.N280])" office:value-type="float" office:value="4061" calcext:value-type="float">
            <text:p>4061</text:p>
          </table:table-cell>
          <table:table-cell office:value-type="float" office:value="24" calcext:value-type="float">
            <text:p>24</text:p>
          </table:table-cell>
          <table:table-cell office:value-type="float" office:value="5394" calcext:value-type="float">
            <text:p>5394</text:p>
          </table:table-cell>
          <table:table-cell table:formula="of:=([.L6]*[.M6]*(-1)*[.O6])/(1000000)" office:value-type="float" office:value="16332.7303509231" calcext:value-type="float">
            <text:p>16332.7303509231</text:p>
          </table:table-cell>
        </table:table-row>
        <table:table-row table:style-name="ro1">
          <table:table-cell table:formula="of:=AVERAGE([$devicedata.B281:.B332])" office:value-type="float" office:value="3736464" calcext:value-type="float">
            <text:p>3736464</text:p>
          </table:table-cell>
          <table:table-cell table:formula="of:=AVERAGE([$devicedata.C281:.C332])" office:value-type="float" office:value="255849.230769231" calcext:value-type="float">
            <text:p>255849.230769231</text:p>
          </table:table-cell>
          <table:table-cell table:formula="of:=AVERAGE([$devicedata.D281:.D332])" office:value-type="float" office:value="1138.07692307692" calcext:value-type="float">
            <text:p>1138.07692307692</text:p>
          </table:table-cell>
          <table:table-cell table:formula="of:=AVERAGE([$devicedata.E281:.E332])" office:value-type="float" office:value="910265.230769231" calcext:value-type="float">
            <text:p>910265.230769231</text:p>
          </table:table-cell>
          <table:table-cell table:formula="of:=AVERAGE([$devicedata.F281:.F332])" office:value-type="float" office:value="1849792" calcext:value-type="float">
            <text:p>1849792</text:p>
          </table:table-cell>
          <table:table-cell table:formula="of:=AVERAGE([$devicedata.G281:.G332])" office:value-type="float" office:value="17083559.2307692" calcext:value-type="float">
            <text:p>17083559.2307692</text:p>
          </table:table-cell>
          <table:table-cell table:formula="of:=AVERAGE([$devicedata.H281:.H332])" office:value-type="float" office:value="4708573.23076923" calcext:value-type="float">
            <text:p>4708573.23076923</text:p>
          </table:table-cell>
          <table:table-cell table:formula="of:=AVERAGE([$devicedata.I281:.I332])" office:value-type="float" office:value="12374986" calcext:value-type="float">
            <text:p>12374986</text:p>
          </table:table-cell>
          <table:table-cell table:formula="of:=AVERAGE([$devicedata.J281:.J332])" office:value-type="float" office:value="8" calcext:value-type="float">
            <text:p>8</text:p>
          </table:table-cell>
          <table:table-cell table:formula="of:=AVERAGE([$devicedata.K281:.K332])" office:value-type="float" office:value="2803200" calcext:value-type="float">
            <text:p>2803200</text:p>
          </table:table-cell>
          <table:table-cell table:formula="of:=AVERAGE([$devicedata.L281:.L332])" office:value-type="float" office:value="4021.71153846154" calcext:value-type="float">
            <text:p>4021.71153846154</text:p>
          </table:table-cell>
          <table:table-cell table:formula="of:=AVERAGE([$devicedata.M281:.M332])" office:value-type="float" office:value="-719.5" calcext:value-type="float">
            <text:p>-719.5</text:p>
          </table:table-cell>
          <table:table-cell table:formula="of:=AVERAGE([$devicedata.N281:.N332])" office:value-type="float" office:value="3890" calcext:value-type="float">
            <text:p>3890</text:p>
          </table:table-cell>
          <table:table-cell office:value-type="float" office:value="25" calcext:value-type="float">
            <text:p>25</text:p>
          </table:table-cell>
          <table:table-cell office:value-type="float" office:value="5398" calcext:value-type="float">
            <text:p>5398</text:p>
          </table:table-cell>
          <table:table-cell table:formula="of:=([.L7]*[.M7]*(-1)*[.O7])/(1000000)" office:value-type="float" office:value="15108.21929" calcext:value-type="float">
            <text:p>15108.21929</text:p>
          </table:table-cell>
        </table:table-row>
        <table:table-row table:style-name="ro1">
          <table:table-cell table:formula="of:=AVERAGE([$devicedata.B333:.B384])" office:value-type="float" office:value="3736464" calcext:value-type="float">
            <text:p>3736464</text:p>
          </table:table-cell>
          <table:table-cell table:formula="of:=AVERAGE([$devicedata.C333:.C384])" office:value-type="float" office:value="256258.461538462" calcext:value-type="float">
            <text:p>256258.461538462</text:p>
          </table:table-cell>
          <table:table-cell table:formula="of:=AVERAGE([$devicedata.D333:.D384])" office:value-type="float" office:value="1138.19230769231" calcext:value-type="float">
            <text:p>1138.19230769231</text:p>
          </table:table-cell>
          <table:table-cell table:formula="of:=AVERAGE([$devicedata.E333:.E384])" office:value-type="float" office:value="909919.230769231" calcext:value-type="float">
            <text:p>909919.230769231</text:p>
          </table:table-cell>
          <table:table-cell table:formula="of:=AVERAGE([$devicedata.F333:.F384])" office:value-type="float" office:value="1849792" calcext:value-type="float">
            <text:p>1849792</text:p>
          </table:table-cell>
          <table:table-cell table:formula="of:=AVERAGE([$devicedata.G333:.G384])" office:value-type="float" office:value="16983048.9230769" calcext:value-type="float">
            <text:p>16983048.9230769</text:p>
          </table:table-cell>
          <table:table-cell table:formula="of:=AVERAGE([$devicedata.H333:.H384])" office:value-type="float" office:value="4557044.30769231" calcext:value-type="float">
            <text:p>4557044.30769231</text:p>
          </table:table-cell>
          <table:table-cell table:formula="of:=AVERAGE([$devicedata.I333:.I384])" office:value-type="float" office:value="12426004.6153846" calcext:value-type="float">
            <text:p>12426004.6153846</text:p>
          </table:table-cell>
          <table:table-cell table:formula="of:=AVERAGE([$devicedata.J333:.J384])" office:value-type="float" office:value="8" calcext:value-type="float">
            <text:p>8</text:p>
          </table:table-cell>
          <table:table-cell table:formula="of:=AVERAGE([$devicedata.K333:.K384])" office:value-type="float" office:value="2803200" calcext:value-type="float">
            <text:p>2803200</text:p>
          </table:table-cell>
          <table:table-cell table:formula="of:=AVERAGE([$devicedata.L333:.L384])" office:value-type="float" office:value="4692.67307692308" calcext:value-type="float">
            <text:p>4692.67307692308</text:p>
          </table:table-cell>
          <table:table-cell table:formula="of:=AVERAGE([$devicedata.M333:.M384])" office:value-type="float" office:value="-686.269230769231" calcext:value-type="float">
            <text:p>-686.269230769231</text:p>
          </table:table-cell>
          <table:table-cell table:formula="of:=AVERAGE([$devicedata.N333:.N384])" office:value-type="float" office:value="3890" calcext:value-type="float">
            <text:p>3890</text:p>
          </table:table-cell>
          <table:table-cell office:value-type="float" office:value="26" calcext:value-type="float">
            <text:p>26</text:p>
          </table:table-cell>
          <table:table-cell office:value-type="float" office:value="5421" calcext:value-type="float">
            <text:p>5421</text:p>
          </table:table-cell>
          <table:table-cell table:formula="of:=([.L8]*[.M8]*(-1)*[.O8])/(1000000)" office:value-type="float" office:value="14471.832795" calcext:value-type="float">
            <text:p>14471.832795</text:p>
          </table:table-cell>
        </table:table-row>
        <table:table-row table:style-name="ro1">
          <table:table-cell table:formula="of:=AVERAGE([$devicedata.B385:.B436])" office:value-type="float" office:value="3736464" calcext:value-type="float">
            <text:p>3736464</text:p>
          </table:table-cell>
          <table:table-cell table:formula="of:=AVERAGE([$devicedata.C385:.C436])" office:value-type="float" office:value="256057.923076923" calcext:value-type="float">
            <text:p>256057.923076923</text:p>
          </table:table-cell>
          <table:table-cell table:formula="of:=AVERAGE([$devicedata.D385:.D436])" office:value-type="float" office:value="1138.13461538462" calcext:value-type="float">
            <text:p>1138.13461538462</text:p>
          </table:table-cell>
          <table:table-cell table:formula="of:=AVERAGE([$devicedata.E385:.E436])" office:value-type="float" office:value="909921" calcext:value-type="float">
            <text:p>909921</text:p>
          </table:table-cell>
          <table:table-cell table:formula="of:=AVERAGE([$devicedata.F385:.F436])" office:value-type="float" office:value="1849792" calcext:value-type="float">
            <text:p>1849792</text:p>
          </table:table-cell>
          <table:table-cell table:formula="of:=AVERAGE([$devicedata.G385:.G436])" office:value-type="float" office:value="17022549.0769231" calcext:value-type="float">
            <text:p>17022549.0769231</text:p>
          </table:table-cell>
          <table:table-cell table:formula="of:=AVERAGE([$devicedata.H385:.H436])" office:value-type="float" office:value="5311529.69230769" calcext:value-type="float">
            <text:p>5311529.69230769</text:p>
          </table:table-cell>
          <table:table-cell table:formula="of:=AVERAGE([$devicedata.I385:.I436])" office:value-type="float" office:value="11711019.3846154" calcext:value-type="float">
            <text:p>11711019.3846154</text:p>
          </table:table-cell>
          <table:table-cell table:formula="of:=AVERAGE([$devicedata.J385:.J436])" office:value-type="float" office:value="8" calcext:value-type="float">
            <text:p>8</text:p>
          </table:table-cell>
          <table:table-cell table:formula="of:=AVERAGE([$devicedata.K385:.K436])" office:value-type="float" office:value="2792492.30769231" calcext:value-type="float">
            <text:p>2792492.30769231</text:p>
          </table:table-cell>
          <table:table-cell table:formula="of:=AVERAGE([$devicedata.L385:.L436])" office:value-type="float" office:value="5363.96153846154" calcext:value-type="float">
            <text:p>5363.96153846154</text:p>
          </table:table-cell>
          <table:table-cell table:formula="of:=AVERAGE([$devicedata.M385:.M436])" office:value-type="float" office:value="-672.788461538462" calcext:value-type="float">
            <text:p>-672.788461538462</text:p>
          </table:table-cell>
          <table:table-cell table:formula="of:=AVERAGE([$devicedata.N385:.N436])" office:value-type="float" office:value="3890" calcext:value-type="float">
            <text:p>3890</text:p>
          </table:table-cell>
          <table:table-cell office:value-type="float" office:value="27" calcext:value-type="float">
            <text:p>27</text:p>
          </table:table-cell>
          <table:table-cell office:value-type="float" office:value="5412" calcext:value-type="float">
            <text:p>5412</text:p>
          </table:table-cell>
          <table:table-cell table:formula="of:=([.L9]*[.M9]*(-1)*[.O9])/(1000000)" office:value-type="float" office:value="14164.0001884615" calcext:value-type="float">
            <text:p>14164.0001884615</text:p>
          </table:table-cell>
        </table:table-row>
        <table:table-row table:style-name="ro1">
          <table:table-cell table:formula="of:=AVERAGE([$devicedata.B437:.B489])" office:value-type="float" office:value="3736464" calcext:value-type="float">
            <text:p>3736464</text:p>
          </table:table-cell>
          <table:table-cell table:formula="of:=AVERAGE([$devicedata.C437:.C489])" office:value-type="float" office:value="255015.622641509" calcext:value-type="float">
            <text:p>255015.622641509</text:p>
          </table:table-cell>
          <table:table-cell table:formula="of:=AVERAGE([$devicedata.D437:.D489])" office:value-type="float" office:value="1137.03773584906" calcext:value-type="float">
            <text:p>1137.03773584906</text:p>
          </table:table-cell>
          <table:table-cell table:formula="of:=AVERAGE([$devicedata.E437:.E489])" office:value-type="float" office:value="909930.41509434" calcext:value-type="float">
            <text:p>909930.41509434</text:p>
          </table:table-cell>
          <table:table-cell table:formula="of:=AVERAGE([$devicedata.F437:.F489])" office:value-type="float" office:value="1849792" calcext:value-type="float">
            <text:p>1849792</text:p>
          </table:table-cell>
          <table:table-cell table:formula="of:=AVERAGE([$devicedata.G437:.G489])" office:value-type="float" office:value="17548111.8490566" calcext:value-type="float">
            <text:p>17548111.8490566</text:p>
          </table:table-cell>
          <table:table-cell table:formula="of:=AVERAGE([$devicedata.H437:.H489])" office:value-type="float" office:value="4858557.43396226" calcext:value-type="float">
            <text:p>4858557.43396226</text:p>
          </table:table-cell>
          <table:table-cell table:formula="of:=AVERAGE([$devicedata.I437:.I489])" office:value-type="float" office:value="12689554.4150943" calcext:value-type="float">
            <text:p>12689554.4150943</text:p>
          </table:table-cell>
          <table:table-cell table:formula="of:=AVERAGE([$devicedata.J437:.J489])" office:value-type="float" office:value="8" calcext:value-type="float">
            <text:p>8</text:p>
          </table:table-cell>
          <table:table-cell table:formula="of:=AVERAGE([$devicedata.K437:.K489])" office:value-type="float" office:value="2797041.50943396" calcext:value-type="float">
            <text:p>2797041.50943396</text:p>
          </table:table-cell>
          <table:table-cell table:formula="of:=AVERAGE([$devicedata.L437:.L489])" office:value-type="float" office:value="6046.41509433962" calcext:value-type="float">
            <text:p>6046.41509433962</text:p>
          </table:table-cell>
          <table:table-cell table:formula="of:=AVERAGE([$devicedata.M437:.M489])" office:value-type="float" office:value="-696.245283018868" calcext:value-type="float">
            <text:p>-696.245283018868</text:p>
          </table:table-cell>
          <table:table-cell table:formula="of:=AVERAGE([$devicedata.N437:.N489])" office:value-type="float" office:value="3890" calcext:value-type="float">
            <text:p>3890</text:p>
          </table:table-cell>
          <table:table-cell office:value-type="float" office:value="28" calcext:value-type="float">
            <text:p>28</text:p>
          </table:table-cell>
          <table:table-cell office:value-type="float" office:value="5476" calcext:value-type="float">
            <text:p>5476</text:p>
          </table:table-cell>
          <table:table-cell table:formula="of:=([.L10]*[.M10]*(-1)*[.O10])/(1000000)" office:value-type="float" office:value="14831.166370566" calcext:value-type="float">
            <text:p>14831.166370566</text:p>
          </table:table-cell>
        </table:table-row>
        <table:table-row table:style-name="ro1">
          <table:table-cell table:number-columns-repeated="14"/>
          <table:table-cell office:value-type="float" office:value="5458" calcext:value-type="float">
            <text:p>54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2:59:28.139980885</dc:date>
    <meta:editing-duration>PT6M6S</meta:editing-duration>
    <meta:editing-cycles>1</meta:editing-cycles>
    <meta:document-statistic meta:table-count="2" meta:cell-count="7496" meta:object-count="0"/>
    <meta:generator>LibreOffice/6.0.7.3$Linux_X86_64 LibreOffice_project/00m0$Build-3</meta:generator>
  </office:meta>
</office:document-meta>
</file>